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sans-bold" svg:font-family="sourcesans-bold"/>
    <style:font-face style:name="sourcesans-regular" svg:font-family="sourcesans-regular"/>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left" fo:background-color="#fefefe">
        <style:background-image/>
      </style:table-properties>
    </style:style>
    <style:style style:name="Tableau1.A" style:family="table-column">
      <style:table-column-properties style:column-width="3.085cm"/>
    </style:style>
    <style:style style:name="Tableau1.B" style:family="table-column">
      <style:table-column-properties style:column-width="13.915cm"/>
    </style:style>
    <style:style style:name="Tableau1.A1" style:family="table-cell">
      <style:table-cell-properties style:vertical-align="middle" fo:padding="0cm" fo:border="none"/>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rsid="00250ee6" officeooo:paragraph-rsid="0029704b"/>
    </style:style>
    <style:style style:name="P2" style:family="paragraph" style:parent-style-name="Standard">
      <style:text-properties fo:language="fr" fo:country="FR" officeooo:rsid="001874fc" officeooo:paragraph-rsid="0016f9af"/>
    </style:style>
    <style:style style:name="P3" style:family="paragraph" style:parent-style-name="Standard">
      <style:text-properties fo:language="fr" fo:country="FR" officeooo:rsid="001874fc" officeooo:paragraph-rsid="002abfe1"/>
    </style:style>
    <style:style style:name="P4" style:family="paragraph" style:parent-style-name="Standard">
      <style:text-properties fo:language="fr" fo:country="FR" officeooo:rsid="001874fc" officeooo:paragraph-rsid="002f58e7"/>
    </style:style>
    <style:style style:name="P5" style:family="paragraph" style:parent-style-name="Standard">
      <style:text-properties fo:language="fr" fo:country="FR" fo:font-weight="bold" officeooo:rsid="0017ab77" officeooo:paragraph-rsid="0017ab77" style:font-weight-asian="bold" style:font-weight-complex="bold"/>
    </style:style>
    <style:style style:name="P6" style:family="paragraph" style:parent-style-name="Standard">
      <style:text-properties fo:language="fr" fo:country="FR" fo:font-weight="bold" officeooo:rsid="0021cc22" officeooo:paragraph-rsid="0037246b" style:font-weight-asian="bold" style:font-weight-complex="bold"/>
    </style:style>
    <style:style style:name="P7" style:family="paragraph" style:parent-style-name="Standard">
      <style:text-properties fo:language="fr" fo:country="FR" fo:font-weight="bold" officeooo:rsid="0026be7c" officeooo:paragraph-rsid="0037246b" style:font-weight-asian="bold" style:font-weight-complex="bold"/>
    </style:style>
    <style:style style:name="P8" style:family="paragraph" style:parent-style-name="Standard">
      <style:text-properties fo:language="fr" fo:country="FR" fo:font-weight="bold" officeooo:rsid="0026be7c" officeooo:paragraph-rsid="004fd2a9" style:font-weight-asian="bold" style:font-weight-complex="bold"/>
    </style:style>
    <style:style style:name="P9" style:family="paragraph" style:parent-style-name="Standard">
      <style:text-properties fo:language="fr" fo:country="FR" fo:font-weight="bold" officeooo:rsid="0026be7c" officeooo:paragraph-rsid="0154c30a" style:font-weight-asian="bold" style:font-weight-complex="bold"/>
    </style:style>
    <style:style style:name="P10" style:family="paragraph" style:parent-style-name="Standard">
      <style:text-properties fo:language="fr" fo:country="FR" fo:font-weight="bold" officeooo:rsid="0026be7c" officeooo:paragraph-rsid="01556c67" style:font-weight-asian="bold" style:font-weight-complex="bold"/>
    </style:style>
    <style:style style:name="P11" style:family="paragraph" style:parent-style-name="Standard">
      <style:text-properties fo:language="fr" fo:country="FR" fo:font-weight="bold" officeooo:rsid="001874fc" officeooo:paragraph-rsid="002abfe1" style:font-weight-asian="bold" style:font-weight-complex="bold"/>
    </style:style>
    <style:style style:name="P12" style:family="paragraph" style:parent-style-name="Standard">
      <style:text-properties fo:language="fr" fo:country="FR" fo:font-weight="bold" officeooo:rsid="001874fc" officeooo:paragraph-rsid="0016f9af" style:font-weight-asian="bold" style:font-weight-complex="bold"/>
    </style:style>
    <style:style style:name="P13" style:family="paragraph" style:parent-style-name="Standard">
      <style:text-properties fo:language="fr" fo:country="FR" fo:font-weight="bold" officeooo:rsid="0028c5ed" officeooo:paragraph-rsid="00472c7e" style:font-weight-asian="bold" style:font-weight-complex="bold"/>
    </style:style>
    <style:style style:name="P14" style:family="paragraph" style:parent-style-name="Standard">
      <style:text-properties fo:language="fr" fo:country="FR" fo:font-weight="bold" officeooo:rsid="0033ef29" officeooo:paragraph-rsid="004a514f" style:font-weight-asian="bold" style:font-weight-complex="bold"/>
    </style:style>
    <style:style style:name="P15" style:family="paragraph" style:parent-style-name="Standard">
      <style:paragraph-properties fo:text-align="justify" style:justify-single-word="false"/>
      <style:text-properties fo:language="fr" fo:country="FR" fo:font-weight="bold" officeooo:rsid="00d3f764" officeooo:paragraph-rsid="00d3f764" style:font-weight-asian="bold" style:font-weight-complex="bold"/>
    </style:style>
    <style:style style:name="P16" style:family="paragraph" style:parent-style-name="Standard">
      <style:text-properties fo:language="fr" fo:country="FR" fo:font-weight="bold" officeooo:rsid="00d3f764" officeooo:paragraph-rsid="00d3f764" style:font-weight-asian="bold" style:font-weight-complex="bold"/>
    </style:style>
    <style:style style:name="P17" style:family="paragraph" style:parent-style-name="Standard">
      <style:text-properties fo:language="fr" fo:country="FR" fo:font-weight="bold" officeooo:rsid="00385a12" officeooo:paragraph-rsid="00385a12" style:font-weight-asian="bold" style:font-weight-complex="bold"/>
    </style:style>
    <style:style style:name="P18" style:family="paragraph" style:parent-style-name="Standard">
      <style:text-properties fo:language="fr" fo:country="FR" fo:font-weight="bold" officeooo:rsid="009bbf8a" officeooo:paragraph-rsid="009bbf8a" style:font-weight-asian="bold" style:font-weight-complex="bold"/>
    </style:style>
    <style:style style:name="P19" style:family="paragraph" style:parent-style-name="Standard">
      <style:text-properties fo:language="fr" fo:country="FR" fo:font-weight="bold" officeooo:rsid="0099818d" officeooo:paragraph-rsid="0099818d" style:font-weight-asian="bold" style:font-weight-complex="bold"/>
    </style:style>
    <style:style style:name="P20" style:family="paragraph" style:parent-style-name="Standard">
      <style:paragraph-properties fo:text-align="justify" style:justify-single-word="false"/>
      <style:text-properties fo:language="fr" fo:country="FR" fo:font-weight="bold" officeooo:rsid="00d57850" officeooo:paragraph-rsid="00d57850" style:font-weight-asian="bold" style:font-weight-complex="bold"/>
    </style:style>
    <style:style style:name="P21" style:family="paragraph" style:parent-style-name="Standard">
      <style:paragraph-properties fo:text-align="justify" style:justify-single-word="false"/>
      <style:text-properties fo:language="fr" fo:country="FR" fo:font-weight="bold" officeooo:rsid="00d57850" officeooo:paragraph-rsid="01420b7b" style:font-weight-asian="bold" style:font-weight-complex="bold"/>
    </style:style>
    <style:style style:name="P22" style:family="paragraph" style:parent-style-name="Standard">
      <style:text-properties fo:language="fr" fo:country="FR" fo:font-weight="bold" officeooo:rsid="00d57850" officeooo:paragraph-rsid="00385a12" style:font-weight-asian="bold" style:font-weight-complex="bold"/>
    </style:style>
    <style:style style:name="P23" style:family="paragraph" style:parent-style-name="Standard">
      <style:text-properties fo:language="fr" fo:country="FR" fo:font-weight="bold" officeooo:rsid="004fd2a9" officeooo:paragraph-rsid="004fd2a9" style:font-weight-asian="bold" style:font-weight-complex="bold"/>
    </style:style>
    <style:style style:name="P24" style:family="paragraph" style:parent-style-name="Standard">
      <style:text-properties fo:language="fr" fo:country="FR" fo:font-weight="bold" officeooo:rsid="01146505" officeooo:paragraph-rsid="01146505" style:font-weight-asian="bold" style:font-weight-complex="bold"/>
    </style:style>
    <style:style style:name="P25" style:family="paragraph" style:parent-style-name="Standard">
      <style:paragraph-properties fo:text-align="justify" style:justify-single-word="false"/>
      <style:text-properties fo:language="fr" fo:country="FR" fo:font-weight="bold" officeooo:rsid="01159700" officeooo:paragraph-rsid="0119942f" style:font-weight-asian="bold" style:font-weight-complex="bold"/>
    </style:style>
    <style:style style:name="P26" style:family="paragraph" style:parent-style-name="Standard">
      <style:text-properties fo:language="fr" fo:country="FR" fo:font-weight="bold" officeooo:rsid="00507107" officeooo:paragraph-rsid="0154c30a" style:font-weight-asian="bold" style:font-weight-complex="bold"/>
    </style:style>
    <style:style style:name="P27" style:family="paragraph" style:parent-style-name="Standard">
      <style:paragraph-properties fo:text-align="justify" style:justify-single-word="false"/>
      <style:text-properties fo:language="fr" fo:country="FR" fo:font-weight="bold" officeooo:rsid="0193d857" officeooo:paragraph-rsid="0193d857" style:font-weight-asian="bold" style:font-weight-complex="bold"/>
    </style:style>
    <style:style style:name="P28" style:family="paragraph" style:parent-style-name="Standard">
      <style:text-properties fo:language="fr" fo:country="FR" fo:font-weight="bold" officeooo:rsid="019480b7" officeooo:paragraph-rsid="019480b7" style:font-weight-asian="bold" style:font-weight-complex="bold"/>
    </style:style>
    <style:style style:name="P29" style:family="paragraph" style:parent-style-name="Standard">
      <style:paragraph-properties fo:text-align="justify" style:justify-single-word="false"/>
      <style:text-properties fo:language="fr" fo:country="FR" fo:font-weight="bold" officeooo:rsid="019480b7" officeooo:paragraph-rsid="019480b7" style:font-weight-asian="bold" style:font-weight-complex="bold"/>
    </style:style>
    <style:style style:name="P30" style:family="paragraph" style:parent-style-name="Standard">
      <style:text-properties fo:language="fr" fo:country="FR" fo:font-weight="bold" officeooo:rsid="019e3861" officeooo:paragraph-rsid="019e3861" style:font-weight-asian="bold" style:font-weight-complex="bold"/>
    </style:style>
    <style:style style:name="P31" style:family="paragraph" style:parent-style-name="Standard">
      <style:text-properties fo:language="fr" fo:country="FR" fo:font-weight="bold" officeooo:rsid="019fd15e" officeooo:paragraph-rsid="019e3861" style:font-weight-asian="bold" style:font-weight-complex="bold"/>
    </style:style>
    <style:style style:name="P32" style:family="paragraph" style:parent-style-name="Standard">
      <style:paragraph-properties fo:text-align="justify" style:justify-single-word="false"/>
      <style:text-properties fo:language="fr" fo:country="FR" fo:font-weight="bold" officeooo:rsid="00d57850" officeooo:paragraph-rsid="01420b7b" fo:background-color="#ffff00" style:font-weight-asian="bold" style:font-weight-complex="bold"/>
    </style:style>
    <style:style style:name="P33" style:family="paragraph" style:parent-style-name="Standard">
      <style:paragraph-properties fo:text-align="justify" style:justify-single-word="false"/>
      <style:text-properties fo:language="fr" fo:country="FR" fo:font-weight="bold" officeooo:rsid="01bd2551" officeooo:paragraph-rsid="01bd2551" fo:background-color="#ffff00" style:font-weight-asian="bold" style:font-weight-complex="bold"/>
    </style:style>
    <style:style style:name="P34" style:family="paragraph" style:parent-style-name="Standard">
      <style:text-properties fo:language="fr" fo:country="FR" fo:font-weight="bold" officeooo:rsid="0124fcb1" officeooo:paragraph-rsid="004fd2a9" fo:background-color="transparent" style:font-weight-asian="bold" style:font-weight-complex="bold"/>
    </style:style>
    <style:style style:name="P35" style:family="paragraph" style:parent-style-name="Standard">
      <style:text-properties fo:language="fr" fo:country="FR" officeooo:rsid="001c2d9b" officeooo:paragraph-rsid="001d1994"/>
    </style:style>
    <style:style style:name="P36" style:family="paragraph" style:parent-style-name="Standard">
      <style:text-properties fo:language="fr" fo:country="FR" officeooo:rsid="001c2d9b" officeooo:paragraph-rsid="00261b7f"/>
    </style:style>
    <style:style style:name="P37" style:family="paragraph" style:parent-style-name="Standard">
      <style:text-properties fo:language="fr" fo:country="FR" officeooo:rsid="0024d30c" officeooo:paragraph-rsid="002abfe1"/>
    </style:style>
    <style:style style:name="P38" style:family="paragraph" style:parent-style-name="Standard">
      <style:text-properties fo:language="fr" fo:country="FR" officeooo:rsid="0024d30c" officeooo:paragraph-rsid="002b32eb"/>
    </style:style>
    <style:style style:name="P39" style:family="paragraph" style:parent-style-name="Standard">
      <style:text-properties fo:language="fr" fo:country="FR" officeooo:rsid="0024d30c" officeooo:paragraph-rsid="01b4d591"/>
    </style:style>
    <style:style style:name="P40" style:family="paragraph" style:parent-style-name="Standard">
      <style:paragraph-properties fo:text-align="justify" style:justify-single-word="false"/>
      <style:text-properties fo:language="fr" fo:country="FR" officeooo:rsid="0024d30c" officeooo:paragraph-rsid="01b4d591"/>
    </style:style>
    <style:style style:name="P41" style:family="paragraph" style:parent-style-name="Standard">
      <style:text-properties fo:language="fr" fo:country="FR" officeooo:rsid="002b9f43" officeooo:paragraph-rsid="002b9f43"/>
    </style:style>
    <style:style style:name="P42" style:family="paragraph" style:parent-style-name="Standard">
      <style:text-properties fo:language="fr" fo:country="FR" officeooo:rsid="002f0b82" officeooo:paragraph-rsid="002abfe1"/>
    </style:style>
    <style:style style:name="P43" style:family="paragraph" style:parent-style-name="Standard">
      <style:text-properties fo:language="fr" fo:country="FR" officeooo:rsid="002f0b82" officeooo:paragraph-rsid="002f0b82"/>
    </style:style>
    <style:style style:name="P44" style:family="paragraph" style:parent-style-name="Standard">
      <style:text-properties fo:language="fr" fo:country="FR" officeooo:rsid="0019fb96" officeooo:paragraph-rsid="002f58e7"/>
    </style:style>
    <style:style style:name="P45" style:family="paragraph" style:parent-style-name="Standard">
      <style:text-properties fo:language="fr" fo:country="FR" officeooo:rsid="0019fb96" officeooo:paragraph-rsid="01556c67"/>
    </style:style>
    <style:style style:name="P46" style:family="paragraph" style:parent-style-name="Standard">
      <style:paragraph-properties fo:text-align="justify" style:justify-single-word="false"/>
      <style:text-properties fo:language="fr" fo:country="FR" officeooo:rsid="0019fb96" officeooo:paragraph-rsid="016e6771"/>
    </style:style>
    <style:style style:name="P47" style:family="paragraph" style:parent-style-name="Standard">
      <style:text-properties fo:language="fr" fo:country="FR" officeooo:rsid="0026be7c" officeooo:paragraph-rsid="003a49fd"/>
    </style:style>
    <style:style style:name="P48" style:family="paragraph" style:parent-style-name="Standard">
      <style:text-properties fo:language="fr" fo:country="FR" officeooo:rsid="0026be7c" officeooo:paragraph-rsid="00472c7e"/>
    </style:style>
    <style:style style:name="P49" style:family="paragraph" style:parent-style-name="Standard">
      <style:text-properties fo:language="fr" fo:country="FR" officeooo:rsid="0026be7c" officeooo:paragraph-rsid="0037246b"/>
    </style:style>
    <style:style style:name="P50" style:family="paragraph" style:parent-style-name="Standard">
      <style:text-properties fo:language="fr" fo:country="FR" officeooo:rsid="0026be7c" officeooo:paragraph-rsid="0154c30a"/>
    </style:style>
    <style:style style:name="P51" style:family="paragraph" style:parent-style-name="Standard">
      <style:paragraph-properties fo:text-align="justify" style:justify-single-word="false"/>
      <style:text-properties fo:language="fr" fo:country="FR" officeooo:rsid="0026be7c" officeooo:paragraph-rsid="0154c30a"/>
    </style:style>
    <style:style style:name="P52" style:family="paragraph" style:parent-style-name="Standard">
      <style:paragraph-properties fo:text-align="justify" style:justify-single-word="false"/>
      <style:text-properties fo:language="fr" fo:country="FR" officeooo:rsid="0026be7c" officeooo:paragraph-rsid="016a70e6"/>
    </style:style>
    <style:style style:name="P53" style:family="paragraph" style:parent-style-name="Standard">
      <style:text-properties fo:language="fr" fo:country="FR" officeooo:rsid="0026be7c" officeooo:paragraph-rsid="01556c67"/>
    </style:style>
    <style:style style:name="P54" style:family="paragraph" style:parent-style-name="Standard">
      <style:text-properties fo:language="fr" fo:country="FR" officeooo:rsid="00385a12" officeooo:paragraph-rsid="00385a12"/>
    </style:style>
    <style:style style:name="P55" style:family="paragraph" style:parent-style-name="Standard">
      <style:text-properties fo:language="fr" fo:country="FR" officeooo:rsid="00385a12" officeooo:paragraph-rsid="007e133e"/>
    </style:style>
    <style:style style:name="P56" style:family="paragraph" style:parent-style-name="Standard">
      <style:text-properties fo:language="fr" fo:country="FR" officeooo:rsid="00385a12" officeooo:paragraph-rsid="00f1c3cb"/>
    </style:style>
    <style:style style:name="P57" style:family="paragraph" style:parent-style-name="Standard">
      <style:text-properties fo:language="fr" fo:country="FR" officeooo:rsid="00385a12" officeooo:paragraph-rsid="00f4c659"/>
    </style:style>
    <style:style style:name="P58" style:family="paragraph" style:parent-style-name="Standard">
      <style:text-properties fo:language="fr" fo:country="FR" officeooo:rsid="00385a12" officeooo:paragraph-rsid="014ce6ec"/>
    </style:style>
    <style:style style:name="P59" style:family="paragraph" style:parent-style-name="Standard">
      <style:paragraph-properties fo:text-align="justify" style:justify-single-word="false"/>
      <style:text-properties fo:language="fr" fo:country="FR" officeooo:rsid="00385a12" officeooo:paragraph-rsid="014ce6ec"/>
    </style:style>
    <style:style style:name="P60" style:family="paragraph" style:parent-style-name="Standard">
      <style:text-properties fo:language="fr" fo:country="FR" officeooo:rsid="003a49fd" officeooo:paragraph-rsid="003a49fd"/>
    </style:style>
    <style:style style:name="P61" style:family="paragraph" style:parent-style-name="Standard">
      <style:text-properties fo:language="fr" fo:country="FR" officeooo:rsid="003a49fd" officeooo:paragraph-rsid="01441fdf"/>
    </style:style>
    <style:style style:name="P62" style:family="paragraph" style:parent-style-name="Standard">
      <style:paragraph-properties fo:text-align="justify" style:justify-single-word="false"/>
      <style:text-properties fo:language="fr" fo:country="FR" officeooo:rsid="003a49fd" officeooo:paragraph-rsid="01441fdf"/>
    </style:style>
    <style:style style:name="P63" style:family="paragraph" style:parent-style-name="Standard">
      <style:text-properties fo:language="fr" fo:country="FR" officeooo:rsid="003c9d85" officeooo:paragraph-rsid="003c9d85"/>
    </style:style>
    <style:style style:name="P64" style:family="paragraph" style:parent-style-name="Standard">
      <style:text-properties fo:language="fr" fo:country="FR" officeooo:rsid="00420398" officeooo:paragraph-rsid="00420398"/>
    </style:style>
    <style:style style:name="P65" style:family="paragraph" style:parent-style-name="Standard">
      <style:text-properties fo:language="fr" fo:country="FR" officeooo:rsid="0046a4ec" officeooo:paragraph-rsid="0046a4ec"/>
    </style:style>
    <style:style style:name="P66" style:family="paragraph" style:parent-style-name="Standard">
      <style:text-properties fo:language="fr" fo:country="FR" officeooo:rsid="0046a4ec" officeooo:paragraph-rsid="011194fe"/>
    </style:style>
    <style:style style:name="P67" style:family="paragraph" style:parent-style-name="Standard">
      <style:text-properties fo:language="fr" fo:country="FR" officeooo:rsid="002da32a" officeooo:paragraph-rsid="00472c7e"/>
    </style:style>
    <style:style style:name="P68" style:family="paragraph" style:parent-style-name="Standard">
      <style:text-properties fo:language="fr" fo:country="FR" officeooo:rsid="002e96c7" officeooo:paragraph-rsid="00472c7e"/>
    </style:style>
    <style:style style:name="P69" style:family="paragraph" style:parent-style-name="Standard">
      <style:text-properties fo:language="fr" fo:country="FR" officeooo:rsid="002a0735" officeooo:paragraph-rsid="00472c7e"/>
    </style:style>
    <style:style style:name="P70" style:family="paragraph" style:parent-style-name="Standard">
      <style:text-properties fo:language="fr" fo:country="FR" officeooo:rsid="00487bc1" officeooo:paragraph-rsid="00487bc1"/>
    </style:style>
    <style:style style:name="P71" style:family="paragraph" style:parent-style-name="Standard">
      <style:text-properties fo:language="fr" fo:country="FR" officeooo:rsid="0033ef29" officeooo:paragraph-rsid="004a514f"/>
    </style:style>
    <style:style style:name="P72" style:family="paragraph" style:parent-style-name="Standard">
      <style:text-properties fo:language="fr" fo:country="FR" officeooo:rsid="00188faf" officeooo:paragraph-rsid="004a514f"/>
    </style:style>
    <style:style style:name="P73" style:family="paragraph" style:parent-style-name="Standard">
      <style:text-properties fo:language="fr" fo:country="FR" officeooo:rsid="00371b21" officeooo:paragraph-rsid="004a514f"/>
    </style:style>
    <style:style style:name="P74" style:family="paragraph" style:parent-style-name="Standard">
      <style:text-properties fo:language="fr" fo:country="FR" officeooo:rsid="003f8821" officeooo:paragraph-rsid="004a514f"/>
    </style:style>
    <style:style style:name="P75" style:family="paragraph" style:parent-style-name="Standard">
      <style:text-properties fo:language="fr" fo:country="FR" officeooo:rsid="0042c0af" officeooo:paragraph-rsid="004a514f"/>
    </style:style>
    <style:style style:name="P76" style:family="paragraph" style:parent-style-name="Standard">
      <style:text-properties fo:language="fr" fo:country="FR" officeooo:rsid="004fd2a9" officeooo:paragraph-rsid="004fd2a9"/>
    </style:style>
    <style:style style:name="P77" style:family="paragraph" style:parent-style-name="Standard">
      <style:text-properties fo:language="fr" fo:country="FR" officeooo:rsid="003479f2" officeooo:paragraph-rsid="003479f2"/>
    </style:style>
    <style:style style:name="P78" style:family="paragraph" style:parent-style-name="Standard">
      <style:text-properties fo:language="fr" fo:country="FR" officeooo:rsid="0062ebf3" officeooo:paragraph-rsid="002f58e7"/>
    </style:style>
    <style:style style:name="P79" style:family="paragraph" style:parent-style-name="Standard">
      <style:text-properties fo:language="fr" fo:country="FR" officeooo:rsid="00715ee3" officeooo:paragraph-rsid="00727fca"/>
    </style:style>
    <style:style style:name="P80" style:family="paragraph" style:parent-style-name="Standard">
      <style:text-properties fo:language="fr" fo:country="FR" officeooo:rsid="00715ee3" officeooo:paragraph-rsid="00261b7f"/>
    </style:style>
    <style:style style:name="P81" style:family="paragraph" style:parent-style-name="Standard">
      <style:text-properties fo:language="fr" fo:country="FR" officeooo:rsid="00764673" officeooo:paragraph-rsid="00764673"/>
    </style:style>
    <style:style style:name="P82" style:family="paragraph" style:parent-style-name="Standard">
      <style:text-properties fo:language="fr" fo:country="FR" officeooo:rsid="007f7c7f" officeooo:paragraph-rsid="007f7c7f"/>
    </style:style>
    <style:style style:name="P83" style:family="paragraph" style:parent-style-name="Standard">
      <style:text-properties fo:language="fr" fo:country="FR" officeooo:rsid="0089fc90" officeooo:paragraph-rsid="009247c1"/>
    </style:style>
    <style:style style:name="P84" style:family="paragraph" style:parent-style-name="Standard">
      <style:paragraph-properties fo:text-align="justify" style:justify-single-word="false"/>
      <style:text-properties fo:language="fr" fo:country="FR" officeooo:rsid="0089fc90" officeooo:paragraph-rsid="0089fc90"/>
    </style:style>
    <style:style style:name="P85" style:family="paragraph" style:parent-style-name="Standard">
      <style:paragraph-properties fo:text-align="justify" style:justify-single-word="false"/>
      <style:text-properties fo:language="fr" fo:country="FR" officeooo:rsid="0089fc90" officeooo:paragraph-rsid="0084d25c"/>
    </style:style>
    <style:style style:name="P86" style:family="paragraph" style:parent-style-name="Standard">
      <style:text-properties fo:language="fr" fo:country="FR" officeooo:rsid="00633f4d" officeooo:paragraph-rsid="0099d4bf"/>
    </style:style>
    <style:style style:name="P87" style:family="paragraph" style:parent-style-name="Standard">
      <style:text-properties fo:language="fr" fo:country="FR" officeooo:rsid="00951dea" officeooo:paragraph-rsid="0099818d"/>
    </style:style>
    <style:style style:name="P88" style:family="paragraph" style:parent-style-name="Standard">
      <style:text-properties fo:language="fr" fo:country="FR" officeooo:rsid="0099818d" officeooo:paragraph-rsid="0099818d"/>
    </style:style>
    <style:style style:name="P89" style:family="paragraph" style:parent-style-name="Standard">
      <style:text-properties fo:language="fr" fo:country="FR" officeooo:rsid="0099d4bf" officeooo:paragraph-rsid="0099d4bf"/>
    </style:style>
    <style:style style:name="P90" style:family="paragraph" style:parent-style-name="Standard">
      <style:text-properties fo:language="fr" fo:country="FR" officeooo:rsid="0099d4bf" officeooo:paragraph-rsid="009bbf8a"/>
    </style:style>
    <style:style style:name="P91" style:family="paragraph" style:parent-style-name="Standard">
      <style:text-properties fo:language="fr" fo:country="FR" officeooo:rsid="0099d4bf" officeooo:paragraph-rsid="00a35094"/>
    </style:style>
    <style:style style:name="P92" style:family="paragraph" style:parent-style-name="Standard">
      <style:text-properties fo:language="fr" fo:country="FR" officeooo:rsid="0099d4bf" officeooo:paragraph-rsid="00a74fc0"/>
    </style:style>
    <style:style style:name="P93" style:family="paragraph" style:parent-style-name="Standard">
      <style:text-properties fo:language="fr" fo:country="FR" officeooo:rsid="003318aa" officeooo:paragraph-rsid="003318aa"/>
    </style:style>
    <style:style style:name="P94" style:family="paragraph" style:parent-style-name="Standard">
      <style:text-properties fo:language="fr" fo:country="FR" officeooo:rsid="009bbf8a" officeooo:paragraph-rsid="009bbf8a"/>
    </style:style>
    <style:style style:name="P95" style:family="paragraph" style:parent-style-name="Standard">
      <style:text-properties fo:language="fr" fo:country="FR" officeooo:rsid="009d7986" officeooo:paragraph-rsid="009d7986" fo:background-color="#ffff00"/>
    </style:style>
    <style:style style:name="P96" style:family="paragraph" style:parent-style-name="Standard">
      <style:paragraph-properties fo:text-align="justify" style:justify-single-word="false"/>
      <style:text-properties fo:language="fr" fo:country="FR" officeooo:rsid="00dbe6fb" officeooo:paragraph-rsid="00d251c2" fo:background-color="#ffff00"/>
    </style:style>
    <style:style style:name="P97" style:family="paragraph" style:parent-style-name="Standard">
      <style:text-properties fo:language="fr" fo:country="FR" officeooo:rsid="00507107" officeooo:paragraph-rsid="0154c30a" fo:background-color="#ffff00"/>
    </style:style>
    <style:style style:name="P98" style:family="paragraph" style:parent-style-name="Standard">
      <style:text-properties fo:language="fr" fo:country="FR" officeooo:rsid="00507107" officeooo:paragraph-rsid="016f8dad" fo:background-color="#ffff00"/>
    </style:style>
    <style:style style:name="P99" style:family="paragraph" style:parent-style-name="Standard">
      <style:text-properties fo:language="fr" fo:country="FR" officeooo:rsid="0040679a" officeooo:paragraph-rsid="0040679a" fo:background-color="#ffff00"/>
    </style:style>
    <style:style style:name="P100" style:family="paragraph" style:parent-style-name="Standard">
      <style:text-properties fo:language="fr" fo:country="FR" officeooo:rsid="0026be7c" officeooo:paragraph-rsid="003a49fd" fo:background-color="#ffff00"/>
    </style:style>
    <style:style style:name="P101" style:family="paragraph" style:parent-style-name="Standard">
      <style:text-properties fo:language="fr" fo:country="FR" officeooo:rsid="0156a76d" officeooo:paragraph-rsid="0156a76d" fo:background-color="#ffff00"/>
    </style:style>
    <style:style style:name="P102" style:family="paragraph" style:parent-style-name="Standard">
      <style:paragraph-properties fo:text-align="justify" style:justify-single-word="false"/>
      <style:text-properties fo:language="fr" fo:country="FR" officeooo:rsid="016f0e5e" officeooo:paragraph-rsid="016f0e5e" fo:background-color="#ffff00"/>
    </style:style>
    <style:style style:name="P103" style:family="paragraph" style:parent-style-name="Standard">
      <style:paragraph-properties fo:text-align="justify" style:justify-single-word="false"/>
      <style:text-properties fo:language="fr" fo:country="FR" officeooo:rsid="016f8dad" officeooo:paragraph-rsid="016f8dad" fo:background-color="#ffff00"/>
    </style:style>
    <style:style style:name="P104" style:family="paragraph" style:parent-style-name="Standard">
      <style:text-properties fo:language="fr" fo:country="FR" officeooo:rsid="019cd1e8" officeooo:paragraph-rsid="019cd1e8" fo:background-color="#ffff00"/>
    </style:style>
    <style:style style:name="P105" style:family="paragraph" style:parent-style-name="Standard">
      <style:text-properties fo:language="fr" fo:country="FR" officeooo:rsid="002f58e7" officeooo:paragraph-rsid="002f58e7" fo:background-color="#ffff00"/>
    </style:style>
    <style:style style:name="P106" style:family="paragraph" style:parent-style-name="Standard">
      <style:text-properties fo:language="fr" fo:country="FR" officeooo:rsid="014373ff" officeooo:paragraph-rsid="014373ff" fo:background-color="#ffff00"/>
    </style:style>
    <style:style style:name="P107" style:family="paragraph" style:parent-style-name="Standard">
      <style:text-properties fo:language="fr" fo:country="FR" officeooo:rsid="00ab4764" officeooo:paragraph-rsid="00ab4764"/>
    </style:style>
    <style:style style:name="P108" style:family="paragraph" style:parent-style-name="Standard">
      <style:text-properties fo:language="fr" fo:country="FR" officeooo:rsid="00b042c8" officeooo:paragraph-rsid="00b042c8"/>
    </style:style>
    <style:style style:name="P109" style:family="paragraph" style:parent-style-name="Standard">
      <style:paragraph-properties fo:text-align="justify" style:justify-single-word="false"/>
      <style:text-properties fo:language="fr" fo:country="FR" officeooo:rsid="00b042c8" officeooo:paragraph-rsid="01b63b97"/>
    </style:style>
    <style:style style:name="P110" style:family="paragraph" style:parent-style-name="Standard">
      <style:text-properties fo:language="fr" fo:country="FR" officeooo:rsid="00b38517" officeooo:paragraph-rsid="00b38517"/>
    </style:style>
    <style:style style:name="P111" style:family="paragraph" style:parent-style-name="Standard">
      <style:text-properties fo:language="fr" fo:country="FR" officeooo:rsid="007e133e" officeooo:paragraph-rsid="007e133e"/>
    </style:style>
    <style:style style:name="P112" style:family="paragraph" style:parent-style-name="Standard">
      <style:text-properties fo:language="fr" fo:country="FR" officeooo:rsid="00bc5822" officeooo:paragraph-rsid="00bc5822"/>
    </style:style>
    <style:style style:name="P113" style:family="paragraph" style:parent-style-name="Standard">
      <style:text-properties fo:language="fr" fo:country="FR" officeooo:rsid="00bc5822" officeooo:paragraph-rsid="00c954e4"/>
    </style:style>
    <style:style style:name="P114" style:family="paragraph" style:parent-style-name="Standard">
      <style:paragraph-properties fo:text-align="justify" style:justify-single-word="false"/>
      <style:text-properties fo:language="fr" fo:country="FR" officeooo:rsid="00d251c2" officeooo:paragraph-rsid="00d251c2"/>
    </style:style>
    <style:style style:name="P115" style:family="paragraph" style:parent-style-name="Standard">
      <style:text-properties fo:language="fr" fo:country="FR" officeooo:rsid="003dfea4" officeooo:paragraph-rsid="003dfea4"/>
    </style:style>
    <style:style style:name="P116" style:family="paragraph" style:parent-style-name="Standard">
      <style:text-properties fo:language="fr" fo:country="FR" officeooo:rsid="003dfea4" officeooo:paragraph-rsid="01441fdf"/>
    </style:style>
    <style:style style:name="P117" style:family="paragraph" style:parent-style-name="Standard">
      <style:text-properties fo:language="fr" fo:country="FR" officeooo:rsid="003dfea4" officeooo:paragraph-rsid="00f18543"/>
    </style:style>
    <style:style style:name="P118" style:family="paragraph" style:parent-style-name="Standard">
      <style:text-properties fo:language="fr" fo:country="FR" officeooo:rsid="003dfea4" officeooo:paragraph-rsid="01453daf"/>
    </style:style>
    <style:style style:name="P119" style:family="paragraph" style:parent-style-name="Standard">
      <style:text-properties fo:language="fr" fo:country="FR" officeooo:rsid="00f1c3cb" officeooo:paragraph-rsid="00f1c3cb"/>
    </style:style>
    <style:style style:name="P120" style:family="paragraph" style:parent-style-name="Standard">
      <style:text-properties fo:language="fr" fo:country="FR" officeooo:rsid="006d5583" officeooo:paragraph-rsid="0089fc90"/>
    </style:style>
    <style:style style:name="P121" style:family="paragraph" style:parent-style-name="Standard">
      <style:paragraph-properties fo:text-align="justify" style:justify-single-word="false"/>
      <style:text-properties fo:language="fr" fo:country="FR" officeooo:rsid="00a080d4" officeooo:paragraph-rsid="00a080d4"/>
    </style:style>
    <style:style style:name="P122" style:family="paragraph" style:parent-style-name="Standard">
      <style:paragraph-properties fo:text-align="justify" style:justify-single-word="false"/>
      <style:text-properties fo:language="fr" fo:country="FR" officeooo:rsid="00c79448" officeooo:paragraph-rsid="00c954e4"/>
    </style:style>
    <style:style style:name="P123" style:family="paragraph" style:parent-style-name="Standard">
      <style:paragraph-properties fo:text-align="justify" style:justify-single-word="false"/>
      <style:text-properties fo:language="fr" fo:country="FR" officeooo:rsid="00d3f764" officeooo:paragraph-rsid="00d3f764"/>
    </style:style>
    <style:style style:name="P124" style:family="paragraph" style:parent-style-name="Standard">
      <style:paragraph-properties fo:text-align="justify" style:justify-single-word="false"/>
      <style:text-properties fo:language="fr" fo:country="FR" officeooo:rsid="00d3f764" officeooo:paragraph-rsid="00d251c2"/>
    </style:style>
    <style:style style:name="P125" style:family="paragraph" style:parent-style-name="Standard">
      <style:paragraph-properties fo:text-align="justify" style:justify-single-word="false"/>
      <style:text-properties fo:language="fr" fo:country="FR" officeooo:rsid="00d57850" officeooo:paragraph-rsid="00d57850" fo:background-color="transparent"/>
    </style:style>
    <style:style style:name="P126" style:family="paragraph" style:parent-style-name="Standard">
      <style:text-properties fo:language="fr" fo:country="FR" officeooo:rsid="01655914" officeooo:paragraph-rsid="01655914" fo:background-color="transparent"/>
    </style:style>
    <style:style style:name="P127" style:family="paragraph" style:parent-style-name="Standard">
      <style:paragraph-properties fo:text-align="justify" style:justify-single-word="false"/>
      <style:text-properties fo:language="fr" fo:country="FR" officeooo:rsid="00c79448" officeooo:paragraph-rsid="00c954e4" fo:background-color="transparent"/>
    </style:style>
    <style:style style:name="P128" style:family="paragraph" style:parent-style-name="Standard">
      <style:text-properties fo:language="fr" fo:country="FR" officeooo:rsid="0034640c" officeooo:paragraph-rsid="00fd4366"/>
    </style:style>
    <style:style style:name="P129" style:family="paragraph" style:parent-style-name="Standard">
      <style:text-properties fo:language="fr" fo:country="FR" officeooo:rsid="0100ef2e" officeooo:paragraph-rsid="0107f51e"/>
    </style:style>
    <style:style style:name="P130" style:family="paragraph" style:parent-style-name="Standard">
      <style:text-properties fo:language="fr" fo:country="FR" officeooo:rsid="0101ba37" officeooo:paragraph-rsid="0101ba37"/>
    </style:style>
    <style:style style:name="P131" style:family="paragraph" style:parent-style-name="Standard">
      <style:text-properties fo:language="fr" fo:country="FR" officeooo:rsid="0101ba37" officeooo:paragraph-rsid="0103d43f"/>
    </style:style>
    <style:style style:name="P132" style:family="paragraph" style:parent-style-name="Standard">
      <style:text-properties fo:language="fr" fo:country="FR" officeooo:rsid="0107f51e" officeooo:paragraph-rsid="0107f51e"/>
    </style:style>
    <style:style style:name="P133" style:family="paragraph" style:parent-style-name="Standard">
      <style:text-properties fo:language="fr" fo:country="FR" officeooo:rsid="010a7317" officeooo:paragraph-rsid="010a7317"/>
    </style:style>
    <style:style style:name="P134" style:family="paragraph" style:parent-style-name="Standard">
      <style:text-properties fo:language="fr" fo:country="FR" officeooo:rsid="010a7317" officeooo:paragraph-rsid="011194fe"/>
    </style:style>
    <style:style style:name="P135" style:family="paragraph" style:parent-style-name="Standard">
      <style:text-properties fo:language="fr" fo:country="FR" officeooo:rsid="01146505" officeooo:paragraph-rsid="01146505"/>
    </style:style>
    <style:style style:name="P136" style:family="paragraph" style:parent-style-name="Standard">
      <style:text-properties fo:language="fr" fo:country="FR" officeooo:rsid="0117904b" officeooo:paragraph-rsid="004fd2a9"/>
    </style:style>
    <style:style style:name="P137" style:family="paragraph" style:parent-style-name="Standard">
      <style:paragraph-properties fo:text-align="justify" style:justify-single-word="false"/>
      <style:text-properties fo:language="fr" fo:country="FR" officeooo:rsid="0117904b" officeooo:paragraph-rsid="0119942f"/>
    </style:style>
    <style:style style:name="P138" style:family="paragraph" style:parent-style-name="Standard">
      <style:paragraph-properties fo:text-align="justify" style:justify-single-word="false"/>
      <style:text-properties fo:language="fr" fo:country="FR" officeooo:rsid="00da8843" officeooo:paragraph-rsid="00da8843"/>
    </style:style>
    <style:style style:name="P139" style:family="paragraph" style:parent-style-name="Standard">
      <style:paragraph-properties fo:text-align="justify" style:justify-single-word="false"/>
      <style:text-properties fo:language="fr" fo:country="FR" fo:font-weight="normal" officeooo:rsid="011bd5a0" officeooo:paragraph-rsid="011bd5a0" style:font-weight-asian="normal" style:font-weight-complex="normal"/>
    </style:style>
    <style:style style:name="P140" style:family="paragraph" style:parent-style-name="Standard">
      <style:text-properties fo:language="fr" fo:country="FR" fo:font-weight="normal" officeooo:rsid="0149ac65" officeooo:paragraph-rsid="0149ac65" style:font-weight-asian="normal" style:font-weight-complex="normal"/>
    </style:style>
    <style:style style:name="P141" style:family="paragraph" style:parent-style-name="Standard">
      <style:paragraph-properties fo:text-align="justify" style:justify-single-word="false"/>
      <style:text-properties fo:language="fr" fo:country="FR" fo:font-weight="normal" officeooo:rsid="014ce6ec" officeooo:paragraph-rsid="014ce6ec" style:font-weight-asian="normal" style:font-weight-complex="normal"/>
    </style:style>
    <style:style style:name="P142" style:family="paragraph" style:parent-style-name="Standard">
      <style:text-properties fo:language="fr" fo:country="FR" fo:font-weight="normal" officeooo:rsid="019fd15e" officeooo:paragraph-rsid="019fd15e" style:font-weight-asian="normal" style:font-weight-complex="normal"/>
    </style:style>
    <style:style style:name="P143" style:family="paragraph" style:parent-style-name="Standard">
      <style:paragraph-properties fo:text-align="justify" style:justify-single-word="false"/>
      <style:text-properties fo:language="fr" fo:country="FR" officeooo:rsid="01159700" officeooo:paragraph-rsid="0119942f"/>
    </style:style>
    <style:style style:name="P144" style:family="paragraph" style:parent-style-name="Standard">
      <style:text-properties fo:language="fr" fo:country="FR" officeooo:rsid="00fd4366" officeooo:paragraph-rsid="0107883e"/>
    </style:style>
    <style:style style:name="P145" style:family="paragraph" style:parent-style-name="Standard">
      <style:text-properties fo:language="fr" fo:country="FR" officeooo:rsid="0107883e" officeooo:paragraph-rsid="0107883e"/>
    </style:style>
    <style:style style:name="P146" style:family="paragraph" style:parent-style-name="Standard">
      <style:paragraph-properties fo:text-align="justify" style:justify-single-word="false"/>
      <style:text-properties fo:language="fr" fo:country="FR" officeooo:rsid="013349c8" officeooo:paragraph-rsid="00da8843" fo:background-color="#ff00cc"/>
    </style:style>
    <style:style style:name="P147" style:family="paragraph" style:parent-style-name="Standard">
      <style:paragraph-properties fo:text-align="justify" style:justify-single-word="false"/>
      <style:text-properties fo:language="fr" fo:country="FR" officeooo:rsid="0139cdb4" officeooo:paragraph-rsid="0139cdb4"/>
    </style:style>
    <style:style style:name="P148" style:family="paragraph" style:parent-style-name="Standard">
      <style:paragraph-properties fo:text-align="justify" style:justify-single-word="false"/>
      <style:text-properties fo:language="fr" fo:country="FR" officeooo:rsid="00d57850" officeooo:paragraph-rsid="00d57850"/>
    </style:style>
    <style:style style:name="P149" style:family="paragraph" style:parent-style-name="Standard">
      <style:paragraph-properties fo:text-align="justify" style:justify-single-word="false"/>
      <style:text-properties fo:language="fr" fo:country="FR" officeooo:rsid="00ee1e69" officeooo:paragraph-rsid="01420b7b"/>
    </style:style>
    <style:style style:name="P150" style:family="paragraph" style:parent-style-name="Standard">
      <style:text-properties fo:language="fr" fo:country="FR" officeooo:rsid="014373ff" officeooo:paragraph-rsid="014373ff"/>
    </style:style>
    <style:style style:name="P151" style:family="paragraph" style:parent-style-name="Standard">
      <style:text-properties fo:language="fr" fo:country="FR" officeooo:rsid="00f4c659" officeooo:paragraph-rsid="01441fdf"/>
    </style:style>
    <style:style style:name="P152" style:family="paragraph" style:parent-style-name="Standard">
      <style:text-properties fo:language="fr" fo:country="FR" officeooo:rsid="01441fdf" officeooo:paragraph-rsid="01441fdf"/>
    </style:style>
    <style:style style:name="P153" style:family="paragraph" style:parent-style-name="Standard">
      <style:paragraph-properties fo:text-align="justify" style:justify-single-word="false"/>
      <style:text-properties fo:language="fr" fo:country="FR" officeooo:rsid="01468969" officeooo:paragraph-rsid="01468969"/>
    </style:style>
    <style:style style:name="P154" style:family="paragraph" style:parent-style-name="Standard">
      <style:paragraph-properties fo:text-align="center" style:justify-single-word="false"/>
      <style:text-properties fo:language="fr" fo:country="FR" officeooo:rsid="014ce6ec" officeooo:paragraph-rsid="014ce6ec"/>
    </style:style>
    <style:style style:name="P155" style:family="paragraph" style:parent-style-name="Standard">
      <style:text-properties fo:language="fr" fo:country="FR" officeooo:rsid="014ce6ec" officeooo:paragraph-rsid="01556c67"/>
    </style:style>
    <style:style style:name="P156" style:family="paragraph" style:parent-style-name="Standard">
      <style:text-properties fo:language="fr" fo:country="FR" officeooo:rsid="014f538a" officeooo:paragraph-rsid="014f538a"/>
    </style:style>
    <style:style style:name="P157" style:family="paragraph" style:parent-style-name="Standard">
      <style:text-properties fo:language="fr" fo:country="FR" officeooo:rsid="00495a50" officeooo:paragraph-rsid="00487bc1"/>
    </style:style>
    <style:style style:name="P158" style:family="paragraph" style:parent-style-name="Standard">
      <style:text-properties fo:language="fr" fo:country="FR" officeooo:rsid="00495a50" officeooo:paragraph-rsid="004a514f"/>
    </style:style>
    <style:style style:name="P159" style:family="paragraph" style:parent-style-name="Standard">
      <style:paragraph-properties fo:text-align="justify" style:justify-single-word="false"/>
      <style:text-properties fo:language="fr" fo:country="FR" officeooo:rsid="00495a50" officeooo:paragraph-rsid="018cab3a"/>
    </style:style>
    <style:style style:name="P160" style:family="paragraph" style:parent-style-name="Standard">
      <style:paragraph-properties fo:text-align="justify" style:justify-single-word="false"/>
      <style:text-properties fo:language="fr" fo:country="FR" officeooo:rsid="00495a50" officeooo:paragraph-rsid="01a70203"/>
    </style:style>
    <style:style style:name="P161" style:family="paragraph" style:parent-style-name="Standard">
      <style:text-properties fo:language="fr" fo:country="FR" officeooo:rsid="00507107" officeooo:paragraph-rsid="0154c30a"/>
    </style:style>
    <style:style style:name="P162" style:family="paragraph" style:parent-style-name="Standard">
      <style:text-properties fo:language="fr" fo:country="FR" officeooo:rsid="0080ec21" officeooo:paragraph-rsid="0080ec21"/>
    </style:style>
    <style:style style:name="P163" style:family="paragraph" style:parent-style-name="Standard">
      <style:text-properties fo:language="fr" fo:country="FR" officeooo:rsid="00d81259" officeooo:paragraph-rsid="00d81259"/>
    </style:style>
    <style:style style:name="P164" style:family="paragraph" style:parent-style-name="Standard">
      <style:text-properties fo:language="fr" fo:country="FR" officeooo:rsid="01594e6d" officeooo:paragraph-rsid="01556c67"/>
    </style:style>
    <style:style style:name="P165" style:family="paragraph" style:parent-style-name="Standard">
      <style:text-properties fo:language="fr" fo:country="FR" officeooo:rsid="0035640a" officeooo:paragraph-rsid="00b09563"/>
    </style:style>
    <style:style style:name="P166" style:family="paragraph" style:parent-style-name="Standard">
      <style:paragraph-properties fo:text-align="justify" style:justify-single-word="false"/>
      <style:text-properties fo:language="fr" fo:country="FR" officeooo:rsid="016e6771" officeooo:paragraph-rsid="016e6771"/>
    </style:style>
    <style:style style:name="P167" style:family="paragraph" style:parent-style-name="Standard">
      <style:paragraph-properties fo:text-align="justify" style:justify-single-word="false"/>
      <style:text-properties fo:language="fr" fo:country="FR" officeooo:rsid="00a22193" officeooo:paragraph-rsid="00a22193"/>
    </style:style>
    <style:style style:name="P168" style:family="paragraph" style:parent-style-name="Standard">
      <style:text-properties fo:language="fr" fo:country="FR" officeooo:rsid="01739b24" officeooo:paragraph-rsid="01739b24"/>
    </style:style>
    <style:style style:name="P169" style:family="paragraph" style:parent-style-name="Standard">
      <style:paragraph-properties fo:text-align="justify" style:justify-single-word="false"/>
      <style:text-properties fo:language="fr" fo:country="FR" officeooo:rsid="01739b24" officeooo:paragraph-rsid="0171ec9f"/>
    </style:style>
    <style:style style:name="P170" style:family="paragraph" style:parent-style-name="Standard">
      <style:text-properties fo:language="fr" fo:country="FR" officeooo:rsid="0176fab0" officeooo:paragraph-rsid="0176fab0"/>
    </style:style>
    <style:style style:name="P171" style:family="paragraph" style:parent-style-name="Standard">
      <style:text-properties fo:language="fr" fo:country="FR" officeooo:rsid="017b9306" officeooo:paragraph-rsid="017a17dc"/>
    </style:style>
    <style:style style:name="P172" style:family="paragraph" style:parent-style-name="Standard">
      <style:text-properties fo:language="fr" fo:country="FR" officeooo:rsid="017db2c6" officeooo:paragraph-rsid="017db2c6"/>
    </style:style>
    <style:style style:name="P173" style:family="paragraph" style:parent-style-name="Standard">
      <style:text-properties fo:language="fr" fo:country="FR" officeooo:rsid="017db2c6" officeooo:paragraph-rsid="017f54ca"/>
    </style:style>
    <style:style style:name="P174" style:family="paragraph" style:parent-style-name="Standard">
      <style:paragraph-properties fo:text-align="justify" style:justify-single-word="false"/>
      <style:text-properties fo:language="fr" fo:country="FR" officeooo:rsid="017f54ca" officeooo:paragraph-rsid="017f54ca"/>
    </style:style>
    <style:style style:name="P175" style:family="paragraph" style:parent-style-name="Standard">
      <style:paragraph-properties fo:text-align="justify" style:justify-single-word="false"/>
      <style:text-properties fo:language="fr" fo:country="FR" officeooo:rsid="0181c196" officeooo:paragraph-rsid="0181c196"/>
    </style:style>
    <style:style style:name="P176" style:family="paragraph" style:parent-style-name="Standard">
      <style:paragraph-properties fo:text-align="justify" style:justify-single-word="false"/>
      <style:text-properties fo:language="fr" fo:country="FR" officeooo:rsid="0193d857" officeooo:paragraph-rsid="0193d857"/>
    </style:style>
    <style:style style:name="P177" style:family="paragraph" style:parent-style-name="Standard">
      <style:text-properties fo:language="fr" fo:country="FR" officeooo:rsid="006471e0" officeooo:paragraph-rsid="001d1994"/>
    </style:style>
    <style:style style:name="P178" style:family="paragraph" style:parent-style-name="Standard">
      <style:paragraph-properties fo:text-align="justify" style:justify-single-word="false"/>
      <style:text-properties fo:language="fr" fo:country="FR" fo:font-style="italic" officeooo:rsid="00562ec6" officeooo:paragraph-rsid="00933c8f" fo:background-color="#ffff00" style:font-style-asian="italic" style:font-style-complex="italic"/>
    </style:style>
    <style:style style:name="P179" style:family="paragraph" style:parent-style-name="Standard">
      <style:text-properties fo:language="fr" fo:country="FR" fo:font-style="italic" officeooo:rsid="01bb334d" officeooo:paragraph-rsid="01bc39f5" fo:background-color="#ffff00" style:font-style-asian="italic" style:font-style-complex="italic"/>
    </style:style>
    <style:style style:name="P180" style:family="paragraph" style:parent-style-name="Standard">
      <style:text-properties fo:language="fr" fo:country="FR" fo:font-style="italic" officeooo:rsid="01bc39f5" officeooo:paragraph-rsid="01bc39f5" fo:background-color="#ffff00" style:font-style-asian="italic" style:font-style-complex="italic"/>
    </style:style>
    <style:style style:name="P181" style:family="paragraph" style:parent-style-name="Standard">
      <style:text-properties fo:language="fr" fo:country="FR" fo:font-style="italic" officeooo:rsid="01bb334d" officeooo:paragraph-rsid="01bc39f5" style:font-style-asian="italic" style:font-style-complex="italic"/>
    </style:style>
    <style:style style:name="P182" style:family="paragraph" style:parent-style-name="Standard">
      <style:paragraph-properties fo:text-align="justify" style:justify-single-word="false"/>
      <style:text-properties fo:language="fr" fo:country="FR" fo:font-style="italic" officeooo:rsid="01bc39f5" officeooo:paragraph-rsid="01bc39f5" style:font-style-asian="italic" style:font-style-complex="italic"/>
    </style:style>
    <style:style style:name="P183" style:family="paragraph" style:parent-style-name="Standard">
      <style:paragraph-properties fo:text-align="justify" style:justify-single-word="false"/>
      <style:text-properties fo:language="fr" fo:country="FR" officeooo:rsid="001addb0" officeooo:paragraph-rsid="00526619"/>
    </style:style>
    <style:style style:name="P184" style:family="paragraph" style:parent-style-name="Standard">
      <style:paragraph-properties fo:text-align="justify" style:justify-single-word="false"/>
      <style:text-properties fo:language="fr" fo:country="FR" officeooo:rsid="00886e26" officeooo:paragraph-rsid="00886e26"/>
    </style:style>
    <style:style style:name="P185" style:family="paragraph" style:parent-style-name="Standard">
      <style:paragraph-properties fo:text-align="justify" style:justify-single-word="false"/>
      <style:text-properties fo:language="fr" fo:country="FR" officeooo:rsid="01420b7b" officeooo:paragraph-rsid="01420b7b"/>
    </style:style>
    <style:style style:name="P186" style:family="paragraph" style:parent-style-name="Standard">
      <style:text-properties fo:language="fr" fo:country="FR" officeooo:rsid="00f18543" officeooo:paragraph-rsid="00ef8ce8"/>
    </style:style>
    <style:style style:name="P187" style:family="paragraph" style:parent-style-name="Standard">
      <style:text-properties fo:language="fr" fo:country="FR" officeooo:rsid="014fb766" officeooo:paragraph-rsid="014fb766"/>
    </style:style>
    <style:style style:name="P188" style:family="paragraph" style:parent-style-name="Standard">
      <style:text-properties fo:language="fr" fo:country="FR" officeooo:rsid="014fb766" officeooo:paragraph-rsid="014f538a"/>
    </style:style>
    <style:style style:name="P189" style:family="paragraph" style:parent-style-name="Standard">
      <style:paragraph-properties fo:text-align="justify" style:justify-single-word="false"/>
      <style:text-properties fo:language="fr" fo:country="FR" officeooo:rsid="01202dd2" officeooo:paragraph-rsid="01214a8d"/>
    </style:style>
    <style:style style:name="P190" style:family="paragraph" style:parent-style-name="Standard">
      <style:text-properties fo:language="fr" fo:country="FR" officeooo:rsid="01202dd2" officeooo:paragraph-rsid="01214a8d"/>
    </style:style>
    <style:style style:name="P191" style:family="paragraph" style:parent-style-name="Standard">
      <style:text-properties fo:language="fr" fo:country="FR" officeooo:rsid="00d85cb5" officeooo:paragraph-rsid="00d81259"/>
    </style:style>
    <style:style style:name="P192" style:family="paragraph" style:parent-style-name="Standard">
      <style:paragraph-properties fo:text-align="justify" style:justify-single-word="false"/>
      <style:text-properties fo:language="fr" fo:country="FR" officeooo:rsid="016e5489" officeooo:paragraph-rsid="016a70e6"/>
    </style:style>
    <style:style style:name="P193" style:family="paragraph" style:parent-style-name="Standard">
      <style:paragraph-properties fo:text-align="justify" style:justify-single-word="false"/>
      <style:text-properties fo:language="fr" fo:country="FR" officeooo:rsid="018535da" officeooo:paragraph-rsid="01872773"/>
    </style:style>
    <style:style style:name="P194" style:family="paragraph" style:parent-style-name="Standard">
      <style:paragraph-properties fo:text-align="justify" style:justify-single-word="false"/>
      <style:text-properties fo:language="fr" fo:country="FR" officeooo:rsid="01823ccd" officeooo:paragraph-rsid="018c10df"/>
    </style:style>
    <style:style style:name="P195" style:family="paragraph" style:parent-style-name="Standard">
      <style:paragraph-properties fo:text-align="justify" style:justify-single-word="false"/>
      <style:text-properties fo:language="fr" fo:country="FR" officeooo:rsid="018c10df" officeooo:paragraph-rsid="018cab3a"/>
    </style:style>
    <style:style style:name="P196" style:family="paragraph" style:parent-style-name="Standard">
      <style:paragraph-properties fo:text-align="justify" style:justify-single-word="false"/>
      <style:text-properties fo:language="fr" fo:country="FR" officeooo:rsid="018c10df" officeooo:paragraph-rsid="019aff7a"/>
    </style:style>
    <style:style style:name="P197" style:family="paragraph" style:parent-style-name="Standard">
      <style:paragraph-properties fo:text-align="justify" style:justify-single-word="false"/>
      <style:text-properties fo:language="fr" fo:country="FR" officeooo:rsid="0197b7e2" officeooo:paragraph-rsid="01a70203"/>
    </style:style>
    <style:style style:name="P198" style:family="paragraph" style:parent-style-name="Standard">
      <style:text-properties fo:language="fr" fo:country="FR" officeooo:rsid="018ea6b3" officeooo:paragraph-rsid="00487bc1"/>
    </style:style>
    <style:style style:name="P199" style:family="paragraph" style:parent-style-name="Standard">
      <style:text-properties fo:language="fr" fo:country="FR" officeooo:rsid="018ea6b3" officeooo:paragraph-rsid="0188d6ce"/>
    </style:style>
    <style:style style:name="P200" style:family="paragraph" style:parent-style-name="Standard">
      <style:text-properties fo:language="fr" fo:country="FR" officeooo:rsid="00f90383" officeooo:paragraph-rsid="0107883e"/>
    </style:style>
    <style:style style:name="P201" style:family="paragraph" style:parent-style-name="Standard">
      <style:text-properties fo:language="fr" fo:country="FR" officeooo:rsid="007d0678" officeooo:paragraph-rsid="01ae4e0d"/>
    </style:style>
    <style:style style:name="P202" style:family="paragraph" style:parent-style-name="Standard">
      <style:paragraph-properties fo:text-align="justify" style:justify-single-word="false"/>
      <style:text-properties fo:language="fr" fo:country="FR" fo:font-style="normal" officeooo:rsid="01bc39f5" officeooo:paragraph-rsid="01bcba19" style:font-style-asian="normal" style:font-style-complex="normal"/>
    </style:style>
    <style:style style:name="P203" style:family="paragraph" style:parent-style-name="Standard">
      <style:paragraph-properties fo:text-align="justify" style:justify-single-word="false"/>
      <style:text-properties fo:language="fr" fo:country="FR" officeooo:rsid="019fd15e" officeooo:paragraph-rsid="019fd15e"/>
    </style:style>
    <style:style style:name="P204" style:family="paragraph" style:parent-style-name="Standard">
      <style:text-properties officeooo:paragraph-rsid="00261b7f"/>
    </style:style>
    <style:style style:name="P205" style:family="paragraph" style:parent-style-name="Standard">
      <style:text-properties officeooo:paragraph-rsid="0029704b"/>
    </style:style>
    <style:style style:name="P206" style:family="paragraph" style:parent-style-name="Standard">
      <style:text-properties officeooo:paragraph-rsid="002b32eb"/>
    </style:style>
    <style:style style:name="P207" style:family="paragraph" style:parent-style-name="Standard">
      <style:text-properties fo:font-variant="normal" fo:text-transform="none" fo:color="#292929" style:font-name="sourcesans-regular" fo:font-size="9.60000038146973pt" fo:letter-spacing="normal" fo:language="fr" fo:country="FR" fo:font-style="normal" fo:font-weight="normal" officeooo:rsid="0024d30c" officeooo:paragraph-rsid="002b32eb"/>
    </style:style>
    <style:style style:name="P208" style:family="paragraph" style:parent-style-name="Standard">
      <style:text-properties officeooo:rsid="006eca10" officeooo:paragraph-rsid="0089fc90"/>
    </style:style>
    <style:style style:name="P209" style:family="paragraph" style:parent-style-name="Standard">
      <style:paragraph-properties fo:text-align="justify" style:justify-single-word="false"/>
      <style:text-properties officeooo:paragraph-rsid="00a080d4"/>
    </style:style>
    <style:style style:name="P210" style:family="paragraph" style:parent-style-name="Standard">
      <style:paragraph-properties fo:text-align="justify" style:justify-single-word="false"/>
      <style:text-properties officeooo:paragraph-rsid="00a4178c"/>
    </style:style>
    <style:style style:name="P211" style:family="paragraph" style:parent-style-name="Standard">
      <style:paragraph-properties fo:text-align="justify" style:justify-single-word="false"/>
      <style:text-properties officeooo:paragraph-rsid="00c954e4"/>
    </style:style>
    <style:style style:name="P212" style:family="paragraph" style:parent-style-name="Standard">
      <style:paragraph-properties fo:text-align="justify" style:justify-single-word="false"/>
      <style:text-properties officeooo:paragraph-rsid="00d3f764"/>
    </style:style>
    <style:style style:name="P213" style:family="paragraph" style:parent-style-name="Standard">
      <style:paragraph-properties fo:text-align="justify" style:justify-single-word="false"/>
      <style:text-properties officeooo:paragraph-rsid="0119942f"/>
    </style:style>
    <style:style style:name="P214" style:family="paragraph" style:parent-style-name="Standard">
      <style:paragraph-properties fo:text-align="justify" style:justify-single-word="false"/>
      <style:text-properties officeooo:paragraph-rsid="012a602b"/>
    </style:style>
    <style:style style:name="P215" style:family="paragraph" style:parent-style-name="Standard">
      <style:paragraph-properties fo:text-align="justify" style:justify-single-word="false"/>
      <style:text-properties officeooo:paragraph-rsid="012bcdc2"/>
    </style:style>
    <style:style style:name="P216" style:family="paragraph" style:parent-style-name="Standard">
      <style:paragraph-properties fo:text-align="justify" style:justify-single-word="false"/>
      <style:text-properties officeooo:paragraph-rsid="0136fc93"/>
    </style:style>
    <style:style style:name="P217" style:family="paragraph" style:parent-style-name="Standard">
      <style:paragraph-properties fo:text-align="justify" style:justify-single-word="false"/>
      <style:text-properties officeooo:paragraph-rsid="01441fdf"/>
    </style:style>
    <style:style style:name="P218" style:family="paragraph" style:parent-style-name="Standard">
      <style:paragraph-properties fo:text-align="justify" style:justify-single-word="false"/>
      <style:text-properties officeooo:paragraph-rsid="01214a8d"/>
    </style:style>
    <style:style style:name="P219" style:family="paragraph" style:parent-style-name="Standard">
      <style:paragraph-properties fo:text-align="justify" style:justify-single-word="false"/>
      <style:text-properties officeooo:paragraph-rsid="01521934"/>
    </style:style>
    <style:style style:name="P220" style:family="paragraph" style:parent-style-name="Standard">
      <style:paragraph-properties fo:text-align="justify" style:justify-single-word="false"/>
      <style:text-properties officeooo:paragraph-rsid="01622d1c"/>
    </style:style>
    <style:style style:name="P221" style:family="paragraph" style:parent-style-name="Standard">
      <style:paragraph-properties fo:text-align="justify" style:justify-single-word="false"/>
      <style:text-properties officeooo:paragraph-rsid="0163cd48"/>
    </style:style>
    <style:style style:name="P222" style:family="paragraph" style:parent-style-name="Standard">
      <style:paragraph-properties fo:text-align="justify" style:justify-single-word="false"/>
      <style:text-properties officeooo:paragraph-rsid="016019a3"/>
    </style:style>
    <style:style style:name="P223" style:family="paragraph" style:parent-style-name="Standard">
      <style:paragraph-properties fo:text-align="justify" style:justify-single-word="false"/>
      <style:text-properties officeooo:paragraph-rsid="016a70e6"/>
    </style:style>
    <style:style style:name="P224" style:family="paragraph" style:parent-style-name="Standard">
      <style:paragraph-properties fo:text-align="justify" style:justify-single-word="false"/>
      <style:text-properties officeooo:paragraph-rsid="0171ec9f"/>
    </style:style>
    <style:style style:name="P225" style:family="paragraph" style:parent-style-name="Standard">
      <style:paragraph-properties fo:text-align="justify" style:justify-single-word="false"/>
      <style:text-properties officeooo:paragraph-rsid="017db2c6"/>
    </style:style>
    <style:style style:name="P226" style:family="paragraph" style:parent-style-name="Standard">
      <style:paragraph-properties fo:text-align="justify" style:justify-single-word="false"/>
      <style:text-properties officeooo:paragraph-rsid="018535da"/>
    </style:style>
    <style:style style:name="P227" style:family="paragraph" style:parent-style-name="Standard">
      <style:paragraph-properties fo:text-align="justify" style:justify-single-word="false"/>
      <style:text-properties officeooo:paragraph-rsid="018c10df"/>
    </style:style>
    <style:style style:name="P228" style:family="paragraph" style:parent-style-name="Standard">
      <style:paragraph-properties fo:text-align="justify" style:justify-single-word="false"/>
      <style:text-properties officeooo:paragraph-rsid="0193d857"/>
    </style:style>
    <style:style style:name="P229" style:family="paragraph" style:parent-style-name="Standard">
      <style:paragraph-properties fo:text-align="justify" style:justify-single-word="false"/>
      <style:text-properties officeooo:paragraph-rsid="019480b7"/>
    </style:style>
    <style:style style:name="P230" style:family="paragraph" style:parent-style-name="Standard">
      <style:paragraph-properties fo:text-align="justify" style:justify-single-word="false"/>
      <style:text-properties officeooo:paragraph-rsid="01a52baa"/>
    </style:style>
    <style:style style:name="P231" style:family="paragraph" style:parent-style-name="Standard">
      <style:paragraph-properties fo:text-align="justify" style:justify-single-word="false"/>
      <style:text-properties officeooo:paragraph-rsid="01a70203"/>
    </style:style>
    <style:style style:name="P232" style:family="paragraph" style:parent-style-name="Standard">
      <style:paragraph-properties fo:text-align="justify" style:justify-single-word="false"/>
      <style:text-properties officeooo:paragraph-rsid="01a77ce5"/>
    </style:style>
    <style:style style:name="P233" style:family="paragraph" style:parent-style-name="Standard">
      <style:paragraph-properties fo:text-align="justify" style:justify-single-word="false"/>
      <style:text-properties officeooo:paragraph-rsid="005125ea"/>
    </style:style>
    <style:style style:name="P234" style:family="paragraph" style:parent-style-name="Standard">
      <style:paragraph-properties fo:text-align="justify" style:justify-single-word="false"/>
      <style:text-properties officeooo:paragraph-rsid="0089fc90"/>
    </style:style>
    <style:style style:name="P235" style:family="paragraph" style:parent-style-name="Standard">
      <style:paragraph-properties fo:text-align="justify" style:justify-single-word="false"/>
      <style:text-properties officeooo:paragraph-rsid="0084d25c"/>
    </style:style>
    <style:style style:name="P236" style:family="paragraph" style:parent-style-name="Standard">
      <style:paragraph-properties fo:text-align="justify" style:justify-single-word="false"/>
      <style:text-properties officeooo:paragraph-rsid="00562ec6"/>
    </style:style>
    <style:style style:name="P237" style:family="paragraph" style:parent-style-name="Standard">
      <style:paragraph-properties fo:text-align="justify" style:justify-single-word="false"/>
      <style:text-properties officeooo:paragraph-rsid="01b1def5"/>
    </style:style>
    <style:style style:name="P238" style:family="paragraph" style:parent-style-name="Standard">
      <style:paragraph-properties fo:text-align="justify" style:justify-single-word="false"/>
      <style:text-properties officeooo:paragraph-rsid="00b09563"/>
    </style:style>
    <style:style style:name="P239" style:family="paragraph" style:parent-style-name="Standard">
      <style:paragraph-properties fo:text-align="justify" style:justify-single-word="false"/>
      <style:text-properties officeooo:paragraph-rsid="00b93d87"/>
    </style:style>
    <style:style style:name="P240" style:family="paragraph" style:parent-style-name="Standard">
      <style:paragraph-properties fo:text-align="justify" style:justify-single-word="false"/>
      <style:text-properties officeooo:paragraph-rsid="01bcba19"/>
    </style:style>
    <style:style style:name="P241" style:family="paragraph" style:parent-style-name="Standard">
      <style:paragraph-properties fo:text-align="justify" style:justify-single-word="false"/>
      <style:text-properties officeooo:paragraph-rsid="00b6ae2d"/>
    </style:style>
    <style:style style:name="P242" style:family="paragraph" style:parent-style-name="Standard">
      <style:text-properties officeooo:paragraph-rsid="003a49fd"/>
    </style:style>
    <style:style style:name="P243" style:family="paragraph" style:parent-style-name="Standard">
      <style:text-properties officeooo:paragraph-rsid="00b09563"/>
    </style:style>
    <style:style style:name="P244" style:family="paragraph" style:parent-style-name="Standard">
      <style:paragraph-properties fo:text-align="justify" style:justify-single-word="false"/>
      <style:text-properties style:font-name="Liberation Serif1" fo:language="fr" fo:country="FR" officeooo:rsid="00dd77fb" officeooo:paragraph-rsid="00ea64ce"/>
    </style:style>
    <style:style style:name="P245" style:family="paragraph" style:parent-style-name="Standard">
      <style:text-properties officeooo:paragraph-rsid="0107883e"/>
    </style:style>
    <style:style style:name="P246" style:family="paragraph" style:parent-style-name="Standard">
      <style:paragraph-properties fo:text-align="justify" style:justify-single-word="false"/>
      <style:text-properties fo:font-weight="bold" officeooo:rsid="0119942f" officeooo:paragraph-rsid="0119942f" style:font-weight-asian="bold" style:font-weight-complex="bold"/>
    </style:style>
    <style:style style:name="P247" style:family="paragraph" style:parent-style-name="Standard">
      <style:text-properties fo:font-weight="bold" officeooo:paragraph-rsid="00385a12" style:font-weight-asian="bold" style:font-weight-complex="bold"/>
    </style:style>
    <style:style style:name="P248" style:family="paragraph" style:parent-style-name="Standard">
      <style:paragraph-properties fo:text-align="justify" style:justify-single-word="false"/>
      <style:text-properties fo:font-weight="bold" officeooo:rsid="016e6771" officeooo:paragraph-rsid="016e6771" style:font-weight-asian="bold" style:font-weight-complex="bold"/>
    </style:style>
    <style:style style:name="P249" style:family="paragraph" style:parent-style-name="Standard">
      <style:text-properties officeooo:paragraph-rsid="01214a8d"/>
    </style:style>
    <style:style style:name="P250" style:family="paragraph" style:parent-style-name="Standard">
      <style:paragraph-properties fo:text-align="start" style:justify-single-word="false"/>
      <style:text-properties officeooo:paragraph-rsid="012bcdc2"/>
    </style:style>
    <style:style style:name="P251" style:family="paragraph" style:parent-style-name="Standard">
      <style:paragraph-properties fo:text-align="justify" style:justify-single-word="false"/>
      <style:text-properties officeooo:rsid="00d251c2" officeooo:paragraph-rsid="00d251c2"/>
    </style:style>
    <style:style style:name="P252" style:family="paragraph" style:parent-style-name="Standard">
      <style:paragraph-properties fo:text-align="justify" style:justify-single-word="false"/>
      <style:text-properties officeooo:rsid="012d30e5" officeooo:paragraph-rsid="012d30e5"/>
    </style:style>
    <style:style style:name="P253" style:family="paragraph" style:parent-style-name="Standard">
      <style:paragraph-properties fo:text-align="justify" style:justify-single-word="false"/>
      <style:text-properties officeooo:rsid="012f1298" officeooo:paragraph-rsid="012f1298"/>
    </style:style>
    <style:style style:name="P254" style:family="paragraph" style:parent-style-name="Standard">
      <style:paragraph-properties fo:text-align="justify" style:justify-single-word="false"/>
      <style:text-properties style:font-name="Liberation Serif" fo:font-size="12pt" officeooo:paragraph-rsid="013013b2" style:font-size-asian="12pt" style:font-size-complex="12pt"/>
    </style:style>
    <style:style style:name="P255" style:family="paragraph" style:parent-style-name="Standard">
      <style:paragraph-properties fo:text-align="justify" style:justify-single-word="false"/>
      <style:text-properties style:font-name="Liberation Serif" fo:font-size="12pt" officeooo:paragraph-rsid="014015ca" style:font-size-asian="12pt" style:font-size-complex="12pt"/>
    </style:style>
    <style:style style:name="P256" style:family="paragraph" style:parent-style-name="Standard">
      <style:paragraph-properties fo:text-align="justify" style:justify-single-word="false"/>
      <style:text-properties style:font-name="Liberation Serif" fo:font-size="12pt" officeooo:rsid="01304828" officeooo:paragraph-rsid="01304828" style:font-size-asian="12pt" style:font-size-complex="12pt"/>
    </style:style>
    <style:style style:name="P257" style:family="paragraph" style:parent-style-name="Standard">
      <style:paragraph-properties fo:text-align="justify" style:justify-single-word="false"/>
      <style:text-properties style:font-name="Liberation Serif" fo:font-size="12pt" officeooo:rsid="00d57850" officeooo:paragraph-rsid="01405067" style:font-size-asian="12pt" style:font-size-complex="12pt"/>
    </style:style>
    <style:style style:name="P258" style:family="paragraph" style:parent-style-name="Standard">
      <style:paragraph-properties fo:text-align="justify" style:justify-single-word="false"/>
      <style:text-properties style:font-name="Liberation Serif" fo:font-size="12pt" officeooo:rsid="013f0266" officeooo:paragraph-rsid="013f0266" style:font-size-asian="12pt" style:font-size-complex="12pt"/>
    </style:style>
    <style:style style:name="P259" style:family="paragraph" style:parent-style-name="Standard">
      <style:paragraph-properties fo:text-align="justify" style:justify-single-word="false"/>
      <style:text-properties style:font-name="Liberation Serif" fo:font-size="12pt" fo:language="fr" fo:country="FR" officeooo:rsid="00da8843" officeooo:paragraph-rsid="00da8843" style:font-size-asian="12pt" style:font-size-complex="12pt"/>
    </style:style>
    <style:style style:name="P260" style:family="paragraph" style:parent-style-name="Standard">
      <style:paragraph-properties fo:text-align="justify" style:justify-single-word="false"/>
      <style:text-properties style:font-name="Liberation Serif" fo:font-size="12pt" fo:language="fr" fo:country="FR" officeooo:rsid="013f0266" officeooo:paragraph-rsid="014015ca" style:font-size-asian="12pt" style:font-size-complex="12pt"/>
    </style:style>
    <style:style style:name="P261" style:family="paragraph" style:parent-style-name="Standard">
      <style:paragraph-properties fo:text-align="justify" style:justify-single-word="false"/>
      <style:text-properties style:font-name="Liberation Serif" fo:font-size="12pt" fo:language="fr" fo:country="FR" officeooo:rsid="00da8843" officeooo:paragraph-rsid="00da8843" fo:background-color="#ff00cc" style:font-size-asian="12pt" style:font-size-complex="12pt"/>
    </style:style>
    <style:style style:name="P262" style:family="paragraph" style:parent-style-name="Standard">
      <style:paragraph-properties fo:text-align="justify" style:justify-single-word="false"/>
      <style:text-properties style:font-name="Liberation Serif" fo:font-size="12pt" fo:language="fr" fo:country="FR" officeooo:rsid="013349c8" officeooo:paragraph-rsid="00da8843" fo:background-color="#ff00cc" style:font-size-asian="12pt" style:font-size-complex="12pt"/>
    </style:style>
    <style:style style:name="P263" style:family="paragraph" style:parent-style-name="Standard">
      <style:paragraph-properties fo:text-align="justify" style:justify-single-word="false"/>
      <style:text-properties style:font-name="Liberation Serif" fo:font-size="12pt" fo:language="fr" fo:country="FR" fo:font-style="normal" fo:font-weight="normal" officeooo:rsid="01304828" officeooo:paragraph-rsid="01304828" fo:background-color="#ff00cc" style:font-size-asian="12pt" style:font-style-asian="normal" style:font-weight-asian="normal" style:font-size-complex="12pt"/>
    </style:style>
    <style:style style:name="P264" style:family="paragraph" style:parent-style-name="Standard">
      <style:paragraph-properties fo:text-align="justify" style:justify-single-word="false"/>
      <style:text-properties fo:font-weight="normal" officeooo:rsid="011bd5a0" officeooo:paragraph-rsid="011bd5a0" style:font-weight-asian="normal" style:font-weight-complex="normal"/>
    </style:style>
    <style:style style:name="P265" style:family="paragraph" style:parent-style-name="Standard">
      <style:paragraph-properties fo:text-align="justify" style:justify-single-word="false"/>
      <style:text-properties fo:font-weight="normal" officeooo:rsid="0149ac65" officeooo:paragraph-rsid="0149ac65" style:font-weight-asian="normal" style:font-weight-complex="normal"/>
    </style:style>
    <style:style style:name="P266" style:family="paragraph" style:parent-style-name="Standard">
      <style:paragraph-properties fo:text-align="justify" style:justify-single-word="false"/>
      <style:text-properties fo:font-weight="normal" officeooo:rsid="019fd15e" officeooo:paragraph-rsid="019fd15e" style:font-weight-asian="normal" style:font-weight-complex="normal"/>
    </style:style>
    <style:style style:name="P267" style:family="paragraph" style:parent-style-name="Standard">
      <style:paragraph-properties fo:text-align="justify" style:justify-single-word="false"/>
      <style:text-properties officeooo:rsid="0119942f" officeooo:paragraph-rsid="0119942f" fo:background-color="#ffff00"/>
    </style:style>
    <style:style style:name="P268" style:family="paragraph" style:parent-style-name="Standard">
      <style:paragraph-properties fo:text-align="justify" style:justify-single-word="false"/>
      <style:text-properties officeooo:rsid="0177a34c" officeooo:paragraph-rsid="0177a34c" fo:background-color="#ffff00"/>
    </style:style>
    <style:style style:name="P269" style:family="paragraph" style:parent-style-name="Standard">
      <style:text-properties officeooo:rsid="01a32cf6" officeooo:paragraph-rsid="01a32cf6" fo:background-color="#ffff00"/>
    </style:style>
    <style:style style:name="P270" style:family="paragraph" style:parent-style-name="Standard">
      <style:paragraph-properties fo:text-align="justify" style:justify-single-word="false"/>
      <style:text-properties style:font-name="Liberation Mono" fo:font-size="10.5pt" fo:language="fr" fo:country="FR" fo:font-style="normal" fo:font-weight="normal" officeooo:rsid="00e81d67" officeooo:paragraph-rsid="00e81d67" fo:background-color="transparent" style:font-size-asian="10.5pt" style:font-style-asian="normal" style:font-weight-asian="normal"/>
    </style:style>
    <style:style style:name="P271" style:family="paragraph" style:parent-style-name="Standard">
      <style:paragraph-properties fo:text-align="justify" style:justify-single-word="false"/>
      <style:text-properties style:font-name="Liberation Mono" fo:font-size="10.5pt" fo:language="fr" fo:country="FR" fo:font-style="normal" fo:font-weight="normal" officeooo:rsid="01420b7b" officeooo:paragraph-rsid="01420b7b" fo:background-color="#ff00cc" style:font-size-asian="10.5pt" style:font-style-asian="normal" style:font-weight-asian="normal"/>
    </style:style>
    <style:style style:name="P272" style:family="paragraph" style:parent-style-name="Standard">
      <style:paragraph-properties fo:text-align="justify" style:justify-single-word="false"/>
      <style:text-properties style:font-name="Liberation Mono" fo:font-size="10.5pt" fo:language="fr" fo:country="FR" fo:font-style="normal" fo:font-weight="normal" officeooo:rsid="00da2296" officeooo:paragraph-rsid="00d7bad1" fo:background-color="#ffff00" style:font-size-asian="10.5pt" style:font-style-asian="normal" style:font-weight-asian="normal"/>
    </style:style>
    <style:style style:name="P273" style:family="paragraph" style:parent-style-name="Standard">
      <style:paragraph-properties fo:text-align="justify" style:justify-single-word="false"/>
      <style:text-properties officeooo:rsid="01420b7b" officeooo:paragraph-rsid="01420b7b"/>
    </style:style>
    <style:style style:name="P274" style:family="paragraph" style:parent-style-name="Standard">
      <style:paragraph-properties fo:text-align="center" style:justify-single-word="false"/>
      <style:text-properties officeooo:rsid="014373ff" officeooo:paragraph-rsid="014373ff"/>
    </style:style>
    <style:style style:name="P275" style:family="paragraph" style:parent-style-name="Standard">
      <style:paragraph-properties fo:text-align="center" style:justify-single-word="false"/>
      <style:text-properties officeooo:rsid="014373ff" officeooo:paragraph-rsid="01441fdf"/>
    </style:style>
    <style:style style:name="P276" style:family="paragraph" style:parent-style-name="Standard">
      <style:paragraph-properties fo:text-align="center" style:justify-single-word="false"/>
      <style:text-properties officeooo:rsid="014373ff" officeooo:paragraph-rsid="01453daf"/>
    </style:style>
    <style:style style:name="P277" style:family="paragraph" style:parent-style-name="Standard">
      <style:paragraph-properties fo:text-align="justify" style:justify-single-word="false"/>
      <style:text-properties officeooo:rsid="01214a8d" officeooo:paragraph-rsid="01214a8d"/>
    </style:style>
    <style:style style:name="P278" style:family="paragraph" style:parent-style-name="Standard">
      <style:text-properties officeooo:paragraph-rsid="014fb766"/>
    </style:style>
    <style:style style:name="P279" style:family="paragraph" style:parent-style-name="Standard">
      <style:text-properties officeooo:paragraph-rsid="01556c67"/>
    </style:style>
    <style:style style:name="P280" style:family="paragraph" style:parent-style-name="Standard">
      <style:text-properties officeooo:paragraph-rsid="015b5cf1"/>
    </style:style>
    <style:style style:name="P281" style:family="paragraph" style:parent-style-name="Standard">
      <style:text-properties fo:color="#000000" fo:language="fr" fo:country="FR" officeooo:rsid="0019fb96" officeooo:paragraph-rsid="01556c67" fo:background-color="#ccff00" loext:padding="0cm" loext:border="none"/>
    </style:style>
    <style:style style:name="P282" style:family="paragraph" style:parent-style-name="Standard">
      <style:text-properties fo:color="#000000" fo:background-color="#ccff00" loext:padding-left="0.049cm" loext:padding-right="0cm" loext:padding-top="0cm" loext:padding-bottom="0cm" loext:border-left="2.41pt solid #000000" loext:border-right="none" loext:border-top="none" loext:border-bottom="none"/>
    </style:style>
    <style:style style:name="P283" style:family="paragraph" style:parent-style-name="Standard">
      <style:text-properties fo:color="#000000" fo:background-color="#ccff00" loext:padding="0cm" loext:border="none"/>
    </style:style>
    <style:style style:name="P284" style:family="paragraph" style:parent-style-name="Standard">
      <style:text-properties officeooo:paragraph-rsid="0170d089"/>
    </style:style>
    <style:style style:name="P285" style:family="paragraph" style:parent-style-name="Standard">
      <style:text-properties officeooo:paragraph-rsid="00a5ccb0"/>
    </style:style>
    <style:style style:name="P286" style:family="paragraph" style:parent-style-name="Standard">
      <style:paragraph-properties fo:text-align="justify" style:justify-single-word="false"/>
      <style:text-properties officeooo:rsid="00526619" officeooo:paragraph-rsid="00526619"/>
    </style:style>
    <style:style style:name="P287" style:family="paragraph" style:parent-style-name="Standard">
      <style:paragraph-properties fo:text-align="justify" style:justify-single-word="false"/>
      <style:text-properties officeooo:rsid="00526619" officeooo:paragraph-rsid="00867866"/>
    </style:style>
    <style:style style:name="P288" style:family="paragraph" style:parent-style-name="Standard">
      <style:paragraph-properties fo:text-align="justify" style:justify-single-word="false"/>
      <style:text-properties officeooo:rsid="00892dac" officeooo:paragraph-rsid="00892dac"/>
    </style:style>
    <style:style style:name="P289" style:family="paragraph" style:parent-style-name="Standard">
      <style:text-properties officeooo:paragraph-rsid="01b4d591"/>
    </style:style>
    <style:style style:name="P290" style:family="paragraph" style:parent-style-name="Standard">
      <style:text-properties fo:font-style="italic" officeooo:rsid="01b4d591" officeooo:paragraph-rsid="01b4d591" style:font-style-asian="italic" style:font-style-complex="italic"/>
    </style:style>
    <style:style style:name="P291" style:family="paragraph" style:parent-style-name="Standard">
      <style:text-properties fo:font-style="italic" officeooo:rsid="01bb334d" officeooo:paragraph-rsid="01bb334d" style:font-style-asian="italic" style:font-style-complex="italic"/>
    </style:style>
    <style:style style:name="P292" style:family="paragraph" style:parent-style-name="Standard">
      <style:text-properties fo:font-style="italic" officeooo:paragraph-rsid="01b9bc17" fo:background-color="#ffff00" style:font-style-asian="italic" style:font-style-complex="italic"/>
    </style:style>
    <style:style style:name="P293" style:family="paragraph" style:parent-style-name="Text_20_body">
      <style:text-properties officeooo:paragraph-rsid="002b32eb"/>
    </style:style>
    <style:style style:name="P294" style:family="paragraph" style:parent-style-name="Text_20_body">
      <style:paragraph-properties fo:margin-left="0cm" fo:margin-right="0cm" fo:margin-top="0cm" fo:margin-bottom="0.318cm" loext:contextual-spacing="false" style:line-height-at-least="0.529cm" fo:orphans="2" fo:widows="2" fo:text-indent="0cm" style:auto-text-indent="false"/>
    </style:style>
    <style:style style:name="P295" style:family="paragraph" style:parent-style-name="Table_20_Contents">
      <style:paragraph-properties fo:text-align="center" style:justify-single-word="false"/>
      <style:text-properties officeooo:rsid="014373ff" officeooo:paragraph-rsid="014373ff"/>
    </style:style>
    <style:style style:name="P296" style:family="paragraph" style:parent-style-name="Table_20_Contents">
      <style:paragraph-properties fo:text-align="center" style:justify-single-word="false"/>
      <style:text-properties officeooo:rsid="014373ff" officeooo:paragraph-rsid="01441fdf"/>
    </style:style>
    <style:style style:name="P297" style:family="paragraph" style:parent-style-name="Table_20_Contents">
      <style:paragraph-properties fo:text-align="center" style:justify-single-word="false"/>
      <style:text-properties officeooo:rsid="014373ff" officeooo:paragraph-rsid="01453daf"/>
    </style:style>
    <style:style style:name="P298" style:family="paragraph" style:parent-style-name="Table_20_Contents">
      <style:paragraph-properties fo:text-align="center" style:justify-single-word="false"/>
      <style:text-properties officeooo:rsid="014373ff" officeooo:paragraph-rsid="01aaadb9"/>
    </style:style>
    <style:style style:name="P299" style:family="paragraph" style:parent-style-name="Table_20_Contents">
      <style:paragraph-properties fo:text-align="center" style:justify-single-word="false"/>
      <style:text-properties officeooo:paragraph-rsid="014373ff"/>
    </style:style>
    <style:style style:name="P300" style:family="paragraph" style:parent-style-name="Table_20_Contents">
      <style:paragraph-properties fo:text-align="center" style:justify-single-word="false"/>
      <style:text-properties officeooo:paragraph-rsid="01441fdf"/>
    </style:style>
    <style:style style:name="P301" style:family="paragraph" style:parent-style-name="Table_20_Contents">
      <style:paragraph-properties fo:text-align="center" style:justify-single-word="false"/>
      <style:text-properties officeooo:rsid="01441fdf" officeooo:paragraph-rsid="01441fdf"/>
    </style:style>
    <style:style style:name="P302" style:family="paragraph" style:parent-style-name="Table_20_Contents">
      <style:paragraph-properties fo:text-align="center" style:justify-single-word="false"/>
      <style:text-properties officeooo:rsid="01441fdf" officeooo:paragraph-rsid="01453daf"/>
    </style:style>
    <style:style style:name="P303" style:family="paragraph" style:parent-style-name="Table_20_Contents">
      <style:paragraph-properties fo:text-align="center" style:justify-single-word="false"/>
      <style:text-properties officeooo:rsid="01453daf" officeooo:paragraph-rsid="01453daf"/>
    </style:style>
    <style:style style:name="P304" style:family="paragraph" style:parent-style-name="Standard">
      <style:paragraph-properties fo:text-align="justify" style:justify-single-word="false"/>
      <style:text-properties fo:language="fr" fo:country="FR" officeooo:rsid="01b63b97" officeooo:paragraph-rsid="00b93d87"/>
    </style:style>
    <style:style style:name="P305" style:family="paragraph" style:parent-style-name="Standard">
      <style:text-properties fo:language="fr" fo:country="FR" fo:font-style="italic" officeooo:rsid="01bc39f5" officeooo:paragraph-rsid="01bc39f5" fo:background-color="#ffff00" style:font-style-asian="italic" style:font-style-complex="italic"/>
    </style:style>
    <style:style style:name="P306" style:family="paragraph" style:parent-style-name="Standard" style:list-style-name="L2">
      <style:text-properties fo:language="fr" fo:country="FR" officeooo:rsid="014373ff" officeooo:paragraph-rsid="014373ff"/>
    </style:style>
    <style:style style:name="P307" style:family="paragraph" style:parent-style-name="Standard" style:list-style-name="L3">
      <style:text-properties fo:language="fr" fo:country="FR" officeooo:rsid="01453daf" officeooo:paragraph-rsid="01453daf"/>
    </style:style>
    <style:style style:name="P308" style:family="paragraph" style:parent-style-name="Standard">
      <style:text-properties fo:language="fr" fo:country="FR" officeooo:rsid="001c2d9b" officeooo:paragraph-rsid="01aada94" fo:background-color="#ffff00"/>
    </style:style>
    <style:style style:name="P309" style:family="paragraph" style:parent-style-name="Standard">
      <style:text-properties fo:language="fr" fo:country="FR" officeooo:rsid="01c0e895" officeooo:paragraph-rsid="01c0e895" fo:background-color="#ffff00"/>
    </style:style>
    <style:style style:name="P310" style:family="paragraph" style:parent-style-name="Standard" style:list-style-name="L1">
      <style:text-properties officeooo:paragraph-rsid="014373ff"/>
    </style:style>
    <style:style style:name="P311" style:family="paragraph" style:parent-style-name="Standard" style:list-style-name="L1">
      <style:text-properties officeooo:rsid="014373ff" officeooo:paragraph-rsid="014373ff"/>
    </style:style>
    <style:style style:name="P312" style:family="paragraph" style:parent-style-name="Standard" style:list-style-name="L2">
      <style:text-properties officeooo:rsid="014373ff" officeooo:paragraph-rsid="00385a12"/>
    </style:style>
    <style:style style:name="P313" style:family="paragraph" style:parent-style-name="Standard" style:list-style-name="L2">
      <style:text-properties officeooo:rsid="014373ff" officeooo:paragraph-rsid="01441fdf"/>
    </style:style>
    <style:style style:name="P314" style:family="paragraph" style:parent-style-name="Standard" style:list-style-name="L2">
      <style:text-properties officeooo:paragraph-rsid="01441fdf"/>
    </style:style>
    <style:style style:name="P315" style:family="paragraph" style:parent-style-name="Standard" style:list-style-name="L4">
      <style:text-properties officeooo:paragraph-rsid="00f18543"/>
    </style:style>
    <style:style style:name="P316" style:family="paragraph" style:parent-style-name="Standard">
      <style:paragraph-properties fo:text-align="justify" style:justify-single-word="false"/>
      <style:text-properties officeooo:paragraph-rsid="01a92261" fo:background-color="#ffff00"/>
    </style:style>
    <style:style style:name="T1" style:family="text">
      <style:text-properties fo:font-weight="bold" style:font-weight-asian="bold" style:font-weight-complex="bold"/>
    </style:style>
    <style:style style:name="T2" style:family="text">
      <style:text-properties fo:font-weight="bold" officeooo:rsid="00188faf" style:font-weight-asian="bold" style:font-weight-complex="bold"/>
    </style:style>
    <style:style style:name="T3" style:family="text">
      <style:text-properties fo:font-weight="bold" officeooo:rsid="00d3f764" style:font-weight-asian="bold" style:font-weight-complex="bold"/>
    </style:style>
    <style:style style:name="T4" style:family="text">
      <style:text-properties fo:font-weight="bold" officeooo:rsid="0154c30a" style:font-weight-asian="bold" style:font-weight-complex="bold"/>
    </style:style>
    <style:style style:name="T5" style:family="text">
      <style:text-properties fo:font-weight="bold" officeooo:rsid="016f8dad" style:font-weight-asian="bold" style:font-weight-complex="bold"/>
    </style:style>
    <style:style style:name="T6" style:family="text">
      <style:text-properties fo:font-weight="bold" officeooo:rsid="015838dd" style:font-weight-asian="bold" style:font-weight-complex="bold"/>
    </style:style>
    <style:style style:name="T7" style:family="text">
      <style:text-properties fo:font-weight="bold" officeooo:rsid="015a7590" fo:background-color="#ffff00" loext:char-shading-value="0" style:font-weight-asian="bold" style:font-weight-complex="bold"/>
    </style:style>
    <style:style style:name="T8" style:family="text">
      <style:text-properties fo:font-weight="bold" officeooo:rsid="01b9bc17" fo:background-color="#ffff00" loext:char-shading-value="0" style:font-weight-asian="bold" style:font-weight-complex="bold"/>
    </style:style>
    <style:style style:name="T9" style:family="text">
      <style:text-properties officeooo:rsid="001d1994"/>
    </style:style>
    <style:style style:name="T10" style:family="text">
      <style:text-properties fo:font-variant="normal" fo:text-transform="none" fo:color="#292929" style:font-name="sourcesans-regular" fo:font-size="9.60000038146973pt" fo:letter-spacing="normal" fo:font-style="normal" fo:font-weight="normal"/>
    </style:style>
    <style:style style:name="T11" style:family="text">
      <style:text-properties fo:font-variant="normal" fo:text-transform="none" fo:color="#2574b9" style:font-name="sourcesans-regular" fo:font-size="9.60000038146973pt" fo:letter-spacing="normal" fo:font-style="normal" style:text-underline-style="solid" style:text-underline-width="auto" style:text-underline-color="font-color" fo:font-weight="normal" fo:background-color="transparent" loext:char-shading-value="0"/>
    </style:style>
    <style:style style:name="T12" style:family="text">
      <style:text-properties fo:color="#292929"/>
    </style:style>
    <style:style style:name="T13" style:family="text">
      <style:text-properties fo:color="#292929" style:font-name="sourcesans-bold" fo:font-weight="normal"/>
    </style:style>
    <style:style style:name="T14" style:family="text">
      <style:text-properties fo:color="#666666"/>
    </style:style>
    <style:style style:name="T15" style:family="text">
      <style:text-properties fo:color="#666666" officeooo:rsid="0029704b"/>
    </style:style>
    <style:style style:name="T16" style:family="text">
      <style:text-properties fo:language="fr" fo:country="FR"/>
    </style:style>
    <style:style style:name="T17" style:family="text">
      <style:text-properties fo:language="fr" fo:country="FR" officeooo:rsid="001c2d9b"/>
    </style:style>
    <style:style style:name="T18" style:family="text">
      <style:text-properties fo:language="fr" fo:country="FR" officeooo:rsid="002847b0"/>
    </style:style>
    <style:style style:name="T19" style:family="text">
      <style:text-properties fo:language="fr" fo:country="FR" officeooo:rsid="00495a50"/>
    </style:style>
    <style:style style:name="T20" style:family="text">
      <style:text-properties fo:language="fr" fo:country="FR" officeooo:rsid="001a610b"/>
    </style:style>
    <style:style style:name="T21" style:family="text">
      <style:text-properties fo:language="fr" fo:country="FR" officeooo:rsid="0050fd74"/>
    </style:style>
    <style:style style:name="T22" style:family="text">
      <style:text-properties fo:language="fr" fo:country="FR" officeooo:rsid="005125ea"/>
    </style:style>
    <style:style style:name="T23" style:family="text">
      <style:text-properties fo:language="fr" fo:country="FR" fo:background-color="#ffff00" loext:char-shading-value="0"/>
    </style:style>
    <style:style style:name="T24" style:family="text">
      <style:text-properties fo:language="fr" fo:country="FR" officeooo:rsid="01453daf" fo:background-color="#ffff00" loext:char-shading-value="0"/>
    </style:style>
    <style:style style:name="T25" style:family="text">
      <style:text-properties fo:language="fr" fo:country="FR" officeooo:rsid="01594e6d" fo:background-color="#ffff00" loext:char-shading-value="0"/>
    </style:style>
    <style:style style:name="T26" style:family="text">
      <style:text-properties fo:language="fr" fo:country="FR" officeooo:rsid="017a17dc" fo:background-color="#ffff00" loext:char-shading-value="0"/>
    </style:style>
    <style:style style:name="T27" style:family="text">
      <style:text-properties fo:language="fr" fo:country="FR" officeooo:rsid="017db2c6" fo:background-color="#ffff00" loext:char-shading-value="0"/>
    </style:style>
    <style:style style:name="T28" style:family="text">
      <style:text-properties fo:language="fr" fo:country="FR" officeooo:rsid="017f54ca" fo:background-color="#ffff00" loext:char-shading-value="0"/>
    </style:style>
    <style:style style:name="T29" style:family="text">
      <style:text-properties fo:language="fr" fo:country="FR" officeooo:rsid="019aff7a" fo:background-color="#ffff00" loext:char-shading-value="0"/>
    </style:style>
    <style:style style:name="T30" style:family="text">
      <style:text-properties fo:language="fr" fo:country="FR" officeooo:rsid="0065c66e" fo:background-color="#ffff00" loext:char-shading-value="0"/>
    </style:style>
    <style:style style:name="T31" style:family="text">
      <style:text-properties fo:language="fr" fo:country="FR" officeooo:rsid="01b7e853" fo:background-color="#ffff00" loext:char-shading-value="0"/>
    </style:style>
    <style:style style:name="T32" style:family="text">
      <style:text-properties fo:language="fr" fo:country="FR" officeooo:rsid="00b38517" fo:background-color="#ffff00" loext:char-shading-value="0"/>
    </style:style>
    <style:style style:name="T33" style:family="text">
      <style:text-properties fo:language="fr" fo:country="FR" officeooo:rsid="01bc39f5" fo:background-color="#ffff00" loext:char-shading-value="0"/>
    </style:style>
    <style:style style:name="T34" style:family="text">
      <style:text-properties fo:language="fr" fo:country="FR" officeooo:rsid="00526619"/>
    </style:style>
    <style:style style:name="T35" style:family="text">
      <style:text-properties fo:language="fr" fo:country="FR" officeooo:rsid="005125ea" fo:background-color="transparent" loext:char-shading-value="0"/>
    </style:style>
    <style:style style:name="T36" style:family="text">
      <style:text-properties fo:language="fr" fo:country="FR" officeooo:rsid="0050fd74" fo:background-color="transparent" loext:char-shading-value="0"/>
    </style:style>
    <style:style style:name="T37" style:family="text">
      <style:text-properties fo:language="fr" fo:country="FR" officeooo:rsid="0079a209" fo:background-color="transparent" loext:char-shading-value="0"/>
    </style:style>
    <style:style style:name="T38" style:family="text">
      <style:text-properties fo:language="fr" fo:country="FR" officeooo:rsid="00ba5793" fo:background-color="transparent" loext:char-shading-value="0"/>
    </style:style>
    <style:style style:name="T39" style:family="text">
      <style:text-properties fo:language="fr" fo:country="FR" officeooo:rsid="00d3f764" fo:background-color="transparent" loext:char-shading-value="0"/>
    </style:style>
    <style:style style:name="T40" style:family="text">
      <style:text-properties fo:language="fr" fo:country="FR" officeooo:rsid="00c954e4" fo:background-color="transparent" loext:char-shading-value="0"/>
    </style:style>
    <style:style style:name="T41" style:family="text">
      <style:text-properties fo:language="fr" fo:country="FR" officeooo:rsid="00c79448" fo:background-color="transparent" loext:char-shading-value="0"/>
    </style:style>
    <style:style style:name="T42" style:family="text">
      <style:text-properties fo:language="fr" fo:country="FR" officeooo:rsid="015e5c27" fo:background-color="transparent" loext:char-shading-value="0"/>
    </style:style>
    <style:style style:name="T43" style:family="text">
      <style:text-properties fo:language="fr" fo:country="FR" officeooo:rsid="015bf780" fo:background-color="transparent" loext:char-shading-value="0"/>
    </style:style>
    <style:style style:name="T44" style:family="text">
      <style:text-properties fo:language="fr" fo:country="FR" officeooo:rsid="0163cd48" fo:background-color="transparent" loext:char-shading-value="0"/>
    </style:style>
    <style:style style:name="T45" style:family="text">
      <style:text-properties fo:language="fr" fo:country="FR" officeooo:rsid="019aff7a" fo:background-color="transparent" loext:char-shading-value="0"/>
    </style:style>
    <style:style style:name="T46" style:family="text">
      <style:text-properties fo:language="fr" fo:country="FR" officeooo:rsid="019cd1e8" fo:background-color="transparent" loext:char-shading-value="0"/>
    </style:style>
    <style:style style:name="T47" style:family="text">
      <style:text-properties fo:language="fr" fo:country="FR" officeooo:rsid="01bd2551" fo:background-color="transparent" loext:char-shading-value="0"/>
    </style:style>
    <style:style style:name="T48" style:family="text">
      <style:text-properties fo:language="fr" fo:country="FR" officeooo:rsid="00b801c6" fo:background-color="transparent" loext:char-shading-value="0"/>
    </style:style>
    <style:style style:name="T49" style:family="text">
      <style:text-properties fo:language="fr" fo:country="FR" officeooo:rsid="0055f2de" fo:background-color="transparent" loext:char-shading-value="0"/>
    </style:style>
    <style:style style:name="T50" style:family="text">
      <style:text-properties fo:language="fr" fo:country="FR" officeooo:rsid="001addb0"/>
    </style:style>
    <style:style style:name="T51" style:family="text">
      <style:text-properties fo:language="fr" fo:country="FR" officeooo:rsid="0054d690"/>
    </style:style>
    <style:style style:name="T52" style:family="text">
      <style:text-properties fo:language="fr" fo:country="FR" officeooo:rsid="0055f2de"/>
    </style:style>
    <style:style style:name="T53" style:family="text">
      <style:text-properties fo:language="fr" fo:country="FR" officeooo:rsid="00562ec6"/>
    </style:style>
    <style:style style:name="T54" style:family="text">
      <style:text-properties fo:language="fr" fo:country="FR" officeooo:rsid="00581a4a"/>
    </style:style>
    <style:style style:name="T55" style:family="text">
      <style:text-properties fo:language="fr" fo:country="FR" officeooo:rsid="0059f87c"/>
    </style:style>
    <style:style style:name="T56" style:family="text">
      <style:text-properties fo:language="fr" fo:country="FR" officeooo:rsid="005a1e35"/>
    </style:style>
    <style:style style:name="T57" style:family="text">
      <style:text-properties fo:language="fr" fo:country="FR" officeooo:rsid="005e1af5"/>
    </style:style>
    <style:style style:name="T58" style:family="text">
      <style:text-properties fo:language="fr" fo:country="FR" officeooo:rsid="0060178a"/>
    </style:style>
    <style:style style:name="T59" style:family="text">
      <style:text-properties fo:language="fr" fo:country="FR" officeooo:rsid="00608333"/>
    </style:style>
    <style:style style:name="T60" style:family="text">
      <style:text-properties fo:language="fr" fo:country="FR" officeooo:rsid="005d3aa4"/>
    </style:style>
    <style:style style:name="T61" style:family="text">
      <style:text-properties fo:language="fr" fo:country="FR" officeooo:rsid="0065c66e"/>
    </style:style>
    <style:style style:name="T62" style:family="text">
      <style:text-properties fo:language="fr" fo:country="FR" officeooo:rsid="006879c2"/>
    </style:style>
    <style:style style:name="T63" style:family="text">
      <style:text-properties fo:language="fr" fo:country="FR" officeooo:rsid="0068c812"/>
    </style:style>
    <style:style style:name="T64" style:family="text">
      <style:text-properties fo:language="fr" fo:country="FR" officeooo:rsid="006d5583"/>
    </style:style>
    <style:style style:name="T65" style:family="text">
      <style:text-properties fo:language="fr" fo:country="FR" officeooo:rsid="006eeab2"/>
    </style:style>
    <style:style style:name="T66" style:family="text">
      <style:text-properties fo:language="fr" fo:country="FR" officeooo:rsid="006eca10"/>
    </style:style>
    <style:style style:name="T67" style:family="text">
      <style:text-properties fo:language="fr" fo:country="FR" officeooo:rsid="00703c80"/>
    </style:style>
    <style:style style:name="T68" style:family="text">
      <style:text-properties fo:language="fr" fo:country="FR" officeooo:rsid="007594d3"/>
    </style:style>
    <style:style style:name="T69" style:family="text">
      <style:text-properties fo:language="fr" fo:country="FR" officeooo:rsid="0084d25c"/>
    </style:style>
    <style:style style:name="T70" style:family="text">
      <style:text-properties fo:language="fr" fo:country="FR" officeooo:rsid="00867866"/>
    </style:style>
    <style:style style:name="T71" style:family="text">
      <style:text-properties fo:language="fr" fo:country="FR" officeooo:rsid="00886e26"/>
    </style:style>
    <style:style style:name="T72" style:family="text">
      <style:text-properties fo:language="fr" fo:country="FR" officeooo:rsid="0089fc90"/>
    </style:style>
    <style:style style:name="T73" style:family="text">
      <style:text-properties fo:language="fr" fo:country="FR" officeooo:rsid="008a1d35"/>
    </style:style>
    <style:style style:name="T74" style:family="text">
      <style:text-properties fo:language="fr" fo:country="FR" officeooo:rsid="008cb3dc"/>
    </style:style>
    <style:style style:name="T75" style:family="text">
      <style:text-properties fo:language="fr" fo:country="FR" officeooo:rsid="008f5478"/>
    </style:style>
    <style:style style:name="T76" style:family="text">
      <style:text-properties fo:language="fr" fo:country="FR" officeooo:rsid="00933c8f"/>
    </style:style>
    <style:style style:name="T77" style:family="text">
      <style:text-properties fo:language="fr" fo:country="FR" officeooo:rsid="009f8432"/>
    </style:style>
    <style:style style:name="T78" style:family="text">
      <style:text-properties fo:language="fr" fo:country="FR" officeooo:rsid="00a080d4"/>
    </style:style>
    <style:style style:name="T79" style:family="text">
      <style:text-properties fo:language="fr" fo:country="FR" officeooo:rsid="002f58e7"/>
    </style:style>
    <style:style style:name="T80" style:family="text">
      <style:text-properties fo:language="fr" fo:country="FR" officeooo:rsid="00a35094"/>
    </style:style>
    <style:style style:name="T81" style:family="text">
      <style:text-properties fo:language="fr" fo:country="FR" officeooo:rsid="00a22193"/>
    </style:style>
    <style:style style:name="T82" style:family="text">
      <style:text-properties fo:language="fr" fo:country="FR" officeooo:rsid="00a4178c"/>
    </style:style>
    <style:style style:name="T83" style:family="text">
      <style:text-properties fo:language="fr" fo:country="FR" officeooo:rsid="0035640a"/>
    </style:style>
    <style:style style:name="T84" style:family="text">
      <style:text-properties fo:language="fr" fo:country="FR" officeooo:rsid="00a4377d"/>
    </style:style>
    <style:style style:name="T85" style:family="text">
      <style:text-properties fo:language="fr" fo:country="FR" officeooo:rsid="0099818d"/>
    </style:style>
    <style:style style:name="T86" style:family="text">
      <style:text-properties fo:language="fr" fo:country="FR" officeooo:rsid="00a5ccb0"/>
    </style:style>
    <style:style style:name="T87" style:family="text">
      <style:text-properties fo:language="fr" fo:country="FR" officeooo:rsid="00a8947e"/>
    </style:style>
    <style:style style:name="T88" style:family="text">
      <style:text-properties fo:language="fr" fo:country="FR" officeooo:rsid="00a9ddb9"/>
    </style:style>
    <style:style style:name="T89" style:family="text">
      <style:text-properties fo:language="fr" fo:country="FR" officeooo:rsid="00ac2f2a"/>
    </style:style>
    <style:style style:name="T90" style:family="text">
      <style:text-properties fo:language="fr" fo:country="FR" officeooo:rsid="00ac9432"/>
    </style:style>
    <style:style style:name="T91" style:family="text">
      <style:text-properties fo:language="fr" fo:country="FR" officeooo:rsid="003a49fd"/>
    </style:style>
    <style:style style:name="T92" style:family="text">
      <style:text-properties fo:language="fr" fo:country="FR" officeooo:rsid="00adca06"/>
    </style:style>
    <style:style style:name="T93" style:family="text">
      <style:text-properties fo:language="fr" fo:country="FR" officeooo:rsid="00b042c8"/>
    </style:style>
    <style:style style:name="T94" style:family="text">
      <style:text-properties fo:language="fr" fo:country="FR" officeooo:rsid="00bc5822"/>
    </style:style>
    <style:style style:name="T95" style:family="text">
      <style:text-properties fo:language="fr" fo:country="FR" officeooo:rsid="00b98170"/>
    </style:style>
    <style:style style:name="T96" style:family="text">
      <style:text-properties fo:language="fr" fo:country="FR" officeooo:rsid="00c0defb"/>
    </style:style>
    <style:style style:name="T97" style:family="text">
      <style:text-properties fo:language="fr" fo:country="FR" officeooo:rsid="00ba5793"/>
    </style:style>
    <style:style style:name="T98" style:family="text">
      <style:text-properties fo:language="fr" fo:country="FR" officeooo:rsid="00c79448"/>
    </style:style>
    <style:style style:name="T99" style:family="text">
      <style:text-properties fo:language="fr" fo:country="FR" officeooo:rsid="00c954e4"/>
    </style:style>
    <style:style style:name="T100" style:family="text">
      <style:text-properties fo:language="fr" fo:country="FR" officeooo:rsid="00cb2f84"/>
    </style:style>
    <style:style style:name="T101" style:family="text">
      <style:text-properties fo:language="fr" fo:country="FR" officeooo:rsid="00cc9bf9"/>
    </style:style>
    <style:style style:name="T102" style:family="text">
      <style:text-properties fo:language="fr" fo:country="FR" officeooo:rsid="00cd2f77"/>
    </style:style>
    <style:style style:name="T103" style:family="text">
      <style:text-properties fo:language="fr" fo:country="FR" officeooo:rsid="00cede61"/>
    </style:style>
    <style:style style:name="T104" style:family="text">
      <style:text-properties fo:language="fr" fo:country="FR" officeooo:rsid="00d0a683"/>
    </style:style>
    <style:style style:name="T105" style:family="text">
      <style:text-properties fo:language="fr" fo:country="FR" officeooo:rsid="00d251c2"/>
    </style:style>
    <style:style style:name="T106" style:family="text">
      <style:text-properties fo:language="fr" fo:country="FR" officeooo:rsid="00d3f764"/>
    </style:style>
    <style:style style:name="T107" style:family="text">
      <style:text-properties fo:language="fr" fo:country="FR" officeooo:rsid="00d3f764" fo:background-color="#ff33ff" loext:char-shading-value="0"/>
    </style:style>
    <style:style style:name="T108" style:family="text">
      <style:text-properties fo:language="fr" fo:country="FR" officeooo:rsid="01405067" fo:background-color="#ff33ff" loext:char-shading-value="0"/>
    </style:style>
    <style:style style:name="T109" style:family="text">
      <style:text-properties fo:language="fr" fo:country="FR" officeooo:rsid="00d57850"/>
    </style:style>
    <style:style style:name="T110" style:family="text">
      <style:text-properties fo:language="fr" fo:country="FR" officeooo:rsid="00385a12"/>
    </style:style>
    <style:style style:name="T111" style:family="text">
      <style:text-properties fo:language="fr" fo:country="FR" officeooo:rsid="00d7bad1"/>
    </style:style>
    <style:style style:name="T112" style:family="text">
      <style:text-properties fo:language="fr" fo:country="FR" officeooo:rsid="00d80483"/>
    </style:style>
    <style:style style:name="T113" style:family="text">
      <style:text-properties fo:language="fr" fo:country="FR" officeooo:rsid="00da8843"/>
    </style:style>
    <style:style style:name="T114" style:family="text">
      <style:text-properties fo:language="fr" fo:country="FR" officeooo:rsid="00e66c4b"/>
    </style:style>
    <style:style style:name="T115" style:family="text">
      <style:text-properties fo:language="fr" fo:country="FR" officeooo:rsid="00ef8ce8"/>
    </style:style>
    <style:style style:name="T116" style:family="text">
      <style:text-properties fo:language="fr" fo:country="FR" officeooo:rsid="00f90383"/>
    </style:style>
    <style:style style:name="T117" style:family="text">
      <style:text-properties fo:language="fr" fo:country="FR" officeooo:rsid="00fbac8e"/>
    </style:style>
    <style:style style:name="T118" style:family="text">
      <style:text-properties fo:language="fr" fo:country="FR" officeooo:rsid="00fe2ef6"/>
    </style:style>
    <style:style style:name="T119" style:family="text">
      <style:text-properties fo:language="fr" fo:country="FR" officeooo:rsid="0100ef2e"/>
    </style:style>
    <style:style style:name="T120" style:family="text">
      <style:text-properties fo:language="fr" fo:country="FR" officeooo:rsid="00fd4366"/>
    </style:style>
    <style:style style:name="T121" style:family="text">
      <style:text-properties fo:language="fr" fo:country="FR" officeooo:rsid="00ff84da"/>
    </style:style>
    <style:style style:name="T122" style:family="text">
      <style:text-properties fo:language="fr" fo:country="FR" officeooo:rsid="0107883e"/>
    </style:style>
    <style:style style:name="T123" style:family="text">
      <style:text-properties fo:language="fr" fo:country="FR" officeooo:rsid="01146505"/>
    </style:style>
    <style:style style:name="T124" style:family="text">
      <style:text-properties fo:language="fr" fo:country="FR" officeooo:rsid="01159700"/>
    </style:style>
    <style:style style:name="T125" style:family="text">
      <style:text-properties fo:language="fr" fo:country="FR" officeooo:rsid="0117904b"/>
    </style:style>
    <style:style style:name="T126" style:family="text">
      <style:text-properties fo:language="fr" fo:country="FR" officeooo:rsid="011838b0"/>
    </style:style>
    <style:style style:name="T127" style:family="text">
      <style:text-properties fo:language="fr" fo:country="FR" officeooo:rsid="0119942f"/>
    </style:style>
    <style:style style:name="T128" style:family="text">
      <style:text-properties fo:language="fr" fo:country="FR" officeooo:rsid="011a6e02"/>
    </style:style>
    <style:style style:name="T129" style:family="text">
      <style:text-properties fo:language="fr" fo:country="FR" officeooo:rsid="011d33c7"/>
    </style:style>
    <style:style style:name="T130" style:family="text">
      <style:text-properties fo:language="fr" fo:country="FR" officeooo:rsid="01202dd2"/>
    </style:style>
    <style:style style:name="T131" style:family="text">
      <style:text-properties fo:language="fr" fo:country="FR" fo:font-weight="normal" officeooo:rsid="011e3f5e" style:font-weight-asian="normal" style:font-weight-complex="normal"/>
    </style:style>
    <style:style style:name="T132" style:family="text">
      <style:text-properties fo:language="fr" fo:country="FR" fo:font-weight="normal" officeooo:rsid="0136fc93" style:font-weight-asian="normal" style:font-weight-complex="normal"/>
    </style:style>
    <style:style style:name="T133" style:family="text">
      <style:text-properties fo:language="fr" fo:country="FR" fo:font-weight="normal" officeooo:rsid="011dee98" style:font-weight-asian="normal" style:font-weight-complex="normal"/>
    </style:style>
    <style:style style:name="T134" style:family="text">
      <style:text-properties fo:language="fr" fo:country="FR" fo:font-weight="normal" officeooo:rsid="0137d1d0" style:font-weight-asian="normal" style:font-weight-complex="normal"/>
    </style:style>
    <style:style style:name="T135" style:family="text">
      <style:text-properties fo:language="fr" fo:country="FR" fo:font-weight="normal" officeooo:rsid="019fd15e" style:font-weight-asian="normal" style:font-weight-complex="normal"/>
    </style:style>
    <style:style style:name="T136" style:family="text">
      <style:text-properties fo:language="fr" fo:country="FR" fo:font-weight="normal" officeooo:rsid="01515474" fo:background-color="transparent" loext:char-shading-value="0" style:font-weight-asian="normal" style:font-weight-complex="normal"/>
    </style:style>
    <style:style style:name="T137" style:family="text">
      <style:text-properties fo:language="fr" fo:country="FR" fo:font-weight="normal" officeooo:rsid="015117ca" fo:background-color="transparent" loext:char-shading-value="0" style:font-weight-asian="normal" style:font-weight-complex="normal"/>
    </style:style>
    <style:style style:name="T138" style:family="text">
      <style:text-properties fo:language="fr" fo:country="FR" fo:font-weight="normal" officeooo:rsid="01521934" fo:background-color="transparent" loext:char-shading-value="0" style:font-weight-asian="normal" style:font-weight-complex="normal"/>
    </style:style>
    <style:style style:name="T139" style:family="text">
      <style:text-properties fo:language="fr" fo:country="FR" fo:font-weight="normal" officeooo:rsid="0152d3a7" fo:background-color="transparent" loext:char-shading-value="0" style:font-weight-asian="normal" style:font-weight-complex="normal"/>
    </style:style>
    <style:style style:name="T140" style:family="text">
      <style:text-properties fo:language="fr" fo:country="FR" fo:font-weight="normal" officeooo:rsid="0152d3a7" fo:background-color="#ffff00" loext:char-shading-value="0" style:font-weight-asian="normal" style:font-weight-complex="normal"/>
    </style:style>
    <style:style style:name="T141" style:family="text">
      <style:text-properties fo:language="fr" fo:country="FR" fo:font-weight="normal" officeooo:rsid="019fd15e" fo:background-color="#ffff00" loext:char-shading-value="0" style:font-weight-asian="normal" style:font-weight-complex="normal"/>
    </style:style>
    <style:style style:name="T142" style:family="text">
      <style:text-properties fo:language="fr" fo:country="FR" fo:font-weight="normal" officeooo:rsid="01c2624c" fo:background-color="#ffff00" loext:char-shading-value="0" style:font-weight-asian="normal" style:font-weight-complex="normal"/>
    </style:style>
    <style:style style:name="T143" style:family="text">
      <style:text-properties fo:language="fr" fo:country="FR" officeooo:rsid="01214a8d"/>
    </style:style>
    <style:style style:name="T144" style:family="text">
      <style:text-properties fo:language="fr" fo:country="FR" officeooo:rsid="0121828d"/>
    </style:style>
    <style:style style:name="T145" style:family="text">
      <style:text-properties fo:language="fr" fo:country="FR" officeooo:rsid="01222007"/>
    </style:style>
    <style:style style:name="T146" style:family="text">
      <style:text-properties fo:language="fr" fo:country="FR" officeooo:rsid="01243760"/>
    </style:style>
    <style:style style:name="T147" style:family="text">
      <style:text-properties fo:language="fr" fo:country="FR" officeooo:rsid="01244bd5"/>
    </style:style>
    <style:style style:name="T148" style:family="text">
      <style:text-properties fo:language="fr" fo:country="FR" officeooo:rsid="012a371a"/>
    </style:style>
    <style:style style:name="T149" style:family="text">
      <style:text-properties fo:language="fr" fo:country="FR" officeooo:rsid="013013b2"/>
    </style:style>
    <style:style style:name="T150" style:family="text">
      <style:text-properties fo:language="fr" fo:country="FR" officeooo:rsid="01304828"/>
    </style:style>
    <style:style style:name="T151" style:family="text">
      <style:text-properties fo:language="fr" fo:country="FR" officeooo:rsid="012f1298"/>
    </style:style>
    <style:style style:name="T152" style:family="text">
      <style:text-properties fo:language="fr" fo:country="FR" fo:font-style="normal" fo:font-weight="normal" style:font-style-asian="normal" style:font-weight-asian="normal"/>
    </style:style>
    <style:style style:name="T153" style:family="text">
      <style:text-properties fo:language="fr" fo:country="FR" fo:font-style="normal" fo:font-weight="normal" officeooo:rsid="013067ed" style:font-style-asian="normal" style:font-weight-asian="normal"/>
    </style:style>
    <style:style style:name="T154" style:family="text">
      <style:text-properties fo:language="fr" fo:country="FR" fo:font-style="normal" fo:font-weight="normal" officeooo:rsid="00d80483" style:font-style-asian="normal" style:font-weight-asian="normal"/>
    </style:style>
    <style:style style:name="T155" style:family="text">
      <style:text-properties fo:language="fr" fo:country="FR" fo:font-style="normal" fo:font-weight="normal" fo:background-color="#ffff00" loext:char-shading-value="0" style:font-style-asian="normal" style:font-weight-asian="normal"/>
    </style:style>
    <style:style style:name="T156" style:family="text">
      <style:text-properties fo:language="fr" fo:country="FR" fo:font-style="normal" officeooo:rsid="01bc39f5" fo:background-color="transparent" loext:char-shading-value="0" style:font-style-asian="normal" style:font-style-complex="normal"/>
    </style:style>
    <style:style style:name="T157" style:family="text">
      <style:text-properties fo:language="fr" fo:country="FR" fo:font-style="normal" officeooo:rsid="01bcba19" fo:background-color="transparent" loext:char-shading-value="0" style:font-style-asian="normal" style:font-style-complex="normal"/>
    </style:style>
    <style:style style:name="T158" style:family="text">
      <style:text-properties fo:language="fr" fo:country="FR" officeooo:rsid="013e3713"/>
    </style:style>
    <style:style style:name="T159" style:family="text">
      <style:text-properties fo:language="fr" fo:country="FR" officeooo:rsid="013fe6b5"/>
    </style:style>
    <style:style style:name="T160" style:family="text">
      <style:text-properties fo:language="fr" fo:country="FR" officeooo:rsid="014015ca"/>
    </style:style>
    <style:style style:name="T161" style:family="text">
      <style:text-properties fo:language="fr" fo:country="FR" officeooo:rsid="01405067"/>
    </style:style>
    <style:style style:name="T162" style:family="text">
      <style:text-properties fo:language="fr" fo:country="FR" officeooo:rsid="01420b7b"/>
    </style:style>
    <style:style style:name="T163" style:family="text">
      <style:text-properties fo:language="fr" fo:country="FR" officeooo:rsid="00ea64ce"/>
    </style:style>
    <style:style style:name="T164" style:family="text">
      <style:text-properties fo:language="fr" fo:country="FR" officeooo:rsid="014373ff"/>
    </style:style>
    <style:style style:name="T165" style:family="text">
      <style:text-properties fo:language="fr" fo:country="FR" officeooo:rsid="01441fdf"/>
    </style:style>
    <style:style style:name="T166" style:family="text">
      <style:text-properties fo:language="fr" fo:country="FR" officeooo:rsid="003dfea4"/>
    </style:style>
    <style:style style:name="T167" style:family="text">
      <style:text-properties fo:language="fr" fo:country="FR" officeooo:rsid="01453daf"/>
    </style:style>
    <style:style style:name="T168" style:family="text">
      <style:text-properties fo:language="fr" fo:country="FR" officeooo:rsid="00f52de2"/>
    </style:style>
    <style:style style:name="T169" style:family="text">
      <style:text-properties fo:language="fr" fo:country="FR" officeooo:rsid="00f63309"/>
    </style:style>
    <style:style style:name="T170" style:family="text">
      <style:text-properties fo:language="fr" fo:country="FR" officeooo:rsid="00f38d5e"/>
    </style:style>
    <style:style style:name="T171" style:family="text">
      <style:text-properties fo:language="fr" fo:country="FR" officeooo:rsid="014c6c3c"/>
    </style:style>
    <style:style style:name="T172" style:family="text">
      <style:text-properties fo:language="fr" fo:country="FR" officeooo:rsid="014f538a"/>
    </style:style>
    <style:style style:name="T173" style:family="text">
      <style:text-properties fo:language="fr" fo:country="FR" officeooo:rsid="014fae47"/>
    </style:style>
    <style:style style:name="T174" style:family="text">
      <style:text-properties fo:language="fr" fo:country="FR" officeooo:rsid="015b5cf1" fo:background-color="#ff00cc" loext:char-shading-value="0"/>
    </style:style>
    <style:style style:name="T175" style:family="text">
      <style:text-properties fo:language="fr" fo:country="FR" officeooo:rsid="015d2fba" fo:background-color="#ff00cc" loext:char-shading-value="0"/>
    </style:style>
    <style:style style:name="T176" style:family="text">
      <style:text-properties fo:language="fr" fo:country="FR" officeooo:rsid="016019a3" fo:background-color="#ff00cc" loext:char-shading-value="0"/>
    </style:style>
    <style:style style:name="T177" style:family="text">
      <style:text-properties fo:language="fr" fo:country="FR" officeooo:rsid="00b93d87" fo:background-color="#ff00cc" loext:char-shading-value="0"/>
    </style:style>
    <style:style style:name="T178" style:family="text">
      <style:text-properties fo:language="fr" fo:country="FR" officeooo:rsid="01b7e853" fo:background-color="#ff00cc" loext:char-shading-value="0"/>
    </style:style>
    <style:style style:name="T179" style:family="text">
      <style:text-properties fo:language="fr" fo:country="FR" officeooo:rsid="01b63b97" fo:background-color="#ff00cc" loext:char-shading-value="0"/>
    </style:style>
    <style:style style:name="T180" style:family="text">
      <style:text-properties fo:language="fr" fo:country="FR" officeooo:rsid="016019a3"/>
    </style:style>
    <style:style style:name="T181" style:family="text">
      <style:text-properties fo:language="fr" fo:country="FR" officeooo:rsid="01594e6d"/>
    </style:style>
    <style:style style:name="T182" style:family="text">
      <style:text-properties fo:language="fr" fo:country="FR" officeooo:rsid="015b5cf1"/>
    </style:style>
    <style:style style:name="T183" style:family="text">
      <style:text-properties fo:language="fr" fo:country="FR" officeooo:rsid="01622d1c"/>
    </style:style>
    <style:style style:name="T184" style:family="text">
      <style:text-properties fo:language="fr" fo:country="FR" officeooo:rsid="0160a007"/>
    </style:style>
    <style:style style:name="T185" style:family="text">
      <style:text-properties fo:language="fr" fo:country="FR" officeooo:rsid="0163cd48"/>
    </style:style>
    <style:style style:name="T186" style:family="text">
      <style:text-properties fo:language="fr" fo:country="FR" officeooo:rsid="015bf780"/>
    </style:style>
    <style:style style:name="T187" style:family="text">
      <style:text-properties fo:language="fr" fo:country="FR" officeooo:rsid="015e5c27"/>
    </style:style>
    <style:style style:name="T188" style:family="text">
      <style:text-properties fo:language="fr" fo:country="FR" officeooo:rsid="015d2fba"/>
    </style:style>
    <style:style style:name="T189" style:family="text">
      <style:text-properties fo:language="fr" fo:country="FR" officeooo:rsid="0164105c"/>
    </style:style>
    <style:style style:name="T190" style:family="text">
      <style:text-properties fo:language="fr" fo:country="FR" fo:font-weight="bold" officeooo:rsid="01556c67" style:font-weight-asian="bold" style:font-weight-complex="bold"/>
    </style:style>
    <style:style style:name="T191" style:family="text">
      <style:text-properties fo:language="fr" fo:country="FR" fo:font-weight="bold" officeooo:rsid="0169c892" style:font-weight-asian="bold" style:font-weight-complex="bold"/>
    </style:style>
    <style:style style:name="T192" style:family="text">
      <style:text-properties fo:language="fr" fo:country="FR" officeooo:rsid="016a70e6"/>
    </style:style>
    <style:style style:name="T193" style:family="text">
      <style:text-properties fo:language="fr" fo:country="FR" officeooo:rsid="016d0203"/>
    </style:style>
    <style:style style:name="T194" style:family="text">
      <style:text-properties fo:language="fr" fo:country="FR" officeooo:rsid="016e5489"/>
    </style:style>
    <style:style style:name="T195" style:family="text">
      <style:text-properties fo:language="fr" fo:country="FR" officeooo:rsid="0170d089"/>
    </style:style>
    <style:style style:name="T196" style:family="text">
      <style:text-properties fo:language="fr" fo:country="FR" officeooo:rsid="0099d4bf"/>
    </style:style>
    <style:style style:name="T197" style:family="text">
      <style:text-properties fo:language="fr" fo:country="FR" officeooo:rsid="0171ec9f"/>
    </style:style>
    <style:style style:name="T198" style:family="text">
      <style:text-properties fo:language="fr" fo:country="FR" officeooo:rsid="01739b24"/>
    </style:style>
    <style:style style:name="T199" style:family="text">
      <style:text-properties fo:language="fr" fo:country="FR" officeooo:rsid="017406a9"/>
    </style:style>
    <style:style style:name="T200" style:family="text">
      <style:text-properties fo:language="fr" fo:country="FR" officeooo:rsid="0177a34c"/>
    </style:style>
    <style:style style:name="T201" style:family="text">
      <style:text-properties fo:language="fr" fo:country="FR" officeooo:rsid="017983b9"/>
    </style:style>
    <style:style style:name="T202" style:family="text">
      <style:text-properties fo:language="fr" fo:country="FR" officeooo:rsid="017a17dc"/>
    </style:style>
    <style:style style:name="T203" style:family="text">
      <style:text-properties fo:language="fr" fo:country="FR" officeooo:rsid="017bd840"/>
    </style:style>
    <style:style style:name="T204" style:family="text">
      <style:text-properties fo:language="fr" fo:country="FR" officeooo:rsid="017db2c6"/>
    </style:style>
    <style:style style:name="T205" style:family="text">
      <style:text-properties fo:language="fr" fo:country="FR" officeooo:rsid="017f54ca"/>
    </style:style>
    <style:style style:name="T206" style:family="text">
      <style:text-properties fo:language="fr" fo:country="FR" officeooo:rsid="0181c196"/>
    </style:style>
    <style:style style:name="T207" style:family="text">
      <style:text-properties fo:language="fr" fo:country="FR" officeooo:rsid="01823ccd"/>
    </style:style>
    <style:style style:name="T208" style:family="text">
      <style:text-properties fo:language="fr" fo:country="FR" officeooo:rsid="01833786"/>
    </style:style>
    <style:style style:name="T209" style:family="text">
      <style:text-properties fo:language="fr" fo:country="FR" officeooo:rsid="018535da"/>
    </style:style>
    <style:style style:name="T210" style:family="text">
      <style:text-properties fo:language="fr" fo:country="FR" officeooo:rsid="0185de2f"/>
    </style:style>
    <style:style style:name="T211" style:family="text">
      <style:text-properties fo:language="fr" fo:country="FR" officeooo:rsid="01872773"/>
    </style:style>
    <style:style style:name="T212" style:family="text">
      <style:text-properties fo:language="fr" fo:country="FR" officeooo:rsid="01872cd3"/>
    </style:style>
    <style:style style:name="T213" style:family="text">
      <style:text-properties fo:language="fr" fo:country="FR" officeooo:rsid="018c10df"/>
    </style:style>
    <style:style style:name="T214" style:family="text">
      <style:text-properties fo:language="fr" fo:country="FR" officeooo:rsid="018dce83"/>
    </style:style>
    <style:style style:name="T215" style:family="text">
      <style:text-properties fo:language="fr" fo:country="FR" officeooo:rsid="018f1585"/>
    </style:style>
    <style:style style:name="T216" style:family="text">
      <style:text-properties fo:language="fr" fo:country="FR" officeooo:rsid="0197b7e2"/>
    </style:style>
    <style:style style:name="T217" style:family="text">
      <style:text-properties fo:language="fr" fo:country="FR" officeooo:rsid="019aff7a"/>
    </style:style>
    <style:style style:name="T218" style:family="text">
      <style:text-properties fo:language="fr" fo:country="FR" officeooo:rsid="01a77ce5"/>
    </style:style>
    <style:style style:name="T219" style:family="text">
      <style:text-properties fo:language="fr" fo:country="FR" officeooo:rsid="01a92261"/>
    </style:style>
    <style:style style:name="T220" style:family="text">
      <style:text-properties fo:language="fr" fo:country="FR" officeooo:rsid="01aaadb9"/>
    </style:style>
    <style:style style:name="T221" style:family="text">
      <style:text-properties fo:language="fr" fo:country="FR" officeooo:rsid="01b1def5"/>
    </style:style>
    <style:style style:name="T222" style:family="text">
      <style:text-properties fo:language="fr" fo:country="FR" officeooo:rsid="01b63b97"/>
    </style:style>
    <style:style style:name="T223" style:family="text">
      <style:text-properties fo:language="fr" fo:country="FR" officeooo:rsid="007e133e"/>
    </style:style>
    <style:style style:name="T224" style:family="text">
      <style:text-properties fo:language="fr" fo:country="FR" officeooo:rsid="01b7e853"/>
    </style:style>
    <style:style style:name="T225" style:family="text">
      <style:text-properties fo:language="fr" fo:country="FR" officeooo:rsid="01b95c59"/>
    </style:style>
    <style:style style:name="T226" style:family="text">
      <style:text-properties fo:language="fr" fo:country="FR" officeooo:rsid="00af2014"/>
    </style:style>
    <style:style style:name="T227" style:family="text">
      <style:text-properties fo:language="fr" fo:country="FR" officeooo:rsid="007d0678"/>
    </style:style>
    <style:style style:name="T228" style:family="text">
      <style:text-properties fo:language="fr" fo:country="FR" officeooo:rsid="01bc39f5"/>
    </style:style>
    <style:style style:name="T229" style:family="text">
      <style:text-properties fo:language="fr" fo:country="FR" officeooo:rsid="00b38517"/>
    </style:style>
    <style:style style:name="T230" style:family="text">
      <style:text-properties fo:language="fr" fo:country="FR" officeooo:rsid="00b801c6"/>
    </style:style>
    <style:style style:name="T231" style:family="text">
      <style:text-properties fo:language="fr" fo:country="FR" officeooo:rsid="0154c30a"/>
    </style:style>
    <style:style style:name="T232" style:family="text">
      <style:text-properties fo:language="fr" fo:country="FR" officeooo:rsid="00b6ae2d"/>
    </style:style>
    <style:style style:name="T233" style:family="text">
      <style:text-properties fo:language="fr" fo:country="FR" officeooo:rsid="01bdbb53"/>
    </style:style>
    <style:style style:name="T234" style:family="text">
      <style:text-properties fo:language="fr" fo:country="FR" officeooo:rsid="01c20df0"/>
    </style:style>
    <style:style style:name="T235" style:family="text">
      <style:text-properties officeooo:rsid="00188faf"/>
    </style:style>
    <style:style style:name="T236" style:family="text">
      <style:text-properties fo:color="#333333"/>
    </style:style>
    <style:style style:name="T237" style:family="text">
      <style:text-properties officeooo:rsid="00389f14"/>
    </style:style>
    <style:style style:name="T238" style:family="text">
      <style:text-properties officeooo:rsid="003ad548"/>
    </style:style>
    <style:style style:name="T239" style:family="text">
      <style:text-properties officeooo:rsid="003c9d85"/>
    </style:style>
    <style:style style:name="T240" style:family="text">
      <style:text-properties officeooo:rsid="003dfea4"/>
    </style:style>
    <style:style style:name="T241" style:family="text">
      <style:text-properties officeooo:rsid="00371b21"/>
    </style:style>
    <style:style style:name="T242" style:family="text">
      <style:text-properties officeooo:rsid="00389448"/>
    </style:style>
    <style:style style:name="T243" style:family="text">
      <style:text-properties officeooo:rsid="004cfbaf"/>
    </style:style>
    <style:style style:name="T244" style:family="text">
      <style:text-properties officeooo:rsid="006a8b19"/>
    </style:style>
    <style:style style:name="T245" style:family="text">
      <style:text-properties officeooo:rsid="00727fca"/>
    </style:style>
    <style:style style:name="T246" style:family="text">
      <style:text-properties officeooo:rsid="0073b0f8"/>
    </style:style>
    <style:style style:name="T247" style:family="text">
      <style:text-properties officeooo:rsid="007594d3"/>
    </style:style>
    <style:style style:name="T248" style:family="text">
      <style:text-properties officeooo:rsid="00764673"/>
    </style:style>
    <style:style style:name="T249" style:family="text">
      <style:text-properties officeooo:rsid="00783bef"/>
    </style:style>
    <style:style style:name="T250" style:family="text">
      <style:text-properties officeooo:rsid="00826aba"/>
    </style:style>
    <style:style style:name="T251" style:family="text">
      <style:text-properties officeooo:rsid="00703c80"/>
    </style:style>
    <style:style style:name="T252" style:family="text">
      <style:text-properties officeooo:rsid="00963050"/>
    </style:style>
    <style:style style:name="T253" style:family="text">
      <style:text-properties officeooo:rsid="0099d4bf"/>
    </style:style>
    <style:style style:name="T254" style:family="text">
      <style:text-properties officeooo:rsid="009bbf8a"/>
    </style:style>
    <style:style style:name="T255" style:family="text">
      <style:text-properties officeooo:rsid="003318aa"/>
    </style:style>
    <style:style style:name="T256" style:family="text">
      <style:text-properties officeooo:rsid="00a5ccb0"/>
    </style:style>
    <style:style style:name="T257" style:family="text">
      <style:text-properties officeooo:rsid="00b27671"/>
    </style:style>
    <style:style style:name="T258" style:family="text">
      <style:text-properties style:font-name="Liberation Serif1" fo:language="fr" fo:country="FR"/>
    </style:style>
    <style:style style:name="T259" style:family="text">
      <style:text-properties style:font-name="Liberation Serif1" fo:language="fr" fo:country="FR" officeooo:rsid="00d0a683"/>
    </style:style>
    <style:style style:name="T260" style:family="text">
      <style:text-properties style:font-name="Liberation Serif1" fo:language="fr" fo:country="FR" officeooo:rsid="00dd77fb"/>
    </style:style>
    <style:style style:name="T261" style:family="text">
      <style:text-properties style:font-name="Liberation Serif1" fo:language="fr" fo:country="FR" officeooo:rsid="012bcdc2"/>
    </style:style>
    <style:style style:name="T262" style:family="text">
      <style:text-properties style:font-name="Liberation Serif1" fo:language="fr" fo:country="FR" officeooo:rsid="012beca0"/>
    </style:style>
    <style:style style:name="T263" style:family="text">
      <style:text-properties style:font-name="Liberation Serif1" fo:language="fr" fo:country="FR" officeooo:rsid="013067ed"/>
    </style:style>
    <style:style style:name="T264" style:family="text">
      <style:text-properties style:font-name="Liberation Serif1" officeooo:rsid="01420b7b"/>
    </style:style>
    <style:style style:name="T265" style:family="text">
      <style:text-properties style:font-name="Liberation Serif" fo:language="fr" fo:country="FR" officeooo:rsid="00d0a683"/>
    </style:style>
    <style:style style:name="T266" style:family="text">
      <style:text-properties style:font-name="Liberation Serif" fo:language="fr" fo:country="FR" officeooo:rsid="0117bd06"/>
    </style:style>
    <style:style style:name="T267" style:family="text">
      <style:text-properties style:font-name="Liberation Serif" fo:font-size="12pt" style:font-size-asian="12pt" style:font-size-complex="12pt"/>
    </style:style>
    <style:style style:name="T268" style:family="text">
      <style:text-properties officeooo:rsid="00d3f764"/>
    </style:style>
    <style:style style:name="T269" style:family="text">
      <style:text-properties officeooo:rsid="00f4c659"/>
    </style:style>
    <style:style style:name="T270" style:family="text">
      <style:text-properties officeooo:rsid="00f63309"/>
    </style:style>
    <style:style style:name="T271" style:family="text">
      <style:text-properties officeooo:rsid="0103d43f"/>
    </style:style>
    <style:style style:name="T272" style:family="text">
      <style:text-properties officeooo:rsid="0105cd43"/>
    </style:style>
    <style:style style:name="T273" style:family="text">
      <style:text-properties officeooo:rsid="0107883e"/>
    </style:style>
    <style:style style:name="T274" style:family="text">
      <style:text-properties officeooo:rsid="010d86de"/>
    </style:style>
    <style:style style:name="T275" style:family="text">
      <style:text-properties officeooo:rsid="010ecefd"/>
    </style:style>
    <style:style style:name="T276" style:family="text">
      <style:text-properties officeooo:rsid="0110980a"/>
    </style:style>
    <style:style style:name="T277" style:family="text">
      <style:text-properties officeooo:rsid="011194fe"/>
    </style:style>
    <style:style style:name="T278" style:family="text">
      <style:text-properties officeooo:rsid="0112e57f"/>
    </style:style>
    <style:style style:name="T279" style:family="text">
      <style:text-properties officeooo:rsid="00ea64ce"/>
    </style:style>
    <style:style style:name="T280" style:family="text">
      <style:text-properties officeooo:rsid="011a6e02"/>
    </style:style>
    <style:style style:name="T281" style:family="text">
      <style:text-properties officeooo:rsid="0128693a"/>
    </style:style>
    <style:style style:name="T282" style:family="text">
      <style:text-properties fo:background-color="#ffff00" loext:char-shading-value="0"/>
    </style:style>
    <style:style style:name="T283" style:family="text">
      <style:text-properties officeooo:rsid="016d0203" fo:background-color="#ffff00" loext:char-shading-value="0"/>
    </style:style>
    <style:style style:name="T284" style:family="text">
      <style:text-properties officeooo:rsid="017fd5c8" fo:background-color="#ffff00" loext:char-shading-value="0"/>
    </style:style>
    <style:style style:name="T285" style:family="text">
      <style:text-properties officeooo:rsid="01b7e853" fo:background-color="#ffff00" loext:char-shading-value="0"/>
    </style:style>
    <style:style style:name="T286" style:family="text">
      <style:text-properties officeooo:rsid="01420b7b"/>
    </style:style>
    <style:style style:name="T287" style:family="text">
      <style:text-properties officeooo:rsid="00385a12"/>
    </style:style>
    <style:style style:name="T288" style:family="text">
      <style:text-properties officeooo:rsid="01441fdf"/>
    </style:style>
    <style:style style:name="T289" style:family="text">
      <style:text-properties officeooo:rsid="01453daf"/>
    </style:style>
    <style:style style:name="T290" style:family="text">
      <style:text-properties officeooo:rsid="01468969"/>
    </style:style>
    <style:style style:name="T291" style:family="text">
      <style:text-properties officeooo:rsid="014733c1"/>
    </style:style>
    <style:style style:name="T292" style:family="text">
      <style:text-properties officeooo:rsid="014ce6ec"/>
    </style:style>
    <style:style style:name="T293" style:family="text">
      <style:text-properties officeooo:rsid="014e6338"/>
    </style:style>
    <style:style style:name="T294" style:family="text">
      <style:text-properties officeooo:rsid="015117ca"/>
    </style:style>
    <style:style style:name="T295" style:family="text">
      <style:text-properties officeooo:rsid="0154c30a"/>
    </style:style>
    <style:style style:name="T296" style:family="text">
      <style:text-properties officeooo:rsid="01556c67"/>
    </style:style>
    <style:style style:name="T297" style:family="text">
      <style:text-properties officeooo:rsid="0157986f"/>
    </style:style>
    <style:style style:name="T298" style:family="text">
      <style:text-properties fo:background-color="#ff00cc" loext:char-shading-value="0"/>
    </style:style>
    <style:style style:name="T299" style:family="text">
      <style:text-properties officeooo:rsid="016019a3" fo:background-color="#ff00cc" loext:char-shading-value="0"/>
    </style:style>
    <style:style style:name="T300" style:family="text">
      <style:text-properties officeooo:rsid="01515474" fo:background-color="#ff00cc" loext:char-shading-value="0"/>
    </style:style>
    <style:style style:name="T301" style:family="text">
      <style:text-properties officeooo:rsid="016a70e6" fo:background-color="#ff00cc" loext:char-shading-value="0"/>
    </style:style>
    <style:style style:name="T302" style:family="text">
      <style:text-properties style:use-window-font-color="true" fo:language="fr" fo:country="FR" fo:background-color="#ff00cc" loext:char-shading-value="0"/>
    </style:style>
    <style:style style:name="T303" style:family="text">
      <style:text-properties officeooo:rsid="0165347a"/>
    </style:style>
    <style:style style:name="T304" style:family="text">
      <style:text-properties fo:color="#000000" fo:background-color="#ccff00" loext:char-shading-value="0" loext:padding="0cm" loext:border="none"/>
    </style:style>
    <style:style style:name="T305" style:family="text">
      <style:text-properties fo:color="#000000" fo:background-color="#ccff00" loext:char-shading-value="0" loext:padding-left="0.049cm" loext:padding-right="0cm" loext:padding-top="0cm" loext:padding-bottom="0cm" loext:border-left="2.41pt solid #000000" loext:border-right="none" loext:border-top="none" loext:border-bottom="none"/>
    </style:style>
    <style:style style:name="T306" style:family="text">
      <style:text-properties officeooo:rsid="016a70e6"/>
    </style:style>
    <style:style style:name="T307" style:family="text">
      <style:text-properties officeooo:rsid="016e6771"/>
    </style:style>
    <style:style style:name="T308" style:family="text">
      <style:text-properties officeooo:rsid="0170e9ba"/>
    </style:style>
    <style:style style:name="T309" style:family="text">
      <style:text-properties officeooo:rsid="017571ff"/>
    </style:style>
    <style:style style:name="T310" style:family="text">
      <style:text-properties officeooo:rsid="017fd5c8"/>
    </style:style>
    <style:style style:name="T311" style:family="text">
      <style:text-properties officeooo:rsid="01928cba"/>
    </style:style>
    <style:style style:name="T312" style:family="text">
      <style:text-properties officeooo:rsid="01a98950"/>
    </style:style>
    <style:style style:name="T313" style:family="text">
      <style:text-properties officeooo:rsid="01aa4c4a"/>
    </style:style>
    <style:style style:name="T314" style:family="text">
      <style:text-properties officeooo:rsid="01aaadb9"/>
    </style:style>
    <style:style style:name="T315" style:family="text">
      <style:text-properties officeooo:rsid="01aff548"/>
    </style:style>
    <style:style style:name="T316" style:family="text">
      <style:text-properties officeooo:rsid="01affcdc"/>
    </style:style>
    <style:style style:name="T317" style:family="text">
      <style:text-properties officeooo:rsid="01b63b97"/>
    </style:style>
    <style:style style:name="T318" style:family="text">
      <style:text-properties officeooo:rsid="01bb334d"/>
    </style:style>
    <style:style style:name="T319" style:family="text">
      <style:text-properties officeooo:rsid="01bc39f5"/>
    </style:style>
    <style:style style:name="T320" style:family="text">
      <style:text-properties officeooo:rsid="01bcba1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ien expliquer et valoriser son travail</text:p>
      <text:p text:style-name="P2"/>
      <text:p text:style-name="P12">I. Présentation de la structure d’accueil </text:p>
      <text:p text:style-name="Standard"><text:a xlink:type="simple" xlink:href="https://home.cern/fr/about/who-we-are/our-governance" text:style-name="Internet_20_link" text:visited-style-name="Visited_20_Internet_20_Link">Notre gouvernance | CERN (home.cern)</text:a><text:span text:style-name="T14"> </text:span></text:p>
      <text:p text:style-name="Standard"><text:a xlink:type="simple" xlink:href="https://home.cern/fr/about/what-we-do/our-research" text:style-name="Internet_20_link" text:visited-style-name="Visited_20_Internet_20_Link">Nos Recherches | CERN (home.cern)</text:a> </text:p>
      <text:p text:style-name="P205"><text:a xlink:type="simple" xlink:href="https://indico.cern.ch/event/1010474/" text:style-name="Internet_20_link" text:visited-style-name="Visited_20_Internet_20_Link">Connecting the dots - May 2021 (18 mai 2021) · Indico (cern.ch)</text:a> <text:span text:style-name="T15">)</text:span></text:p>
      <text:p text:style-name="P1"/>
      <text:p text:style-name="P233"><text:span text:style-name="T18">Le </text:span><text:span text:style-name="T20">CERN ou Organisation européenne pour la recherche nucléaire </text:span><text:span text:style-name="T18">est le plus grand </text:span><text:span text:style-name="T21">centre de recherche en physique des particules du monde. </text:span><text:span text:style-name="T22">Il est situé « </text:span><text:span text:style-name="T34">de part et d’autre de la frontière franco-suisse, près de Genève ». </text:span><text:span text:style-name="T21">L’acronyme CERN désigne </text:span><text:span text:style-name="T34">la </text:span><text:span text:style-name="T21">«</text:span><text:span text:style-name="T36"> </text:span><text:span text:style-name="T37">Conseil</text:span><text:span text:style-name="T36"> </text:span><text:span text:style-name="T21">Européen pour la Recherche Nucléaire », </text:span><text:span text:style-name="T22">nom donné à l’organi</text:span><text:span text:style-name="T34">sme provisoire créé avant sa</text:span><text:span text:style-name="T22"> </text:span><text:span text:style-name="T34">fondation </text:span><text:span text:style-name="T35">en 1954.</text:span><text:span text:style-name="T22"> </text:span></text:p>
      <text:p text:style-name="P286"><text:span text:style-name="T22">A</text:span><text:span text:style-name="T16">ujourd’hui, il est souvent appelé </text:span><text:span text:style-name="T50">« Laboratoire européen pour la physique des particules » car </text:span><text:span text:style-name="T16">les phénomènes y étant étudiés s’étendent bien</text:span><text:span text:style-name="T50"> au-delà du noyau. </text:span></text:p>
      <text:p text:style-name="P183"/>
      <text:p text:style-name="P287"><text:span text:style-name="T62">L’</text:span><text:span text:style-name="T70">Organisation européenne pour la recherche nucléaire</text:span><text:span text:style-name="T62"> est dirigé par </text:span><text:span text:style-name="T68">Fabiola Gianotti</text:span><text:span text:style-name="T62"> depuis </text:span><text:span text:style-name="T68">2016</text:span><text:span text:style-name="T62"> </text:span><text:span text:style-name="T63">mais </text:span><text:span text:style-name="T64">son autorité suprême est </text:span><text:span text:style-name="T63">le Conseil du CERN. </text:span><text:span text:style-name="T64">Au sein de celui-ci, chacun des 23 états membres de cette organisation internationale est représenté par 2 délégués officiels. </text:span></text:p>
      <text:p text:style-name="P184"/>
      <text:p text:style-name="P288"><text:span text:style-name="T16">Le CERN permet ainsi de rassembler, au nom de la science,</text:span><text:span text:style-name="T71"> </text:span><text:span text:style-name="T65">environ </text:span><text:span text:style-name="T64">2</text:span><text:span text:style-name="T66">600 membres du personnel titulaires, 1800 autres membres du personnel rémunérés </text:span><text:span text:style-name="T65">et </text:span><text:span text:style-name="T66">12500 utilisateurs scientifiques, </text:span><text:span text:style-name="T16">de 116 nationalités différentes</text:span><text:span text:style-name="T66">. </text:span><text:span text:style-name="T65">Ces personnes </text:span><text:span text:style-name="T67">s’investissent</text:span><text:span text:style-name="T65"> dans des domaines très variés, « </text:span><text:span text:style-name="T67">de la physique à l’informatique en passant par le management ». </text:span></text:p>
      <text:p text:style-name="P84"/>
      <text:p text:style-name="P234"><text:span text:style-name="T67">Le CERN est organisé en </text:span><text:span text:style-name="T73">11</text:span><text:span text:style-name="T67"> départements </text:span><text:span text:style-name="T74">allant du département « </text:span><text:span text:style-name="T73">Industrie, achats et transfert de connaissances », </text:span><text:span text:style-name="T74">en passant par c</text:span><text:span text:style-name="T75">elui dédié aux</text:span><text:span text:style-name="T74"> « </text:span><text:span text:style-name="T73">Systèmes des accélérateurs » </text:span><text:span text:style-name="T75">ou encore à la</text:span><text:span text:style-name="T73"> « Physique théorique » </text:span><text:span text:style-name="T75">ou aux</text:span><text:span text:style-name="T73"> « Technologies de l’information ». </text:span></text:p>
      <text:p text:style-name="P183"/>
      <text:p text:style-name="P235"><text:span text:style-name="T76">Il</text:span><text:span text:style-name="T69"> a pour </text:span><text:span text:style-name="T70">vocation première la physique fondamentale, plus précisément « la découverte des constituants et des lois de l’Univers ». </text:span><text:span text:style-name="T50">C</text:span><text:span text:style-name="T54">élèbre pour son grand collisionneur de had</text:span><text:span text:style-name="T55">r</text:span><text:span text:style-name="T54">ons (LCH) et la découverte du boson de Higgs en 2012, </text:span><text:span text:style-name="T56">le CERN </text:span><text:span text:style-name="T61">accueille</text:span><text:span text:style-name="T56"> </text:span><text:span text:style-name="T59">un large complexe d’accélérateurs </text:span><text:span text:style-name="T58">(photo) </text:span><text:span text:style-name="T59">mais aussi des expériences </text:span><text:span text:style-name="T69">telles que</text:span><text:span text:style-name="T59"> </text:span><text:span text:style-name="T60">CAST </text:span><text:span text:style-name="T59">avec son </text:span><text:span text:style-name="T57">télescope </text:span><text:span text:style-name="T60">et OSQAR </text:span><text:span text:style-name="T30">(mettre signification acronymes)</text:span><text:span text:style-name="T61"> </text:span><text:span text:style-name="T72">permettant des recherches sur la matière noires. </text:span></text:p>
      <text:p text:style-name="P85"/>
      <text:p text:style-name="P178">Le programme de recherche du CERN couvre de nombreux sujets, de l'antimatière à la matière noire, du Modèle standard à la supersymétrie </text:p>
      <text:p text:style-name="P183"/>
      <text:p text:style-name="P236"><text:span text:style-name="T51">Le </text:span><text:span text:style-name="T233">L</text:span><text:span text:style-name="T51">aboratoire </text:span><text:span text:style-name="T233">participe</text:span><text:span text:style-name="T51"> également au développement de nouvelles technologies </text:span><text:span text:style-name="T54">dans des domaines variés tels que </text:span><text:span text:style-name="T59">l’informatique, </text:span><text:span text:style-name="T54">la médecine, l’écologie ou encore la culture</text:span><text:span text:style-name="T51">. Le Word Wide Web (WWW) est un parfait exemple d</text:span><text:span text:style-name="T52">e</text:span><text:span text:style-name="T49"> contribution </text:span><text:span text:style-name="T54">à la</text:span><text:span text:style-name="T53"> société. </text:span></text:p>
      <text:p text:style-name="P80"/>
      <text:p text:style-name="P79">Parmi <text:span text:style-name="T245">les projets futurs du CERN, peuvent être cité</text:span><text:span text:style-name="T247">s</text:span><text:span text:style-name="T245"> le LHC à haute luminosité </text:span><text:span text:style-name="T248">(but : augmentation luminosité d’un facteur 10 : « proportionnelle au nombre de collisions se produisant en un temps données » « + = +données = + chance trouver quelque chose) ) </text:span><text:span text:style-name="T245">ou encore le Futur Circular Collider (</text:span><text:span text:style-name="T246">mettre image + </text:span><text:span text:style-name="T245">cf </text:span><text:span text:style-name="T246">pour quelques détails</text:span><text:span text:style-name="T245"> <text:s/></text:span><text:a xlink:type="simple" xlink:href="https://home.cern/science/accelerators/future-circular-collider" text:style-name="Internet_20_link" text:visited-style-name="Visited_20_Internet_20_Link"><text:span text:style-name="T245">The Future Circular Collider | CERN (home.cern)</text:span></text:a><text:span text:style-name="T245"> </text:span></text:p>
      <text:p text:style-name="P81">(prendre la relève du LHC, performances plus élevées : repousser frontières énergie et intensité des collisionneurs, but atteindre 100 TeV <text:span text:style-name="T249">vs 13TeV LHC)</text:span></text:p>
      <text:p text:style-name="P36"/>
      <text:p text:style-name="P208"><text:span text:style-name="T64">(</text:span><text:span text:style-name="T16">parler des états membres, membres associés… ? Participation au budget différente)</text:span></text:p>
      <text:p text:style-name="P120">(voir pour les majuscules sur Organisation, Laboratoire…)</text:p>
      <text:p text:style-name="P83"><text:span text:style-name="T251">é</text:span>ducation, formation</text:p>
      <text:p text:style-name="P35"/>
      <text:p text:style-name="P204"><text:soft-page-break/><text:span text:style-name="T17">transition sur </text:span><text:span text:style-name="T18">cern quantum initiative </text:span><text:a xlink:type="simple" xlink:href="https://home.cern/fr/news/news/computing/cern-meets-quantum-technology" text:style-name="Internet_20_link" text:visited-style-name="Visited_20_Internet_20_Link">Quand le CERN rencontre la technologie quantique | CERN (home.cern)</text:a><text:span text:style-name="T18"> </text:span></text:p>
      <text:p text:style-name="P177"/>
      <text:p text:style-name="P41">cern openlab, IT departement, les différents départements</text:p>
      <text:p text:style-name="P41"><text:a xlink:type="simple" xlink:href="https://home.cern/fr/science/cern-openlab" text:style-name="Internet_20_link" text:visited-style-name="Visited_20_Internet_20_Link">CERN openlab | CERN (home.cern)</text:a> </text:p>
      <text:p text:style-name="P41"/>
      <text:p text:style-name="P11"><text:span text:style-name="T235">II. Présentation du sujet de stage et </text:span>mise en contexte</text:p>
      <text:p text:style-name="P3"/>
      <text:p text:style-name="P3"/>
      <text:p text:style-name="P242"><text:span text:style-name="T91">enjeux sociétaux, </text:span><text:span text:style-name="T92">place pour France, pour Microsoft, autres entreprises </text:span><text:a xlink:type="simple" xlink:href="https://fr.wikipedia.org/wiki/Calculateur_quantique#Historique" text:style-name="Internet_20_link" text:visited-style-name="Visited_20_Internet_20_Link">Calculateur quantique — Wikipédia (wikipedia.org)</text:a> </text:p>
      <text:p text:style-name="P63">comparaison ordinateurs classiques et quantiques</text:p>
      <text:p text:style-name="P60">suprématie quantique <text:span text:style-name="T238">Google</text:span></text:p>
      <text:p text:style-name="P37">quantum technology project lancé il y a 2 ans </text:p>
      <text:p text:style-name="P37"/>
      <text:p text:style-name="P289">L'enjeu de l'informatique quantique est de concevoir des algorithmes, et les structures physiques pour les exécuter, tels que toutes les propriétés de la superposition soient utilisées pour le calcul, les qubits devant à la fin de l'exécution se trouver dans un état donnant le résultat de calcul sans risque d'obtenir un résultat aléatoire. On ne peut donc pas obtenir plus de données en autant de cycles qu'avec un ordinateur classique, mais on peut obtenir des résultats qui nécessiteraient plus de cycles. </text:p>
      <text:p text:style-name="P289"/>
      <text:p text:style-name="P39">Parmi les applications les plus notables des qbits, il y a la cryptographie, dont le protocole BB84.</text:p>
      <text:p text:style-name="P40"><text:a xlink:type="simple" xlink:href="https://fr.wikipedia.org/wiki/Qubit" text:style-name="Internet_20_link" text:visited-style-name="Visited_20_Internet_20_Link"><text:span text:style-name="T298">Qubit — Wikipédia (wikipedia.org)</text:span></text:a><text:span text:style-name="T298"> </text:span></text:p>
      <text:p text:style-name="P37"/>
      <text:p text:style-name="P38">pourquoi : </text:p>
      <text:p text:style-name="P207"/>
      <text:p text:style-name="P206"><text:span text:style-name="T10">Il est difficile de prévoir l'impact des technologies quantiques sur la société mais les bénéfices pour la physique des hautes énergies et le CERN sont évidents : des algorithmes avancés adaptés à l'analyse des données du futur, des détecteurs ultrasensibles permettant de repérer des particules du secteur sombre et des ondes gravitationnelles, ou encore l'utilisation de systèmes quantiques bien maîtrisés pour simuler ou reproduire le comportement de phénomènes quantiques complexes à N corps à des fins de recherche théorique.</text:span> </text:p>
      <text:p text:style-name="P206"/>
      <text:p text:style-name="P293"><text:span text:style-name="T10">L'initiative QTI du CERN est le fruit d’un </text:span><text:a xlink:type="simple" xlink:href="https://cerncourier.com/a/exploring-quantum-computing-for-high-energy-physics/" text:style-name="Internet_20_link" text:visited-style-name="Visited_20_Internet_20_Link"><text:span text:style-name="T11">atelier</text:span></text:a><text:span text:style-name="T10"> sur le calcul quantique en physique des hautes énergies organisé par CERN openlab en novembre 2018. Au cours des trois prochaines années, l’effort portera sur l’évaluation de l'impact potentiel des technologies quantiques sur le CERN et la physique des hautes énergies à l’horizon du projet LHC à haute luminosité (fin des années 2020), et au-delà. La méthode de gouvernance et les instruments opérationnels sont en cours de finalisation et des objectifs concrets en matière de R&amp;D ont été fixés dans les quatre principaux champs d'activité des technologies quantiques : calcul, détection et métrologie, communication, et enfin simulation et traitement de l'information. L'initiative QTI se traduira également par l’élaboration d'un programme international d'enseignement et de formation en collaboration avec des experts, des universités et des entreprises et l’établissement de mécanismes de partage des connaissances au sein des États Membres du CERN, de la communauté de la physique des hautes énergies, d'autres communautés de recherche scientifique et dans la société dans son ensemble.</text:span></text:p>
      <text:p text:style-name="P294"><text:span text:style-name="T10">Alberto Di Meglio, coordinateur de l'initiative QTI et responsable de CERN openlab, précise : </text:span><text:span text:style-name="Emphasis"><text:span text:style-name="T10">« Le CERN a beaucoup à apporter en prenant part à ce domaine en rapide expansion mais il va également en retirer beaucoup de bénéfices. L'initiative Technologie quantique du CERN, en nous aidant à structurer et à coordonner nos activités au sein de notre communauté et en liaison avec les nombreux projets internationaux publics et privés, constitue une étape essentielle pour préparer ce futur quantique prometteur. »</text:span></text:span></text:p>
      <text:p text:style-name="P206"><text:span text:style-name="T10">Ainsi, une équipe de Caltech a utilisé un ordinateur quantique comprenant 1098 qubits supraconducteurs pour « redécouvrir » le boson de Higgs à partir des données du LHC. Le réseau étendu et dense constitué par le CERN, faisant travailler ensemble universitaires et industriels au sein de collaborations uniques en leur genre telles que CERN openlab, représente un atout supplémentaire.</text:span> </text:p>
      <text:p text:style-name="P37"><text:soft-page-break/></text:p>
      <text:p text:style-name="P37">sujet stage : </text:p>
      <table:table table:name="Tableau1" table:style-name="Tableau1">
        <table:table-column table:style-name="Tableau1.A"/>
        <table:table-column table:style-name="Tableau1.B"/>
        <table:table-row>
          <table:table-cell table:style-name="Tableau1.A1" office:value-type="string">
            <text:p text:style-name="Table_20_Contents"><text:span text:style-name="Strong_20_Emphasis"><text:span text:style-name="T13"><text:line-break/>Emmanuelle DUPUIS</text:span></text:span><text:span text:style-name="T236"><text:line-break/>Trainee<text:line-break/>IT-DI-OPL</text:span></text:p>
          </table:table-cell>
          <table:table-cell table:style-name="Tableau1.A1" office:value-type="string">
            <text:p text:style-name="Table_20_Contents"><text:span text:style-name="Emphasis"><text:span text:style-name="T12">Supervisor: </text:span></text:span><text:span text:style-name="Strong_20_Emphasis"><text:span text:style-name="T13">Sofia VALLECORSA</text:span></text:span><text:span text:style-name="T236"><text:line-break/>TRAINEE (STAG)<text:line-break/><text:line-break/>Emmanuelle will work on evaluating the algorithmic costs of simulating quantum systems on quantum computing simulators and quantum hardware using simple but realistic physics use cases.</text:span></text:p>
          </table:table-cell>
        </table:table-row>
      </table:table>
      <text:p text:style-name="P42"/>
      <text:p text:style-name="P43">but du stage : scientifique + personnel</text:p>
      <text:p text:style-name="P43"/>
      <text:p text:style-name="P77">Ce rapport constitue le résumé d’une phase de formation car stage de 3 mois</text:p>
      <text:p text:style-name="P43"/>
      <text:p text:style-name="P43"/>
      <text:p text:style-name="P4"><text:span text:style-name="T1">II</text:span><text:span text:style-name="T2">I</text:span><text:span text:style-name="T1">. </text:span><text:span text:style-name="T2">Description des tâches réalisées et organisation</text:span></text:p>
      <text:p text:style-name="P78"><text:s/></text:p>
      <text:p text:style-name="P19">1. Organisation</text:p>
      <text:p text:style-name="P88"/>
      <text:p text:style-name="P86">(conditions de travail, horaires…)</text:p>
      <text:p text:style-name="P88"/>
      <text:p text:style-name="P284"><text:span text:style-name="T85">Dans le cadre de mon stage, </text:span><text:span text:style-name="T86">je suis co-encadrée par </text:span><text:span text:style-name="T85">les docteurs Sofia Vallecorsa, affilée </text:span><text:span text:style-name="T86">au département « Technologies de l’information », </text:span><text:span text:style-name="T85">et Dorota </text:span><text:span text:style-name="T195">Grabowska</text:span><text:span text:style-name="T85">, affilée au département de « </text:span><text:span text:style-name="T86">P</text:span><text:span text:style-name="T85">hysique théorique ». </text:span></text:p>
      <text:p text:style-name="P284"><text:span text:style-name="T195">Communication e</text:span><text:span text:style-name="T80">n anglais</text:span></text:p>
      <text:p text:style-name="P285"><text:span text:style-name="T86">J</text:span><text:span text:style-name="T85">e suis accueillie dans le département « Technologies de l’information », </text:span><text:span text:style-name="T86">plus précisément dans l’Openlab et</text:span><text:span text:style-name="T196"> projet </text:span><text:span text:style-name="T195">quantum technology initiave</text:span></text:p>
      <text:p text:style-name="P87"/>
      <text:p text:style-name="P87"><text:span text:style-name="T252">Mon contrat est </text:span><text:span text:style-name="T253">3 mois, pour</text:span><text:span text:style-name="T252"> 34h par semaine </text:span><text:span text:style-name="T253">et est gratifié. </text:span><text:span text:style-name="T256">À distance pour l’instant</text:span></text:p>
      <text:p text:style-name="P87"/>
      <text:p text:style-name="P89">Une réunion par semaine, le lundi matin à 9h échange<text:span text:style-name="T308">s</text:span> sur ce que j’ai fait <text:span text:style-name="T308">durant la semaine </text:span>et questions, <text:span text:style-name="T308">fixe ce que je dois faire la semaine suivante</text:span></text:p>
      <text:p text:style-name="P89">Possibilité d’échanger entre temps par e-mail, via un groupe de discussion ou demande de rendez-vous si besoin. </text:p>
      <text:p text:style-name="P91"/>
      <text:p text:style-name="P94">Réunion informelle pré-stage</text:p>
      <text:p text:style-name="P94"/>
      <text:p text:style-name="P107">(parler de la candidature?)</text:p>
      <text:p text:style-name="P90"/>
      <text:p text:style-name="P94"/>
      <text:p text:style-name="P18">2. Tâches réalisées</text:p>
      <text:p text:style-name="P94"/>
      <text:p text:style-name="P92">« <text:span text:style-name="T254">Formations » </text:span><text:span text:style-name="T255">« Cours » sécurité informatique, connecting the dots</text:span></text:p>
      <text:p text:style-name="P92"/>
      <text:p text:style-name="P209"><text:span text:style-name="T77">Ce premier mois de stage a principalement </text:span><text:span text:style-name="T78">constitué</text:span><text:span text:style-name="T77"> une phase de formation. Durant cette période, j’ai tout d’abord été menée à suivre un cours sur l’informatique quantique </text:span><text:span text:style-name="T78">ayant été donné à l’intention de la communauté du CERN </text:span><text:span text:style-name="T77">par Elias Fernandez-Combarro Alvarez de l’« Universidad de Oviedo » en Espagne, </text:span><text:span text:style-name="T78">spécialiste du domaine. Cela, ainsi que des livres et des recherches sur internet m’</text:span><text:span text:style-name="T89">a</text:span><text:span text:style-name="T78"> permis de me familiariser </text:span><text:span text:style-name="T79">avec les bases de l’informatique quantique, </text:span><text:span text:style-name="T78">mais aussi avec l’utilisation du framework Qiskit </text:span><text:span text:style-name="T87">et de la plateforme IBM Quantum </text:span><text:span text:style-name="T220">E</text:span><text:span text:style-name="T90">xperience</text:span><text:span text:style-name="T88">.</text:span></text:p>
      <text:p text:style-name="P121"/>
      <text:p text:style-name="P210"><text:span text:style-name="T81">A la suite de cela, un exercice d’</text:span><text:span text:style-name="T220">interprétation et de </text:span><text:span text:style-name="T81">traduction d</text:span><text:span text:style-name="T220">e code</text:span><text:span text:style-name="T81"> m’a été proposé. </text:span><text:span text:style-name="T114">Ce </text:span><text:span text:style-name="T82">code</text:span><text:span text:style-name="T80"> accompag</text:span><text:span text:style-name="T114">ne</text:span><text:span text:style-name="T80"> l’article « Quantum-Classical Computation of Schwinger Model Dynamics using </text:span><text:soft-page-break/><text:span text:style-name="T80">Quantum Computers » </text:span><text:span text:style-name="T82">de N. Klco, E. F. Dumitrescu, A. J. McCaskey, T. D. Morris, R. C. Pooser, M. Sanz, E. Solano, P. Lougovski, and M. J. Savage. </text:span></text:p>
      <text:p text:style-name="P167"/>
      <text:p text:style-name="P121"/>
      <text:p text:style-name="P105">Traduction du code sur Schwinger de AWS Amazon Bracket vers Qiskit </text:p>
      <text:p text:style-name="P93"/>
      <text:p text:style-name="P210"><text:span text:style-name="T82">Dans la suite de ce rapport, je</text:span><text:span text:style-name="T83"> vais présenter </text:span><text:span text:style-name="T82">quelques unes des</text:span><text:span text:style-name="T83"> </text:span><text:span text:style-name="T82">notions d’informatique quantique de bases que j’ai apprises, </text:span><text:span text:style-name="T84">leur lien avec la physique quantique,</text:span><text:span text:style-name="T82"> </text:span><text:span text:style-name="T84">ainsi</text:span><text:span text:style-name="T83"> les différents outils </text:span><text:span text:style-name="T82">que j’ai </text:span><text:span text:style-name="T83">utilisés. </text:span><text:span text:style-name="T82">Enfin, je vais me concentrer sur la présentation du travail de traduction et d’interprétation que j’ai effectué. </text:span></text:p>
      <text:p text:style-name="P165"/>
      <text:p text:style-name="P165"/>
      <text:p text:style-name="P6">IV. Quantum computing basis / outils utilisés</text:p>
      <text:p text:style-name="P7">1. Partie bases info quantique : </text:p>
      <text:p text:style-name="P114"><text:span text:style-name="T312">(</text:span>ex de codes de base)</text:p>
      <text:p text:style-name="P95">(<text:span text:style-name="T314">parler de la physique associée</text:span><text:span text:style-name="T257">, bra-ket</text:span>)</text:p>
      <text:p text:style-name="P49"/>
      <text:p text:style-name="P201"><text:span text:style-name="T3">A. Informatique quantique </text:span><text:span text:style-name="T8">(à ordonner)</text:span></text:p>
      <text:p text:style-name="P240"><text:span text:style-name="T106"><text:line-break/></text:span><text:span text:style-name="T226">L’i</text:span><text:span text:style-name="T227">nformatique quantique </text:span><text:span text:style-name="T226">est un</text:span><text:span text:style-name="T227"> </text:span><text:span text:style-name="T228">paradigme</text:span><text:span text:style-name="T223"> </text:span><text:span text:style-name="T32">(</text:span><text:span text:style-name="T33">def</text:span><text:span text:style-name="T32">)</text:span><text:span text:style-name="T229"> </text:span><text:span text:style-name="T223">informatique qui exploite les propriétés quantiques de la matière </text:span><text:span text:style-name="T226">de </text:span><text:span text:style-name="T223">superposition, </text:span><text:span text:style-name="T226">d’</text:span><text:span text:style-name="T223">intr</text:span><text:span text:style-name="T226">i</text:span><text:span text:style-name="T223">cation </text:span><text:span text:style-name="T229">et</text:span><text:span text:style-name="T223"> </text:span><text:span text:style-name="T226">d’</text:span><text:span text:style-name="T223">interférenc</text:span><text:span text:style-name="T226">e</text:span><text:span text:style-name="T223"> dans le but d’effectuer des calculs. </text:span><text:span text:style-name="T179">(cours) </text:span><text:span text:style-name="T156">Il existe plusieurs modèles équivalents en informatique quantique </text:span><text:span text:style-name="T157">allant des</text:span><text:span text:style-name="T156"> machines de Turing quantiques </text:span><text:span text:style-name="T157">au</text:span><text:span text:style-name="T156"> modèle des circuits quantiques. </text:span></text:p>
      <text:p text:style-name="P110"/>
      <text:p text:style-name="P109">Le fonctionnement des ordinateurs dits classiques repose lui aussi en partie sur des propriétés quantiques de la matière, <text:span text:style-name="T317">mais différemment. Ce dernier ne se sert en particulier pas directement des propriétés quantiques énoncées ci-dessus pour traiter l’information. Un ordinateur classique fait ainsi usage de bits tandis qu’un ordinateur quantique fait usage de qubits. </text:span><text:span text:style-name="T285">(mettre ici ou dans la partie fonctionnement d’un ordinateur quantique?)</text:span></text:p>
      <text:p text:style-name="P304"/>
      <text:p text:style-name="P239"><text:span text:style-name="T222">Il est à savoir qu’</text:span><text:span text:style-name="T224">il a été démontré que </text:span><text:span text:style-name="T222">les </text:span><text:span text:style-name="T223">capacités </text:span><text:span text:style-name="T222">de </text:span><text:span text:style-name="T224">calcul </text:span><text:span text:style-name="T222">des</text:span><text:span text:style-name="T223"> modèles </text:span><text:span text:style-name="T224">informatique</text:span><text:span text:style-name="T31">(s)</text:span><text:span text:style-name="T224"> </text:span><text:span text:style-name="T223">classiques et quantiques sont </text:span><text:span text:style-name="T224">identiques</text:span><text:span text:style-name="T223"> mais </text:span><text:span text:style-name="T224">que</text:span><text:span text:style-name="T223"> l</text:span><text:span text:style-name="T224">es </text:span><text:span text:style-name="T223">ressources nécessaires </text:span><text:span text:style-name="T224">à </text:span><text:span text:style-name="T225">la réalisation de </text:span><text:span text:style-name="T224">ces tâches ne sont pas les mêmes.</text:span><text:span text:style-name="T223"> </text:span><text:span text:style-name="T177">(cf bouquin, </text:span><text:span text:style-name="T178">ref importante</text:span><text:span text:style-name="T177">)</text:span></text:p>
      <text:p text:style-name="P108"/>
      <text:p text:style-name="P238"><text:span text:style-name="T93">Bernard Ourghanlian, directeur technique de Microsoft France, </text:span><text:span text:style-name="T221">compare le fonctionnement d’un ordinateur classique et d’un ordinateur quantique en prenant l’exemple d’un labyrinthe</text:span><text:span text:style-name="T93"> : </text:span></text:p>
      <text:p text:style-name="P243"><text:span text:style-name="T93">« Quand on entre dans un labyrinthe, on a des dizaines et des dizaines de chemins possibles. Ce que fait un ordinateur traditionnel, c’est qu’il les explore un à un. Cela va prendre un certain temps, même s’il est doté de plusieurs processeurs, car chacun des processeurs exécute le même algorithme en parallèle. Avec un ordinateur quantique, la grande différence, c’est qu’on est capable d’explorer tous les chemins en même temps. On va évidemment aller beaucoup plus vite. » </text:span><text:a xlink:type="simple" xlink:href="https://experiences.microsoft.fr/articles/quantique/ordinateur-quantique-explications/" text:style-name="Internet_20_link" text:visited-style-name="Visited_20_Internet_20_Link"><text:span text:style-name="T298">Ordinateur quantique : qu’est-ce que c’est ? | Microsoft experiences</text:span></text:a><text:span text:style-name="T298"> </text:span></text:p>
      <text:p text:style-name="P243"/>
      <text:p text:style-name="P237"><text:span text:style-name="T315">Quand un opérat</text:span><text:span text:style-name="T316">eur est appliqué à l’ensemble des qubits d’un système, il est appliqué à 2^n états en même temps (superposition), ce qui équivaut à un calcul parallèle sur 2^n données en même temps. En d’autres termes, la puissance de calcul théorique d’un ordinateur quantique double à chaque fois qu’on lui adjoint un qubit. </text:span><text:a xlink:type="simple" xlink:href="https://fr.wikipedia.org/wiki/Qubit" text:style-name="Internet_20_link" text:visited-style-name="Visited_20_Internet_20_Link"><text:span text:style-name="T298">Qubit — Wikipédia (wikipedia.org)</text:span></text:a><text:span text:style-name="T298"> </text:span></text:p>
      <text:p text:style-name="P243"/>
      <text:p text:style-name="P292">On ne peut donc pas obtenir plus de données en autant de cycles qu'avec un ordinateur classique, mais on peut obtenir des résultats qui nécessiteraient plus de cycles. </text:p>
      <text:p text:style-name="P290"/>
      <text:p text:style-name="P291"/>
      <text:p text:style-name="P291"><text:soft-page-break/></text:p>
      <text:p text:style-name="P291">Pb : on n’a pas encore pu <text:span text:style-name="T319">mathématiquement </text:span>démontrer quelles sont les réelles capacités des ordinateurs quantiques</text:p>
      <text:p text:style-name="P180">On sait que les ordinateurs quantiques peuvent au moins résoudre efficacement</text:p>
      <text:p text:style-name="P180"><text:s/>les problèmes de complexité P, c’est-à-dire qui peuvent être résolus efficacement avec un ordinateur classique</text:p>
      <text:p text:style-name="P180">Bounded error Quantum Polynomial time (BQP)</text:p>
      <text:p text:style-name="P179"/>
      <text:p text:style-name="P180">On sait que l’on peut résoudre les problèmes de complexité P, c’est-à-dire qui peuvent être résoulus efficacement avec un ordinateur classique</text:p>
      <text:p text:style-name="P182"/>
      <text:p text:style-name="P182"/>
      <text:p text:style-name="P202"><text:span text:style-name="T318">En résumé, l’informatique quantique </text:span><text:span text:style-name="T320">semble laisser entrevoir de belles voies </text:span><text:span text:style-name="T318">d’applications dans le traitement de certains problèmes. </text:span>Cela ne signifie pas qu’elle soit meilleure que l’informatique classique en tout point, mais seulement que chacun de ces domaines <text:span text:style-name="T320">a des qualités différentes qui le rend plus adapté dans certains cas. </text:span></text:p>
      <text:p text:style-name="P181"/>
      <text:p text:style-name="P111"><text:span text:style-name="T3">B. </text:span><text:span text:style-name="T1">Modèle utilisé : circuits quantiques</text:span> </text:p>
      <text:p text:style-name="P241"><text:span text:style-name="T232">Le modèle étudié et utilisé ici est le modèle des circuits quantiques. </text:span><text:span text:style-name="T47">Tout traitement informatique de base par calcul</text:span><text:span text:style-name="T48"> </text:span><text:span text:style-name="T230">est composée de trois éléments : les données, les opérations et les résul</text:span><text:span text:style-name="T231">t</text:span><text:span text:style-name="T230">ats. Ce modèle utilise comme données les qubits, comme opérations dans opérations unitaires apportées par les portes quantiques et comme résultats la mesure.</text:span></text:p>
      <text:p text:style-name="P55"/>
      <text:p text:style-name="P16">C. Bit VS qubit</text:p>
      <text:p text:style-name="P54"/>
      <text:p text:style-name="P17"><text:span text:style-name="T280">a. </text:span>qubit : <text:span text:style-name="T250">(comparaison avec bit) </text:span></text:p>
      <text:p text:style-name="P112"/>
      <text:p text:style-name="P211"><text:span text:style-name="T95">Un bit, </text:span><text:span text:style-name="T99">contraction de</text:span><text:span text:style-name="T95"> « binary digit », est l’unité d’information la plus élémentaire </text:span><text:span text:style-name="T96">en informatique </text:span><text:span text:style-name="T99">et, de façon plus générale, en théorie de l’information classique</text:span><text:span text:style-name="T95">. <text:s/></text:span><text:span text:style-name="T98">Il </text:span><text:span text:style-name="T99">peut prendre deux valeurs différentes, la plupart du temps 0 ou 1,</text:span><text:span text:style-name="T97"> </text:span><text:span text:style-name="T99">et </text:span><text:span text:style-name="T97">représente </text:span><text:span text:style-name="T99">ainsi un </text:span><text:span text:style-name="T38">état logique. </text:span><text:span text:style-name="T94">L’état du système est donc décrit par des valeurs discrètes. </text:span><text:span text:style-name="T107">(image du bit)</text:span></text:p>
      <text:p text:style-name="P113"/>
      <text:p text:style-name="P214"><text:span text:style-name="T16">Un qubit </text:span><text:span text:style-name="T99">est l’équivalent quantique du bit. Il est </text:span><text:span text:style-name="T16">représenté de la façon suivante : </text:span><text:span text:style-name="T16"><draw:frame draw:style-name="fr1" draw:name="Objet3" text:anchor-type="as-char" svg:y="-0.377cm" svg:width="3.27cm" svg:height="0.487cm" draw:z-index="0"><draw:object xlink:href="./Object 1" xlink:type="simple" xlink:show="embed" xlink:actuate="onLoad"/><draw:image xlink:href="./ObjectReplacements/Object 1" xlink:type="simple" xlink:show="embed" xlink:actuate="onLoad"/><svg:desc>formule</svg:desc></draw:frame></text:span></text:p>
      <text:p text:style-name="P215"><text:span text:style-name="T261">Son écriture matricielle est </text:span><text:span text:style-name="T260">: </text:span><text:span text:style-name="T260"><draw:frame draw:style-name="fr1" draw:name="Objet5" text:anchor-type="as-char" svg:y="-0.393cm" svg:width="1.82cm" svg:height="0.751cm" draw:z-index="3"><draw:object xlink:href="./Object 2" xlink:type="simple" xlink:show="embed" xlink:actuate="onLoad"/><draw:image xlink:href="./ObjectReplacements/Object 2" xlink:type="simple" xlink:show="embed" xlink:actuate="onLoad"/><svg:desc>formule</svg:desc></draw:frame></text:span></text:p>
      <text:p text:style-name="P250"><text:span text:style-name="T261">Si le coefficient </text:span><text:span text:style-name="T259">α </text:span><text:span text:style-name="T261">ou</text:span><text:span text:style-name="T265"> </text:span><text:span text:style-name="T259">β </text:span><text:span text:style-name="T261">est nul, il se simplifie en : <text:s/></text:span><text:span text:style-name="T260"><draw:frame draw:style-name="fr1" draw:name="Objet6" text:anchor-type="as-char" svg:y="-0.603cm" svg:width="1.713cm" svg:height="1.055cm" draw:z-index="7"><draw:object xlink:href="./Object 5" xlink:type="simple" xlink:show="embed" xlink:actuate="onLoad"/><draw:image xlink:href="./ObjectReplacements/Object 5" xlink:type="simple" xlink:show="embed" xlink:actuate="onLoad"/><svg:desc>formule</svg:desc></draw:frame></text:span><text:span text:style-name="T262">ou</text:span><text:span text:style-name="T260"><draw:frame draw:style-name="fr1" draw:name="Objet7" text:anchor-type="as-char" svg:y="-0.603cm" svg:width="1.7cm" svg:height="1.055cm" draw:z-index="10"><draw:object xlink:href="./Object 6" xlink:type="simple" xlink:show="embed" xlink:actuate="onLoad"/><draw:image xlink:href="./ObjectReplacements/Object 6" xlink:type="simple" xlink:show="embed" xlink:actuate="onLoad"/><svg:desc>formule</svg:desc></draw:frame></text:span><text:span text:style-name="T16"><text:line-break/></text:span></text:p>
      <text:p text:style-name="P212"><text:span text:style-name="T99">U</text:span><text:span text:style-name="T100">n qubit, dans sa représentation la plus générale, est donc le résultat d’une superposition de l’état |0&gt; et de l’état |1&gt;, chacun représenté en proportion</text:span><text:span text:style-name="T106">s</text:span><text:span text:style-name="T100"> respective</text:span><text:span text:style-name="T106">s</text:span><text:span text:style-name="T100"> par les coefficients </text:span><text:span text:style-name="T259">α et</text:span><text:span text:style-name="T265"> </text:span><text:span text:style-name="T259">β</text:span><text:span text:style-name="T100">, qui sont des nombres complexes tels que</text:span><text:span text:style-name="T100"><draw:frame draw:style-name="fr1" draw:name="Objet1" text:anchor-type="as-char" svg:y="-0.437cm" svg:width="2.327cm" svg:height="0.549cm" draw:z-index="1"><draw:object xlink:href="./Object 3" xlink:type="simple" xlink:show="embed" xlink:actuate="onLoad"/><draw:image xlink:href="./ObjectReplacements/Object 3" xlink:type="simple" xlink:show="embed" xlink:actuate="onLoad"/></draw:frame></text:span><text:span text:style-name="T100">. </text:span><text:span text:style-name="T106">En d’autres termes, l</text:span><text:span text:style-name="T103">e qubit </text:span><text:span text:style-name="T106">peut être vu comme </text:span><text:span text:style-name="T103">une f</text:span><text:span text:style-name="T101">onction d’onde </text:span><text:span text:style-name="T102">à deux états propres, </text:span><text:span text:style-name="T103">dont la somme des probabilités respectives doit </text:span><text:span text:style-name="T106">ainsi </text:span><text:span text:style-name="T103">être </text:span><text:span text:style-name="T106">égale à</text:span><text:span text:style-name="T103"> 1. </text:span><text:span text:style-name="T104">La probabilité d’obtenir un état ou l’autre lors d’une mesure est respectivement donnée par la</text:span><text:span text:style-name="T103"> norme au carré </text:span><text:span text:style-name="T104">du coefficient </text:span><text:span text:style-name="T259">α et</text:span><text:span text:style-name="T265"> </text:span><text:span text:style-name="T259">β. </text:span></text:p>
      <text:p text:style-name="P211"><text:span text:style-name="T16"><text:line-break/></text:span><text:span text:style-name="T105">Le qubit peut donc, lui, </text:span><text:span text:style-name="T99">adopter</text:span><text:span text:style-name="T98"> une infinité de valeurs différentes. </text:span><text:span text:style-name="T106">Ainsi, </text:span><text:span text:style-name="T39">l</text:span><text:span text:style-name="T40">’état du système est</text:span><text:span text:style-name="T41"> </text:span><text:span text:style-name="T39">cette fois-ci </text:span><text:span text:style-name="T41">décrit de façon continue. </text:span></text:p>
      <text:p text:style-name="P127"/>
      <text:p text:style-name="P122"/>
      <text:p text:style-name="P251"><text:span text:style-name="T98">S</text:span><text:span text:style-name="T16">phère de Bloch : </text:span></text:p>
      <text:p text:style-name="P124"/>
      <text:p text:style-name="P252"><text:soft-page-break/><text:span text:style-name="T106">L’</text:span><text:span text:style-name="T16">état d’un qubit est couramment représenté sur une sphère de Bloch. Une sphère de Bloch est une sphère de rayon 1 qui permet de représenter géométriquement l’état d’un système quantique à deux niveaux. </text:span><text:span text:style-name="T113">S</text:span><text:span text:style-name="T150">i l’état d’un qubit s’écrit suivant les conditions énoncées précédemment, l</text:span><text:span text:style-name="T151">es angles </text:span><text:span text:style-name="T263">γ, δ et θ</text:span><text:span text:style-name="T151"> peuvent être trouvés, tels que : </text:span></text:p>
      <text:p text:style-name="P253"><text:span text:style-name="T16"><draw:frame draw:style-name="fr1" draw:name="Objet2" text:anchor-type="as-char" svg:y="-0.483cm" svg:width="2.369cm" svg:height="0.861cm" draw:z-index="11"><draw:object xlink:href="./Object 7" xlink:type="simple" xlink:show="embed" xlink:actuate="onLoad"/><draw:image xlink:href="./ObjectReplacements/Object 7" xlink:type="simple" xlink:show="embed" xlink:actuate="onLoad"/></draw:frame></text:span><text:span text:style-name="T16">et</text:span><text:span text:style-name="T16"><draw:frame draw:style-name="fr1" draw:name="Objet26" text:anchor-type="as-char" svg:y="-0.483cm" svg:width="2.274cm" svg:height="0.861cm" draw:z-index="12"><draw:object xlink:href="./Object 26" xlink:type="simple" xlink:show="embed" xlink:actuate="onLoad"/><draw:image xlink:href="./ObjectReplacements/Object 26" xlink:type="simple" xlink:show="embed" xlink:actuate="onLoad"/><svg:desc>formule</svg:desc></draw:frame></text:span></text:p>
      <text:p text:style-name="P254"><text:span text:style-name="T149">Sachant qu’une phase globale supplémentaire n’</text:span><text:span text:style-name="T150">affecte pas l’état physique d’un système, celui-ci </text:span><text:span text:style-name="T149">peut </text:span><text:span text:style-name="T150">finalement</text:span><text:span text:style-name="T149"> s’écrire : </text:span></text:p>
      <text:p text:style-name="P254"><text:span text:style-name="T149"><draw:frame draw:style-name="fr1" draw:name="Objet27" text:anchor-type="as-char" svg:y="-0.483cm" svg:width="5.018cm" svg:height="0.861cm" draw:z-index="16"><draw:object xlink:href="./Object 27" xlink:type="simple" xlink:show="embed" xlink:actuate="onLoad"/><draw:image xlink:href="./ObjectReplacements/Object 27" xlink:type="simple" xlink:show="embed" xlink:actuate="onLoad"/></draw:frame></text:span><text:span text:style-name="T149">avec </text:span><text:span text:style-name="T149"><draw:frame draw:style-name="fr1" draw:name="Objet28" text:anchor-type="as-char" svg:y="-0.377cm" svg:width="1.706cm" svg:height="0.467cm" draw:z-index="18"><draw:object xlink:href="./Object 28" xlink:type="simple" xlink:show="embed" xlink:actuate="onLoad"/><draw:image xlink:href="./ObjectReplacements/Object 28" xlink:type="simple" xlink:show="embed" xlink:actuate="onLoad"/></draw:frame></text:span><text:span text:style-name="T152">and </text:span><text:span text:style-name="T152"><draw:frame draw:style-name="fr1" draw:name="Objet29" text:anchor-type="as-char" svg:y="-0.377cm" svg:width="2.014cm" svg:height="0.483cm" draw:z-index="19"><draw:object xlink:href="./Object 29" xlink:type="simple" xlink:show="embed" xlink:actuate="onLoad"/><draw:image xlink:href="./ObjectReplacements/Object 29" xlink:type="simple" xlink:show="embed" xlink:actuate="onLoad"/><svg:desc>formule</svg:desc></draw:frame></text:span></text:p>
      <text:p text:style-name="P256"><text:span text:style-name="T152">De cette écriture, des coordonnées pour un point dans </text:span><text:span text:style-name="T155">(R3)</text:span><text:span text:style-name="T152"> peuvent être déduites : </text:span><text:span text:style-name="T153">ce point représente alors l’état du qubit.</text:span></text:p>
      <text:p text:style-name="P263">(image sphère)</text:p>
      <text:p text:style-name="P259"/>
      <text:p text:style-name="P261">donner exemple d’état ?</text:p>
      <text:p text:style-name="P262"/>
      <text:p text:style-name="P146"><text:a xlink:type="simple" xlink:href="../../../Zotero/storage/ER6JSCBV/index.html" text:style-name="Internet_20_link" text:visited-style-name="Visited_20_Internet_20_Link"><text:span text:style-name="T267">Sphère de Bloch — Wikipédia</text:span></text:a><text:span text:style-name="T267"> <text:s/>et cours début</text:span></text:p>
      <text:p text:style-name="P138"/>
      <text:p text:style-name="P246"><text:span text:style-name="T128">b. s</text:span><text:span text:style-name="T16">ystème à plusieurs qubits : </text:span></text:p>
      <text:p text:style-name="P139">exemple du cas à deux qubits : </text:p>
      <text:p text:style-name="P139"/>
      <text:p text:style-name="P216"><text:span text:style-name="T132">Intéressons-nous à un système à deux qubits. </text:span><text:span text:style-name="T134">Il y a quatre</text:span><text:span text:style-name="T133"> états possibles pour un </text:span><text:span text:style-name="T132">tel </text:span><text:span text:style-name="T133">système  : |00&gt;, |01&gt;, |10&gt; et |11&gt;. </text:span><text:span text:style-name="T131">Dans un cas général, </text:span><text:span text:style-name="T132">il</text:span><text:span text:style-name="T131"> peut donc être représenté de la façon qui suit : </text:span></text:p>
      <text:p text:style-name="P264"><text:span text:style-name="T16"><draw:frame draw:style-name="fr1" draw:name="Objet20" text:anchor-type="as-char" svg:y="-0.377cm" svg:width="7.463cm" svg:height="0.531cm" draw:z-index="20"><draw:object xlink:href="./Object 20" xlink:type="simple" xlink:show="embed" xlink:actuate="onLoad"/><draw:image xlink:href="./ObjectReplacements/Object 20" xlink:type="simple" xlink:show="embed" xlink:actuate="onLoad"/></draw:frame></text:span><text:span text:style-name="T129">avec </text:span><text:span text:style-name="T130">les coefficients</text:span><text:span text:style-name="T129"><draw:frame draw:style-name="fr1" draw:name="Objet21" text:anchor-type="as-char" svg:y="-0.215cm" svg:width="0.774cm" svg:height="0.37cm" draw:z-index="21"><draw:object xlink:href="./Object 21" xlink:type="simple" xlink:show="embed" xlink:actuate="onLoad"/><draw:image xlink:href="./ObjectReplacements/Object 21" xlink:type="simple" xlink:show="embed" xlink:actuate="onLoad"/></draw:frame></text:span><text:span text:style-name="T129">qui sont des nombres complexes tels que </text:span><text:span text:style-name="T129"><draw:frame draw:style-name="fr1" draw:name="Objet22" text:anchor-type="as-char" svg:y="-0.713cm" svg:width="2.462cm" svg:height="1.139cm" draw:z-index="22"><draw:object xlink:href="./Object 22" xlink:type="simple" xlink:show="embed" xlink:actuate="onLoad"/><draw:image xlink:href="./ObjectReplacements/Object 22" xlink:type="simple" xlink:show="embed" xlink:actuate="onLoad"/></draw:frame></text:span><text:span text:style-name="T129">. </text:span></text:p>
      <text:p text:style-name="P147"/>
      <text:p text:style-name="P147">Lorsque n qubits sont impliqués, le système générique se trouve cette fois être le résultat de la superposition<text:span text:style-name="T282"> de </text:span><text:span text:style-name="T282"><draw:frame draw:style-name="fr1" draw:name="Objet30" text:anchor-type="as-char" svg:y="-0.437cm" svg:width="0.545cm" svg:height="0.527cm" draw:z-index="24"><draw:object xlink:href="./Object 30" xlink:type="simple" xlink:show="embed" xlink:actuate="onLoad"/><draw:image xlink:href="./ObjectReplacements/Object 30" xlink:type="simple" xlink:show="embed" xlink:actuate="onLoad"/></draw:frame></text:span>états propres. </text:p>
      <text:p text:style-name="P96"/>
      <text:p text:style-name="P15">D. Portes quantiques</text:p>
      <text:p text:style-name="P123"/>
      <text:p text:style-name="P20">a. définition</text:p>
      <text:p text:style-name="P257"><text:span text:style-name="T111">Une porte quantique est un opérateur qui agit sur un ou des qubits </text:span><text:span text:style-name="T159">initialement dans un état dans un autre état</text:span><text:span text:style-name="T111">. </text:span><text:span text:style-name="T160">Cela revient à modifier l’Hamiltonien du système. </text:span><text:span text:style-name="T161">En général, une porte quantique peut être vue comme une r</text:span><text:span text:style-name="T160">otation sur la sphère de Bloch. </text:span><text:span text:style-name="T108">(livre rouge p.12)</text:span></text:p>
      <text:p text:style-name="P258"><text:span text:style-name="T112">L’</text:span><text:span text:style-name="T16">évolution d’un état isolé est donné par l’équation de Schrödinger :</text:span></text:p>
      <text:p text:style-name="P260"><draw:frame draw:style-name="fr1" draw:name="Objet31" text:anchor-type="as-char" svg:y="-0.496cm" svg:width="4.68cm" svg:height="0.873cm" draw:z-index="25"><draw:object xlink:href="./Object 31" xlink:type="simple" xlink:show="embed" xlink:actuate="onLoad"/><draw:image xlink:href="./ObjectReplacements/Object 31" xlink:type="simple" xlink:show="embed" xlink:actuate="onLoad"/></draw:frame></text:p>
      <text:p text:style-name="P255"><text:span text:style-name="T160">Ceci implique que l’opérateur</text:span><text:span text:style-name="T111"> </text:span><text:span text:style-name="T160">est</text:span><text:span text:style-name="T111"> représenté par des matrices unitaires, (bouquin bleu) </text:span><text:span text:style-name="T112">ce qui permet de préserver la normalisation de la fonction d’onde </text:span><text:span text:style-name="T160">mais aussi que ces </text:span><text:span text:style-name="T111">m</text:span><text:span text:style-name="T112">atrice</text:span><text:span text:style-name="T160">s U de nombres complexes</text:span><text:span text:style-name="T112"> </text:span><text:span text:style-name="T160">vérifient : </text:span><text:span text:style-name="T112"><draw:frame draw:style-name="fr1" draw:name="Objet4" text:anchor-type="as-char" svg:y="-0.437cm" svg:width="4.507cm" svg:height="0.527cm" draw:z-index="26"><draw:object xlink:href="./Object 4" xlink:type="simple" xlink:show="embed" xlink:actuate="onLoad"/><draw:image xlink:href="./ObjectReplacements/Object 4" xlink:type="simple" xlink:show="embed" xlink:actuate="onLoad"/><svg:desc>formule</svg:desc></draw:frame></text:span><text:span text:style-name="T154">est le conjugué de la transposée de U. </text:span><text:span text:style-name="T162">Il est à noter que toutes ces opérations sont inversibles contrairement au cas classique. </text:span></text:p>
      <text:p text:style-name="P272"/>
      <text:p text:style-name="P271">Livre rouge + cours</text:p>
      <text:p text:style-name="P270"/>
      <text:p text:style-name="P125"/>
      <text:p text:style-name="P21">b. portes à un qubit </text:p>
      <text:p text:style-name="P21"/>
      <text:p text:style-name="P32"><text:span text:style-name="T287">porte 1 qubit : + montrer effe</text:span><text:span text:style-name="T237">t avec petit code ou calcul par exemple, qirk ou </text:span><text:span text:style-name="T314">calcul</text:span></text:p>
      <text:p text:style-name="P21"><text:a xlink:type="simple" xlink:href="https://indico.cern.ch/event/970903/attachments/2136822/3599305/PIQC%20Lecture%201.pdf" text:style-name="Internet_20_link" text:visited-style-name="Visited_20_Internet_20_Link"><text:span text:style-name="T298">A Practical Introduction to Quantum Computing: From Qubits to Quantum Machine Learning and Beyond (cern.ch)</text:span></text:a><text:span text:style-name="T298"> </text:span></text:p>
      <text:p text:style-name="P148"/>
      <text:p text:style-name="P185"><text:soft-page-break/></text:p>
      <text:p text:style-name="P273"><text:span text:style-name="T16">Une porte agissant sur un qubit est représenté par une matrice unitaire de taille 2x2 qui satisfait les conditions précédemment énoncées. Son action sur un </text:span><text:span text:style-name="T163">qubit</text:span><text:span text:style-name="T163"><draw:frame draw:style-name="fr1" draw:name="Objet10" text:anchor-type="as-char" svg:y="-0.377cm" svg:width="3.27cm" svg:height="0.487cm" draw:z-index="15"><draw:object xlink:href="./Object 10" xlink:type="simple" xlink:show="embed" xlink:actuate="onLoad"/><draw:image xlink:href="./ObjectReplacements/Object 10" xlink:type="simple" xlink:show="embed" xlink:actuate="onLoad"/><svg:desc>formule</svg:desc></draw:frame></text:span><text:span text:style-name="T16">est la suivante : </text:span></text:p>
      <text:p text:style-name="P244"><draw:frame draw:style-name="fr1" draw:name="Objet8" text:anchor-type="as-char" svg:y="-0.651cm" svg:width="4.304cm" svg:height="1.108cm" draw:z-index="2"><draw:object xlink:href="./Object 8" xlink:type="simple" xlink:show="embed" xlink:actuate="onLoad"/><draw:image xlink:href="./ObjectReplacements/Object 8" xlink:type="simple" xlink:show="embed" xlink:actuate="onLoad"/><svg:desc>formule</svg:desc></draw:frame></text:p>
      <text:p text:style-name="P149"><text:span text:style-name="T264">L’état du qubit est désormais :</text:span><text:span text:style-name="T279"><draw:frame draw:style-name="fr1" draw:name="Objet9" text:anchor-type="as-char" svg:y="-0.386cm" svg:width="6.137cm" svg:height="0.506cm" draw:z-index="4"><draw:object xlink:href="./Object 9" xlink:type="simple" xlink:show="embed" xlink:actuate="onLoad"/><draw:image xlink:href="./ObjectReplacements/Object 9" xlink:type="simple" xlink:show="embed" xlink:actuate="onLoad"/></draw:frame></text:span></text:p>
      <text:p text:style-name="P149"><text:span text:style-name="T286">avec</text:span><text:span text:style-name="T286"><draw:frame draw:style-name="fr1" draw:name="Objet33" text:anchor-type="as-char" svg:y="-0.437cm" svg:width="5.191cm" svg:height="0.557cm" draw:z-index="27"><draw:object xlink:href="./Object 33" xlink:type="simple" xlink:show="embed" xlink:actuate="onLoad"/><draw:image xlink:href="./ObjectReplacements/Object 33" xlink:type="simple" xlink:show="embed" xlink:actuate="onLoad"/><svg:desc>formule</svg:desc></draw:frame></text:span><text:span text:style-name="T286">sachant que la matrice est unitaire</text:span></text:p>
      <text:p text:style-name="P54"/>
      <text:p text:style-name="P273"><text:span text:style-name="T115">C</text:span><text:span text:style-name="T16">i-dessous sont présentées différentes portes quantiques agissant sur un qubit. Celles-ci revêtent un rôle important dans de nombreux cas et ont pour la plupart été utiles dans la réalisation de l’exercice de traduction qui sera présenté ultérieurement dans le rapport. </text:span><text:span text:style-name="T24">(non exhaustif)</text:span></text:p>
      <text:p text:style-name="P186"/>
      <text:p text:style-name="P54"><text:span text:style-name="T286">P</text:span>ortes de Pauli :</text:p>
      <text:list xml:id="list2373128910" text:style-name="L1">
        <text:list-item>
          <text:p text:style-name="P310"><text:span text:style-name="T110">porte </text:span><text:span text:style-name="T162">X / <text:s/>NON / <text:s/>porte de Pauli-X /</text:span><text:span text:style-name="T162"><draw:frame draw:style-name="fr1" draw:name="Objet32" text:anchor-type="as-char" svg:y="-0.226cm" svg:width="0.741cm" svg:height="0.379cm" draw:z-index="28"><draw:object xlink:href="./Object 32" xlink:type="simple" xlink:show="embed" xlink:actuate="onLoad"/><draw:image xlink:href="./ObjectReplacements/Object 32" xlink:type="simple" xlink:show="embed" xlink:actuate="onLoad"/></draw:frame></text:span><text:span text:style-name="T162"> : <text:line-break/></text:span></text:p>
          <text:p text:style-name="P310"><text:span text:style-name="T164">Elle est </text:span><text:span text:style-name="T115">défini</text:span><text:span text:style-name="T164">e</text:span><text:span text:style-name="T115"> par </text:span><text:span text:style-name="T164">la matrice</text:span><text:span text:style-name="T115"> </text:span><draw:frame draw:style-name="fr1" draw:name="Objet11" text:anchor-type="as-char" svg:y="-0.642cm" svg:width="1.448cm" svg:height="1.072cm" draw:z-index="17"><draw:object xlink:href="./Object 11" xlink:type="simple" xlink:show="embed" xlink:actuate="onLoad"/><draw:image xlink:href="./ObjectReplacements/Object 11" xlink:type="simple" xlink:show="embed" xlink:actuate="onLoad"/><svg:desc>formule</svg:desc></draw:frame></text:p>
          <text:p text:style-name="P311"><text:span text:style-name="T115">S</text:span><text:span text:style-name="T16">on action est : </text:span></text:p>
        </text:list-item>
      </text:list>
      <table:table table:name="Tableau2" table:style-name="Tableau2">
        <table:table-column table:style-name="Tableau2.A" table:number-columns-repeated="3"/>
        <table:table-column table:style-name="Tableau2.D"/>
        <table:table-row>
          <table:table-cell table:style-name="Tableau2.A1" office:value-type="string">
            <text:p text:style-name="P274">X:<draw:frame draw:style-name="fr1" draw:name="Objet34" text:anchor-type="as-char" svg:y="-0.642cm" svg:width="1.448cm" svg:height="1.072cm" draw:z-index="31"><draw:object xlink:href="./Object 34" xlink:type="simple" xlink:show="embed" xlink:actuate="onLoad"/><draw:image xlink:href="./ObjectReplacements/Object 34" xlink:type="simple" xlink:show="embed" xlink:actuate="onLoad"/><svg:desc>formule</svg:desc></draw:frame></text:p>
          </table:table-cell>
          <table:table-cell table:style-name="Tableau2.B1" table:number-columns-spanned="3" office:value-type="string">
            <text:p text:style-name="P295">ENTREE</text:p>
          </table:table-cell>
          <table:covered-table-cell/>
          <table:covered-table-cell/>
        </table:table-row>
        <table:table-row>
          <table:table-cell table:style-name="Tableau2.A2" table:number-rows-spanned="3" office:value-type="string">
            <text:p text:style-name="P295"><text:line-break/>SORTIE</text:p>
          </table:table-cell>
          <table:table-cell table:style-name="Tableau2.A2" office:value-type="string">
            <text:p text:style-name="P295">Qubit</text:p>
          </table:table-cell>
          <table:table-cell table:style-name="Tableau2.A2" office:value-type="string">
            <text:p text:style-name="P295"><text:span text:style-name="T314">|</text:span>0<text:span text:style-name="T314">&gt;</text:span></text:p>
          </table:table-cell>
          <table:table-cell table:style-name="Tableau2.D2" office:value-type="string">
            <text:p text:style-name="P295"><text:span text:style-name="T314">|</text:span>1<text:span text:style-name="T314">&gt;</text:span></text:p>
          </table:table-cell>
        </table:table-row>
        <table:table-row>
          <table:covered-table-cell/>
          <table:table-cell table:style-name="Tableau2.A2" office:value-type="string">
            <text:p text:style-name="P295"><text:span text:style-name="T314">|</text:span>0<text:span text:style-name="T314">&gt;</text:span></text:p>
          </table:table-cell>
          <table:table-cell table:style-name="Tableau2.A2" office:value-type="string">
            <text:p text:style-name="P295"/>
          </table:table-cell>
          <table:table-cell table:style-name="Tableau2.D2" office:value-type="string">
            <text:p text:style-name="P301">1</text:p>
          </table:table-cell>
        </table:table-row>
        <table:table-row>
          <table:covered-table-cell/>
          <table:table-cell table:style-name="Tableau2.A2" office:value-type="string">
            <text:p text:style-name="P298"><text:span text:style-name="T288">|</text:span>1<text:span text:style-name="T288">&gt;</text:span></text:p>
          </table:table-cell>
          <table:table-cell table:style-name="Tableau2.A2" office:value-type="string">
            <text:p text:style-name="P301">1</text:p>
          </table:table-cell>
          <table:table-cell table:style-name="Tableau2.D2" office:value-type="string">
            <text:p text:style-name="P295"/>
          </table:table-cell>
        </table:table-row>
      </table:table>
      <text:p text:style-name="P106"/>
      <text:list xml:id="list1961090971" text:style-name="L2">
        <text:list-item>
          <text:p text:style-name="P314"><text:span text:style-name="T110">porte </text:span><text:span text:style-name="T165">Y</text:span><text:span text:style-name="T110"> / </text:span><text:span text:style-name="T165">YES / porte de Pauli-Y / </text:span><text:span text:style-name="T162"><draw:frame draw:style-name="fr1" draw:name="Objet35" text:anchor-type="as-char" svg:y="-0.226cm" svg:width="0.72cm" svg:height="0.379cm" draw:z-index="29"><draw:object xlink:href="./Object 35" xlink:type="simple" xlink:show="embed" xlink:actuate="onLoad"/><draw:image xlink:href="./ObjectReplacements/Object 35" xlink:type="simple" xlink:show="embed" xlink:actuate="onLoad"/><svg:desc>formule</svg:desc></draw:frame></text:span></text:p>
        </text:list-item>
      </text:list>
      <text:list xml:id="list102725647906029" text:continue-list="list2373128910" text:style-name="L1">
        <text:list-header>
          <text:p text:style-name="P311"/>
        </text:list-header>
      </text:list>
      <table:table table:name="Tableau3" table:style-name="Tableau3">
        <table:table-column table:style-name="Tableau3.A" table:number-columns-repeated="3"/>
        <table:table-column table:style-name="Tableau3.D"/>
        <table:table-row>
          <table:table-cell table:style-name="Tableau3.A1" office:value-type="string">
            <text:p text:style-name="P274">Y:<text:span text:style-name="T110"><draw:frame draw:style-name="fr1" draw:name="Objet12" text:anchor-type="as-char" svg:y="-0.642cm" svg:width="1.67cm" svg:height="1.072cm" draw:z-index="32"><draw:object xlink:href="./Object 12" xlink:type="simple" xlink:show="embed" xlink:actuate="onLoad"/><draw:image xlink:href="./ObjectReplacements/Object 12" xlink:type="simple" xlink:show="embed" xlink:actuate="onLoad"/><svg:desc>formule</svg:desc></draw:frame></text:span></text:p>
          </table:table-cell>
          <table:table-cell table:style-name="Tableau3.B1" table:number-columns-spanned="3" office:value-type="string">
            <text:p text:style-name="P295">ENTREE</text:p>
          </table:table-cell>
          <table:covered-table-cell/>
          <table:covered-table-cell/>
        </table:table-row>
        <table:table-row>
          <table:table-cell table:style-name="Tableau3.A2" table:number-rows-spanned="3" office:value-type="string">
            <text:p text:style-name="P295"><text:line-break/>SORTIE</text:p>
          </table:table-cell>
          <table:table-cell table:style-name="Tableau3.A2" office:value-type="string">
            <text:p text:style-name="P295">Qubit</text:p>
          </table:table-cell>
          <table:table-cell table:style-name="Tableau3.A2" office:value-type="string">
            <text:p text:style-name="P298"><text:span text:style-name="T314">|</text:span>0<text:span text:style-name="T314">&gt;</text:span></text:p>
          </table:table-cell>
          <table:table-cell table:style-name="Tableau3.D2" office:value-type="string">
            <text:p text:style-name="P298"><text:span text:style-name="T288">|</text:span>1<text:span text:style-name="T288">&gt;</text:span></text:p>
          </table:table-cell>
        </table:table-row>
        <table:table-row>
          <table:covered-table-cell/>
          <table:table-cell table:style-name="Tableau3.A2" office:value-type="string">
            <text:p text:style-name="P298"><text:span text:style-name="T314">|</text:span>0<text:span text:style-name="T314">&gt;</text:span></text:p>
          </table:table-cell>
          <table:table-cell table:style-name="Tableau3.A2" office:value-type="string">
            <text:p text:style-name="P301">i</text:p>
          </table:table-cell>
          <table:table-cell table:style-name="Tableau3.D2" office:value-type="string">
            <text:p text:style-name="P299"/>
          </table:table-cell>
        </table:table-row>
        <table:table-row>
          <table:covered-table-cell/>
          <table:table-cell table:style-name="Tableau3.A2" office:value-type="string">
            <text:p text:style-name="P298"><text:span text:style-name="T288">|</text:span>1<text:span text:style-name="T288">&gt;</text:span></text:p>
          </table:table-cell>
          <table:table-cell table:style-name="Tableau3.A2" office:value-type="string">
            <text:p text:style-name="P295"/>
          </table:table-cell>
          <table:table-cell table:style-name="Tableau3.D2" office:value-type="string">
            <text:p text:style-name="P295">-<text:span text:style-name="T288">i</text:span></text:p>
          </table:table-cell>
        </table:table-row>
      </table:table>
      <text:p text:style-name="P150"/>
      <text:list xml:id="list102725300809839" text:continue-list="list1961090971" text:style-name="L2">
        <text:list-header>
          <text:p text:style-name="P306"/>
        </text:list-header>
        <text:list-item>
          <text:p text:style-name="P314"><text:span text:style-name="T110">porte </text:span><text:span text:style-name="T165">Z / Porte de Pauli-Z /</text:span><text:span text:style-name="T162"><draw:frame draw:style-name="fr1" draw:name="Objet36" text:anchor-type="as-char" svg:y="-0.226cm" svg:width="0.709cm" svg:height="0.379cm" draw:z-index="30"><draw:object xlink:href="./Object 36" xlink:type="simple" xlink:show="embed" xlink:actuate="onLoad"/><draw:image xlink:href="./ObjectReplacements/Object 36" xlink:type="simple" xlink:show="embed" xlink:actuate="onLoad"/><svg:desc>formule</svg:desc></draw:frame></text:span><text:span text:style-name="T162"> :</text:span></text:p>
          <text:p text:style-name="P312"/>
        </text:list-item>
      </text:list>
      <table:table table:name="Tableau4" table:style-name="Tableau4">
        <table:table-column table:style-name="Tableau4.A" table:number-columns-repeated="3"/>
        <table:table-column table:style-name="Tableau4.D"/>
        <table:table-row>
          <table:table-cell table:style-name="Tableau4.A1" office:value-type="string">
            <text:p text:style-name="P274"><text:span text:style-name="T288">Z</text:span>:<draw:frame draw:style-name="fr1" draw:name="Objet13" text:anchor-type="as-char" svg:y="-0.642cm" svg:width="1.757cm" svg:height="1.072cm" draw:z-index="33"><draw:object xlink:href="./Object 13" xlink:type="simple" xlink:show="embed" xlink:actuate="onLoad"/><draw:image xlink:href="./ObjectReplacements/Object 13" xlink:type="simple" xlink:show="embed" xlink:actuate="onLoad"/><svg:desc>formule</svg:desc></draw:frame></text:p>
          </table:table-cell>
          <table:table-cell table:style-name="Tableau4.B1" table:number-columns-spanned="3" office:value-type="string">
            <text:p text:style-name="P295">ENTREE</text:p>
          </table:table-cell>
          <table:covered-table-cell/>
          <table:covered-table-cell/>
        </table:table-row>
        <table:table-row>
          <table:table-cell table:style-name="Tableau4.A2" table:number-rows-spanned="3" office:value-type="string">
            <text:p text:style-name="P295"><text:line-break/>SORTIE</text:p>
          </table:table-cell>
          <table:table-cell table:style-name="Tableau4.A2" office:value-type="string">
            <text:p text:style-name="P295">Qubit</text:p>
          </table:table-cell>
          <table:table-cell table:style-name="Tableau4.A2" office:value-type="string">
            <text:p text:style-name="P298"><text:span text:style-name="T314">|</text:span>0<text:span text:style-name="T314">&gt;</text:span></text:p>
          </table:table-cell>
          <table:table-cell table:style-name="Tableau4.D2" office:value-type="string">
            <text:p text:style-name="P298"><text:span text:style-name="T288">|</text:span>1<text:span text:style-name="T288">&gt;</text:span></text:p>
          </table:table-cell>
        </table:table-row>
        <table:table-row>
          <table:covered-table-cell/>
          <table:table-cell table:style-name="Tableau4.A2" office:value-type="string">
            <text:p text:style-name="P298"><text:span text:style-name="T314">|</text:span>0<text:span text:style-name="T314">&gt;</text:span></text:p>
          </table:table-cell>
          <table:table-cell table:style-name="Tableau4.A2" office:value-type="string">
            <text:p text:style-name="P301">1</text:p>
          </table:table-cell>
          <table:table-cell table:style-name="Tableau4.D2" office:value-type="string">
            <text:p text:style-name="P299"/>
          </table:table-cell>
        </table:table-row>
        <table:table-row>
          <table:covered-table-cell/>
          <table:table-cell table:style-name="Tableau4.A2" office:value-type="string">
            <text:p text:style-name="P298"><text:span text:style-name="T288">|</text:span>1<text:span text:style-name="T288">&gt;</text:span></text:p>
          </table:table-cell>
          <table:table-cell table:style-name="Tableau4.A2" office:value-type="string">
            <text:p text:style-name="P295"/>
          </table:table-cell>
          <table:table-cell table:style-name="Tableau4.D2" office:value-type="string">
            <text:p text:style-name="P295">-<text:span text:style-name="T288">1</text:span></text:p>
          </table:table-cell>
        </table:table-row>
      </table:table>
      <text:p text:style-name="P150"/>
      <text:p text:style-name="P61">Porte <text:span text:style-name="T288">H / Porte de Hadamard :</text:span></text:p>
      <text:p text:style-name="P62"><text:span text:style-name="T290">La porte de Hadamard est très utilisé en informatique quantique. En effet elle possède la propriété intéressante de mettre le qubit dans un </text:span><text:span text:style-name="T269">état de superposition égale pour |0&gt; et |1&gt;. </text:span><text:span text:style-name="T290">Lors de la mesure, l’état |0&gt; a une chance sur deux d’être mesuré et il en est de même pour</text:span><text:span text:style-name="T270"> </text:span><text:span text:style-name="T290">l’état |</text:span><text:span text:style-name="T270">1</text:span><text:span text:style-name="T290">&gt;. Cela permet entre autre d’accéder à un aléatoire « parfait ».</text:span></text:p>
      <text:list xml:id="list102725256927545" text:continue-numbering="true" text:style-name="L2">
        <text:list-header>
          <text:p text:style-name="P313"><text:soft-page-break/></text:p>
        </text:list-header>
      </text:list>
      <table:table table:name="Tableau5" table:style-name="Tableau5">
        <table:table-column table:style-name="Tableau5.A" table:number-columns-repeated="3"/>
        <table:table-column table:style-name="Tableau5.D"/>
        <table:table-row>
          <table:table-cell table:style-name="Tableau5.A1" office:value-type="string">
            <text:p text:style-name="P275"><text:span text:style-name="T288">H</text:span>:<draw:frame draw:style-name="fr1" draw:name="Objet37" text:anchor-type="as-char" svg:y="-0.642cm" svg:width="2.312cm" svg:height="1.072cm" draw:z-index="34"><draw:object xlink:href="./Object 37" xlink:type="simple" xlink:show="embed" xlink:actuate="onLoad"/><draw:image xlink:href="./ObjectReplacements/Object 37" xlink:type="simple" xlink:show="embed" xlink:actuate="onLoad"/><svg:desc>formule</svg:desc></draw:frame></text:p>
          </table:table-cell>
          <table:table-cell table:style-name="Tableau5.B1" table:number-columns-spanned="3" office:value-type="string">
            <text:p text:style-name="P296">ENTREE</text:p>
          </table:table-cell>
          <table:covered-table-cell/>
          <table:covered-table-cell/>
        </table:table-row>
        <table:table-row>
          <table:table-cell table:style-name="Tableau5.A2" table:number-rows-spanned="3" office:value-type="string">
            <text:p text:style-name="P296"><text:line-break/></text:p>
            <text:p text:style-name="P296">SORTIE</text:p>
          </table:table-cell>
          <table:table-cell table:style-name="Tableau5.A2" office:value-type="string">
            <text:p text:style-name="P296">Qubit</text:p>
          </table:table-cell>
          <table:table-cell table:style-name="Tableau5.A2" office:value-type="string">
            <text:p text:style-name="P298"><text:span text:style-name="T314">|</text:span>0<text:span text:style-name="T314">&gt;</text:span></text:p>
          </table:table-cell>
          <table:table-cell table:style-name="Tableau5.D2" office:value-type="string">
            <text:p text:style-name="P298"><text:span text:style-name="T288">|</text:span>1<text:span text:style-name="T288">&gt;</text:span></text:p>
          </table:table-cell>
        </table:table-row>
        <table:table-row>
          <table:covered-table-cell/>
          <table:table-cell table:style-name="Tableau5.A2" office:value-type="string">
            <text:p text:style-name="P298"><text:span text:style-name="T314">|</text:span>0<text:span text:style-name="T314">&gt;</text:span></text:p>
          </table:table-cell>
          <table:table-cell table:style-name="Tableau5.A2" office:value-type="string">
            <text:p text:style-name="P301"><draw:frame draw:style-name="fr1" draw:name="Objet14" text:anchor-type="as-char" svg:y="-0.619cm" svg:width="0.753cm" svg:height="1.035cm" draw:z-index="35"><draw:object xlink:href="./Object 14" xlink:type="simple" xlink:show="embed" xlink:actuate="onLoad"/><draw:image xlink:href="./ObjectReplacements/Object 14" xlink:type="simple" xlink:show="embed" xlink:actuate="onLoad"/><svg:desc>formule</svg:desc></draw:frame></text:p>
          </table:table-cell>
          <table:table-cell table:style-name="Tableau5.D2" office:value-type="string">
            <text:p text:style-name="P300"><draw:frame draw:style-name="fr1" draw:name="Objet38" text:anchor-type="as-char" svg:y="-0.619cm" svg:width="0.753cm" svg:height="1.035cm" draw:z-index="36"><draw:object xlink:href="./Object 38" xlink:type="simple" xlink:show="embed" xlink:actuate="onLoad"/><draw:image xlink:href="./ObjectReplacements/Object 38" xlink:type="simple" xlink:show="embed" xlink:actuate="onLoad"/><svg:desc>formule</svg:desc></draw:frame></text:p>
          </table:table-cell>
        </table:table-row>
        <table:table-row>
          <table:covered-table-cell/>
          <table:table-cell table:style-name="Tableau5.A2" office:value-type="string">
            <text:p text:style-name="P298"><text:span text:style-name="T288">|</text:span>1<text:span text:style-name="T288">&gt;</text:span></text:p>
          </table:table-cell>
          <table:table-cell table:style-name="Tableau5.A2" office:value-type="string">
            <text:p text:style-name="P296"><draw:frame draw:style-name="fr1" draw:name="Objet39" text:anchor-type="as-char" svg:y="-0.619cm" svg:width="0.753cm" svg:height="1.035cm" draw:z-index="37"><draw:object xlink:href="./Object 39" xlink:type="simple" xlink:show="embed" xlink:actuate="onLoad"/><draw:image xlink:href="./ObjectReplacements/Object 39" xlink:type="simple" xlink:show="embed" xlink:actuate="onLoad"/><svg:desc>formule</svg:desc></draw:frame></text:p>
          </table:table-cell>
          <table:table-cell table:style-name="Tableau5.D2" office:value-type="string">
            <text:p text:style-name="P296">-<draw:frame draw:style-name="fr1" draw:name="Objet40" text:anchor-type="as-char" svg:y="-0.619cm" svg:width="0.753cm" svg:height="1.035cm" draw:z-index="38"><draw:object xlink:href="./Object 40" xlink:type="simple" xlink:show="embed" xlink:actuate="onLoad"/><draw:image xlink:href="./ObjectReplacements/Object 40" xlink:type="simple" xlink:show="embed" xlink:actuate="onLoad"/><svg:desc>formule</svg:desc></draw:frame></text:p>
          </table:table-cell>
        </table:table-row>
      </table:table>
      <text:p text:style-name="P151"/>
      <text:p text:style-name="P57"/>
      <text:p text:style-name="P152">Porte de changement de phase :</text:p>
      <text:p text:style-name="P217"><text:span text:style-name="T167">Une porte de changement de phase entraîne une </text:span><text:span text:style-name="T168">rotation </text:span><text:span text:style-name="T169">de l’état</text:span><text:span text:style-name="T170"> </text:span><text:span text:style-name="T167">du qubit </text:span><text:span text:style-name="T170">mais </text:span><text:span text:style-name="T167">n’affecte </text:span><text:span text:style-name="T170">pas</text:span><text:span text:style-name="T167"> la probabilité lors de la mesure. </text:span></text:p>
      <text:p text:style-name="P116"/>
      <text:list xml:id="list3426515979" text:style-name="L3">
        <text:list-item>
          <text:p text:style-name="P307">porte S :</text:p>
        </text:list-item>
      </text:list>
      <table:table table:name="Tableau6" table:style-name="Tableau6">
        <table:table-column table:style-name="Tableau6.A" table:number-columns-repeated="3"/>
        <table:table-column table:style-name="Tableau6.D"/>
        <table:table-row>
          <table:table-cell table:style-name="Tableau6.A1" office:value-type="string">
            <text:p text:style-name="P275"><text:span text:style-name="T288">S</text:span>:<text:span text:style-name="T166"><draw:frame draw:style-name="fr1" draw:name="Objet15" text:anchor-type="as-char" svg:y="-0.758cm" svg:width="1.776cm" svg:height="1.307cm" draw:z-index="39"><draw:object xlink:href="./Object 15" xlink:type="simple" xlink:show="embed" xlink:actuate="onLoad"/><draw:image xlink:href="./ObjectReplacements/Object 15" xlink:type="simple" xlink:show="embed" xlink:actuate="onLoad"/><svg:desc>formule</svg:desc></draw:frame></text:span></text:p>
          </table:table-cell>
          <table:table-cell table:style-name="Tableau6.B1" table:number-columns-spanned="3" office:value-type="string">
            <text:p text:style-name="P296">ENTREE</text:p>
          </table:table-cell>
          <table:covered-table-cell/>
          <table:covered-table-cell/>
        </table:table-row>
        <table:table-row>
          <table:table-cell table:style-name="Tableau6.A2" table:number-rows-spanned="3" office:value-type="string">
            <text:p text:style-name="P296"><text:line-break/>SORTIE</text:p>
          </table:table-cell>
          <table:table-cell table:style-name="Tableau6.A2" office:value-type="string">
            <text:p text:style-name="P296">Qubit</text:p>
          </table:table-cell>
          <table:table-cell table:style-name="Tableau6.A2" office:value-type="string">
            <text:p text:style-name="P296"><text:span text:style-name="T288">|</text:span>0<text:span text:style-name="T288">&gt;</text:span></text:p>
          </table:table-cell>
          <table:table-cell table:style-name="Tableau6.D2" office:value-type="string">
            <text:p text:style-name="P296"><text:span text:style-name="T288">|</text:span>1<text:span text:style-name="T288">&gt;</text:span></text:p>
          </table:table-cell>
        </table:table-row>
        <table:table-row>
          <table:covered-table-cell/>
          <table:table-cell table:style-name="Tableau6.A2" office:value-type="string">
            <text:p text:style-name="P296"><text:span text:style-name="T288">|</text:span>0<text:span text:style-name="T288">&gt;</text:span></text:p>
          </table:table-cell>
          <table:table-cell table:style-name="Tableau6.A2" office:value-type="string">
            <text:p text:style-name="P303">1</text:p>
          </table:table-cell>
          <table:table-cell table:style-name="Tableau6.D2" office:value-type="string">
            <text:p text:style-name="P301"/>
          </table:table-cell>
        </table:table-row>
        <table:table-row>
          <table:covered-table-cell/>
          <table:table-cell table:style-name="Tableau6.A2" office:value-type="string">
            <text:p text:style-name="P296"><text:span text:style-name="T288">|</text:span>1<text:span text:style-name="T288">&gt;</text:span></text:p>
          </table:table-cell>
          <table:table-cell table:style-name="Tableau6.A2" office:value-type="string">
            <text:p text:style-name="P301"/>
          </table:table-cell>
          <table:table-cell table:style-name="Tableau6.D2" office:value-type="string">
            <text:p text:style-name="P275"><draw:frame draw:style-name="fr1" draw:name="Objet41" text:anchor-type="as-char" svg:y="-0.589cm" svg:width="0.748cm" svg:height="0.681cm" draw:z-index="40"><draw:object xlink:href="./Object 41" xlink:type="simple" xlink:show="embed" xlink:actuate="onLoad"/><draw:image xlink:href="./ObjectReplacements/Object 41" xlink:type="simple" xlink:show="embed" xlink:actuate="onLoad"/></draw:frame></text:p>
          </table:table-cell>
        </table:table-row>
      </table:table>
      <text:p text:style-name="P152"/>
      <text:p text:style-name="P115"/>
      <text:list xml:id="list1517621001" text:style-name="L4">
        <text:list-item>
          <text:p text:style-name="P315"><text:span text:style-name="T167">porte S</text:span><text:span text:style-name="T166">g : </text:span></text:p>
        </text:list-item>
      </text:list>
      <text:p text:style-name="P117"/>
      <text:p text:style-name="P118"/>
      <table:table table:name="Tableau7" table:style-name="Tableau7">
        <table:table-column table:style-name="Tableau7.A" table:number-columns-repeated="3"/>
        <table:table-column table:style-name="Tableau7.D"/>
        <table:table-row>
          <table:table-cell table:style-name="Tableau7.A1" office:value-type="string">
            <text:p text:style-name="P276"><text:span text:style-name="T288">S</text:span><text:span text:style-name="T289">g</text:span>:<text:span text:style-name="T166"><draw:frame draw:style-name="fr1" draw:name="Objet42" text:anchor-type="as-char" svg:y="-0.758cm" svg:width="1.776cm" svg:height="1.307cm" draw:z-index="41"><draw:object xlink:href="./Object 42" xlink:type="simple" xlink:show="embed" xlink:actuate="onLoad"/><draw:image xlink:href="./ObjectReplacements/Object 42" xlink:type="simple" xlink:show="embed" xlink:actuate="onLoad"/><svg:desc>formule</svg:desc></draw:frame></text:span></text:p>
          </table:table-cell>
          <table:table-cell table:style-name="Tableau7.B1" table:number-columns-spanned="3" office:value-type="string">
            <text:p text:style-name="P297">ENTREE</text:p>
          </table:table-cell>
          <table:covered-table-cell/>
          <table:covered-table-cell/>
        </table:table-row>
        <table:table-row>
          <table:table-cell table:style-name="Tableau7.A2" table:number-rows-spanned="3" office:value-type="string">
            <text:p text:style-name="P297"><text:line-break/>SORTIE</text:p>
          </table:table-cell>
          <table:table-cell table:style-name="Tableau7.A2" office:value-type="string">
            <text:p text:style-name="P297">Qubit</text:p>
          </table:table-cell>
          <table:table-cell table:style-name="Tableau7.A2" office:value-type="string">
            <text:p text:style-name="P297"><text:span text:style-name="T288">|</text:span>0<text:span text:style-name="T288">&gt;</text:span></text:p>
          </table:table-cell>
          <table:table-cell table:style-name="Tableau7.D2" office:value-type="string">
            <text:p text:style-name="P297"><text:span text:style-name="T288">|</text:span>1<text:span text:style-name="T288">&gt;</text:span></text:p>
          </table:table-cell>
        </table:table-row>
        <table:table-row>
          <table:covered-table-cell/>
          <table:table-cell table:style-name="Tableau7.A2" office:value-type="string">
            <text:p text:style-name="P297"><text:span text:style-name="T288">|</text:span>0<text:span text:style-name="T288">&gt;</text:span></text:p>
          </table:table-cell>
          <table:table-cell table:style-name="Tableau7.A2" office:value-type="string">
            <text:p text:style-name="P303">1</text:p>
          </table:table-cell>
          <table:table-cell table:style-name="Tableau7.D2" office:value-type="string">
            <text:p text:style-name="P302"/>
          </table:table-cell>
        </table:table-row>
        <table:table-row>
          <table:covered-table-cell/>
          <table:table-cell table:style-name="Tableau7.A2" office:value-type="string">
            <text:p text:style-name="P297"><text:span text:style-name="T288">|</text:span>1<text:span text:style-name="T288">&gt;</text:span></text:p>
          </table:table-cell>
          <table:table-cell table:style-name="Tableau7.A2" office:value-type="string">
            <text:p text:style-name="P302"/>
          </table:table-cell>
          <table:table-cell table:style-name="Tableau7.D2" office:value-type="string">
            <text:p text:style-name="P276"><draw:frame draw:style-name="fr1" draw:name="Objet43" text:anchor-type="as-char" svg:y="-0.589cm" svg:width="0.94cm" svg:height="0.681cm" draw:z-index="42"><draw:object xlink:href="./Object 43" xlink:type="simple" xlink:show="embed" xlink:actuate="onLoad"/><draw:image xlink:href="./ObjectReplacements/Object 43" xlink:type="simple" xlink:show="embed" xlink:actuate="onLoad"/><svg:desc>formule</svg:desc></draw:frame></text:p>
          </table:table-cell>
        </table:table-row>
      </table:table>
      <text:p text:style-name="P118"/>
      <text:p text:style-name="P119"/>
      <text:p text:style-name="P119">Porte de rotation : </text:p>
      <text:p text:style-name="P153">La grande majorité des portes agissant sur un qubit peuvent être générées grâce à une porte de rotation. Elles entraînent une rotation de l’état du qubit autour d’un axe déterminé de la sphère de Bloch. <text:span text:style-name="T291">Dans les exemples ci-dessous, l’indice accompagnant la notation R désigne l’axe en concerné. </text:span></text:p>
      <text:p text:style-name="P119"/>
      <text:p text:style-name="P56"><draw:frame draw:style-name="fr1" draw:name="Objet16" text:anchor-type="as-char" svg:y="-1.037cm" svg:width="6.368cm" svg:height="1.937cm" draw:z-index="5"><draw:object xlink:href="./Object 16" xlink:type="simple" xlink:show="embed" xlink:actuate="onLoad"/><draw:image xlink:href="./ObjectReplacements/Object 16" xlink:type="simple" xlink:show="embed" xlink:actuate="onLoad"/><svg:desc>formule</svg:desc></draw:frame></text:p>
      <text:p text:style-name="P56"><text:soft-page-break/><draw:frame draw:style-name="fr1" draw:name="Objet17" text:anchor-type="as-char" svg:y="-1.037cm" svg:width="5.883cm" svg:height="1.937cm" draw:z-index="6"><draw:object xlink:href="./Object 17" xlink:type="simple" xlink:show="embed" xlink:actuate="onLoad"/><draw:image xlink:href="./ObjectReplacements/Object 17" xlink:type="simple" xlink:show="embed" xlink:actuate="onLoad"/><svg:desc>formule</svg:desc></draw:frame></text:p>
      <text:p text:style-name="P119"><draw:frame draw:style-name="fr1" draw:name="Objet18" text:anchor-type="as-char" svg:y="-1.062cm" svg:width="4.891cm" svg:height="1.649cm" draw:z-index="8"><draw:object xlink:href="./Object 18" xlink:type="simple" xlink:show="embed" xlink:actuate="onLoad"/><draw:image xlink:href="./ObjectReplacements/Object 18" xlink:type="simple" xlink:show="embed" xlink:actuate="onLoad"/><svg:desc>formule</svg:desc></draw:frame></text:p>
      <text:p text:style-name="P54"/>
      <text:p text:style-name="P247"><text:span text:style-name="T109">c. P</text:span><text:span text:style-name="T110">orte </text:span><text:span text:style-name="T109">à plusieurs qubits</text:span></text:p>
      <text:p text:style-name="P22"/>
      <text:p text:style-name="P265"><text:span text:style-name="T109">L</text:span><text:span text:style-name="T16">a plupart des portes agissant sur deux qubits ou plus peuvent être obtenues en effectuant le produit tensoriel entre plusieurs portes à un qubit. Pour illustr</text:span><text:span text:style-name="T171">er</text:span><text:span text:style-name="T16"> ce propos, </text:span><text:span text:style-name="T171">prenons l’exemple du produit tensoriel entre deux portes à un qubit quelconques :</text:span></text:p>
      <text:p text:style-name="P140"><draw:frame draw:style-name="fr1" draw:name="Objet44" text:anchor-type="as-char" svg:y="-1.427cm" svg:width="16.275cm" svg:height="2.706cm" draw:z-index="43"><draw:object xlink:href="./Object 44" xlink:type="simple" xlink:show="embed" xlink:actuate="onLoad"/><draw:image xlink:href="./ObjectReplacements/Object 44" xlink:type="simple" xlink:show="embed" xlink:actuate="onLoad"/><svg:desc>formule</svg:desc></draw:frame></text:p>
      <text:p text:style-name="P141">Le résultat est une matrice unitaire de taille 4x4 qui s’applique sur un système à deux qubits. </text:p>
      <text:p text:style-name="P58"/>
      <text:p text:style-name="P59">U<text:span text:style-name="T292">ne porte particulièrement utilisée qui n’est pas constructible grâce à la méthode du produit tensoriel exposée ci-dessus est la porte CNOT aussi notée controlled-NOT ou encore cX. Elle </text:span><text:span text:style-name="T293">est donnée par la matrice unitaire suivante : </text:span></text:p>
      <text:p text:style-name="P154"><draw:frame draw:style-name="fr1" draw:name="Objet45" text:anchor-type="as-char" svg:y="-1.196cm" svg:width="2.649cm" svg:height="2.18cm" draw:z-index="44"><draw:object xlink:href="./Object 45" xlink:type="simple" xlink:show="embed" xlink:actuate="onLoad"/><draw:image xlink:href="./ObjectReplacements/Object 45" xlink:type="simple" xlink:show="embed" xlink:actuate="onLoad"/></draw:frame></text:p>
      <text:p text:style-name="P278"><text:span text:style-name="T172">La por</text:span><text:span text:style-name="T173">te Rxx, utilisée lors de l’exercice de traduction est, elle, donnée par : </text:span><text:span text:style-name="T173"><draw:frame draw:style-name="fr1" draw:name="Objet46" text:anchor-type="as-char" svg:y="-0.64cm" svg:width="4.23cm" svg:height="0.794cm" draw:z-index="45"><draw:object xlink:href="./Object 46" xlink:type="simple" xlink:show="embed" xlink:actuate="onLoad"/><draw:image xlink:href="./ObjectReplacements/Object 46" xlink:type="simple" xlink:show="embed" xlink:actuate="onLoad"/></draw:frame></text:span></text:p>
      <text:p text:style-name="P187">soit la matrice unitaire</text:p>
      <text:p text:style-name="P188"><draw:frame draw:style-name="fr1" draw:name="Objet47" text:anchor-type="as-char" svg:y="-1.196cm" svg:width="6.713cm" svg:height="2.18cm" draw:z-index="46"><draw:object xlink:href="./Object 47" xlink:type="simple" xlink:show="embed" xlink:actuate="onLoad"/><draw:image xlink:href="./ObjectReplacements/Object 47" xlink:type="simple" xlink:show="embed" xlink:actuate="onLoad"/></draw:frame></text:p>
      <text:p text:style-name="P188"/>
      <text:p text:style-name="P54"/>
      <text:p text:style-name="P23"><text:span text:style-name="T268">E. M</text:span>esure :</text:p>
      <text:p text:style-name="P136"/>
      <text:p text:style-name="P213"><text:span text:style-name="T123">Lors de la mesure, le qubit subit </text:span><text:span text:style-name="T124">le phénomène de réduction du paquet d’onde. D’après Wikipédia « la réduction du paquet d'onde est un concept de la mécanique quantique selon lequel, après une mesure, un système physique voit son état entièrement réduit à celui qui a été mesuré ». </text:span></text:p>
      <text:p text:style-name="P143"/>
      <text:p text:style-name="P25">a. système à un qubit</text:p>
      <text:p text:style-name="P137"><text:span text:style-name="T124">Soit un qubit : </text:span><text:span text:style-name="T279"><draw:frame draw:style-name="fr1" draw:name="Objet19" text:anchor-type="as-char" svg:y="-0.377cm" svg:width="3.27cm" svg:height="0.487cm" draw:z-index="9"><draw:object xlink:href="./Object 19" xlink:type="simple" xlink:show="embed" xlink:actuate="onLoad"/><draw:image xlink:href="./ObjectReplacements/Object 19" xlink:type="simple" xlink:show="embed" xlink:actuate="onLoad"/><svg:desc>formule</svg:desc></draw:frame></text:span></text:p>
      <text:p text:style-name="P213"><text:span text:style-name="T127">L</text:span><text:span text:style-name="T124">e qubit qui résultait d’une superposition des états propres |0&gt; et |1&gt; </text:span><text:span text:style-name="T125">se trouve après mesure dans l’état </text:span><text:span text:style-name="T124">|0&gt; </text:span><text:span text:style-name="T125">ou</text:span><text:span text:style-name="T124"> |1&gt;. </text:span><text:span text:style-name="T126">Il est ainsi devenu un bit classique</text:span><text:span text:style-name="T124">. </text:span><text:span text:style-name="T104">La probabilité d’obtenir un état ou l’autre lors d’une mesure est respectivement donnée par la</text:span><text:span text:style-name="T103"> norme au carré </text:span><text:span text:style-name="T104">du coefficient </text:span><text:span text:style-name="T259">α et</text:span><text:span text:style-name="T265"> </text:span><text:span text:style-name="T266">du coefficient </text:span><text:span text:style-name="T259">β. </text:span></text:p>
      <text:p text:style-name="P267"><text:span text:style-name="T259">(</text:span><text:span text:style-name="T258">can’t perform several independant measurements of PSI because we can not copy the state (no-cloning theorem)</text:span></text:p>
      <text:p text:style-name="P135"/>
      <text:p text:style-name="P24"><text:soft-page-break/>b. système à plusieurs qubits</text:p>
      <text:p text:style-name="P76"/>
      <text:p text:style-name="P249"><text:span text:style-name="T130">Soit un système à deux qubits : </text:span><text:span text:style-name="T130"><draw:frame draw:style-name="fr1" draw:name="Objet23" text:anchor-type="as-char" svg:y="-0.377cm" svg:width="7.463cm" svg:height="0.531cm" draw:z-index="13"><draw:object xlink:href="./Object 23" xlink:type="simple" xlink:show="embed" xlink:actuate="onLoad"/><draw:image xlink:href="./ObjectReplacements/Object 23" xlink:type="simple" xlink:show="embed" xlink:actuate="onLoad"/><svg:desc>formule</svg:desc></draw:frame></text:span><text:span text:style-name="T130">. </text:span></text:p>
      <text:p text:style-name="P189"/>
      <text:p text:style-name="P218"><text:span text:style-name="T130">Comme pour le cas à un qubit, si les deux qubits sont mesurés simultanément, alors un des états présents dans la représentation du système sera mesuré avec une probabilité correspondant à la norme au carré du coefficient </text:span><text:span text:style-name="T143">lui étant attribué</text:span><text:span text:style-name="T130">. </text:span></text:p>
      <text:p text:style-name="P190"/>
      <text:p text:style-name="P277"><text:span text:style-name="T130">S</text:span><text:span text:style-name="T16">i la mesure ne concerne qu’un seul qubit, </text:span><text:span text:style-name="T144">par exemple le premier, </text:span><text:span text:style-name="T148">l</text:span><text:span text:style-name="T146">a probabilité d’obtenir</text:span><text:span text:style-name="T144"> </text:span><text:span text:style-name="T148">par exemple </text:span><text:span text:style-name="T144">0 </text:span><text:span text:style-name="T146">est égale à</text:span><text:span text:style-name="T144"><draw:frame draw:style-name="fr1" draw:name="Objet25" text:anchor-type="as-char" svg:y="-0.437cm" svg:width="2.267cm" svg:height="0.591cm" draw:z-index="14"><draw:object xlink:href="./Object 25" xlink:type="simple" xlink:show="embed" xlink:actuate="onLoad"/><draw:image xlink:href="./ObjectReplacements/Object 25" xlink:type="simple" xlink:show="embed" xlink:actuate="onLoad"/><svg:desc>formule</svg:desc></draw:frame></text:span><text:span text:style-name="T144">, </text:span><text:span text:style-name="T146">c’est-à-dire, la norme au carré des coefficients où le premier qubit est dans l’état 0.</text:span><text:span text:style-name="T144"> </text:span><text:span text:style-name="T147">L</text:span><text:span text:style-name="T145">e nouvel état d</text:span><text:span text:style-name="T158">u</text:span><text:span text:style-name="T148"> système</text:span><text:span text:style-name="T145"> sera alors : </text:span><text:span text:style-name="T145"><draw:frame draw:style-name="fr1" draw:name="Objet24" text:anchor-type="as-char" svg:y="-0.683cm" svg:width="4.286cm" svg:height="1.229cm" draw:z-index="23"><draw:object xlink:href="./Object 24" xlink:type="simple" xlink:show="embed" xlink:actuate="onLoad"/><draw:image xlink:href="./ObjectReplacements/Object 24" xlink:type="simple" xlink:show="embed" xlink:actuate="onLoad"/><svg:desc>formule</svg:desc></draw:frame></text:span><text:span text:style-name="T145">.</text:span></text:p>
      <text:p text:style-name="P76"/>
      <text:p text:style-name="P34">D. États intriqués : <text:span text:style-name="T294">intrication quantique</text:span></text:p>
      <text:p text:style-name="P34"/>
      <text:p text:style-name="P34"><text:a xlink:type="simple" xlink:href="https://fr.wikipedia.org/wiki/Intrication_quantique" text:style-name="Internet_20_link" text:visited-style-name="Visited_20_Internet_20_Link"><text:span text:style-name="T298">Intrication quantique — Wikipédia (wikipedia.org)</text:span></text:a><text:span text:style-name="T298"> <text:s/></text:span><text:span text:style-name="T300">+ cours</text:span></text:p>
      <text:p text:style-name="P34"/>
      <text:p text:style-name="P219"><text:span text:style-name="T137">Deux particules intriquées forment un système lié. </text:span><text:span text:style-name="T138">Ainsi, les états qui le composent sont dits non-</text:span><text:span text:style-name="T136">séparables, </text:span><text:span text:style-name="T138">c’est-à-dire qu’ils </text:span><text:span text:style-name="T136">ne respectent pas la condition </text:span><text:span text:style-name="T136"><draw:frame draw:style-name="fr1" draw:name="Objet48" text:anchor-type="as-char" svg:y="-0.377cm" svg:width="2.769cm" svg:height="0.531cm" draw:z-index="47"><draw:object xlink:href="./Object 48" xlink:type="simple" xlink:show="embed" xlink:actuate="onLoad"/><draw:image xlink:href="./ObjectReplacements/Object 48" xlink:type="simple" xlink:show="embed" xlink:actuate="onLoad"/></draw:frame></text:span><text:span text:style-name="T138">où </text:span><text:span text:style-name="T138"><draw:frame draw:style-name="fr1" draw:name="Objet49" text:anchor-type="as-char" svg:y="-0.377cm" svg:width="2.163cm" svg:height="0.531cm" draw:z-index="48"><draw:object xlink:href="./Object 49" xlink:type="simple" xlink:show="embed" xlink:actuate="onLoad"/><draw:image xlink:href="./ObjectReplacements/Object 49" xlink:type="simple" xlink:show="embed" xlink:actuate="onLoad"/><svg:desc>formule</svg:desc></draw:frame></text:span><text:span text:style-name="T138">sont deux états d’au moins un qubit. </text:span><text:span text:style-name="T139">Dans ce type de système, il y a une dépendance entre les états, quelle que soit la distance qui les sépare. De célèbres états intriqués sont les états de Bell, aussi appelé états EPR. </text:span><text:span text:style-name="T140">(les mettre? + circuit de mesure ?)</text:span></text:p>
      <text:p text:style-name="P219"><text:a xlink:type="simple" xlink:href="https://en.wikipedia.org/wiki/Bell_state" text:style-name="Internet_20_link" text:visited-style-name="Visited_20_Internet_20_Link">Bell state - Wikipedia</text:a><text:span text:style-name="T139"> </text:span></text:p>
      <text:p text:style-name="P34"/>
      <text:p text:style-name="P8"/>
      <text:p text:style-name="P7">2. « Outils pratiques» :</text:p>
      <text:p text:style-name="P47"/>
      <text:p text:style-name="P51"><text:span text:style-name="T239">D</text:span><text:span text:style-name="T295">ans cette partie vont être brièvement exposés les caractéristiques du matériel, des logiciels et des langages utilisés pour l’informatique quantique. Un focus particulier sera effectué sur les outils m’ayant été utiles lors de cette première période de stage. </text:span></text:p>
      <text:p text:style-name="P9"/>
      <text:p text:style-name="P9"><text:span text:style-name="T295">A. Ordinateur quantique </text:span><text:span text:style-name="T297">ou calculateur quantique</text:span></text:p>
      <text:p text:style-name="P9"/>
      <text:p text:style-name="P50"><text:span text:style-name="T239">C</text:span>ara<text:span text:style-name="T239">c</text:span>téristique<text:span text:style-name="T239">s</text:span> ordi quantique : <text:span text:style-name="T240">cf cours du début</text:span></text:p>
      <text:p text:style-name="P98">diff ordi classique et quantique : attention, pas forcément plus rapide</text:p>
      <text:p text:style-name="P50"/>
      <text:p text:style-name="P279"><text:span text:style-name="T190">a. </text:span><text:span text:style-name="T191">Technologies</text:span></text:p>
      <text:p text:style-name="P164"/>
      <text:p text:style-name="P220"><text:span text:style-name="T183">Pour implémenter physiquement un qubit,</text:span><text:span text:style-name="T184"> </text:span><text:span text:style-name="T183">il existe des</text:span><text:span text:style-name="T184"> contraintes à respecter. Premièrement, l’isolation du système vis-à-vis de son environnement extérieur doit être pratiquement parfaite. Si cette condition n’est pas respectée, alors le système quantique subira un effet de décohérence </text:span><text:span text:style-name="T183">et tout calcul sera rendu impossible. </text:span><text:span text:style-name="T25">(T1 T2…)</text:span><text:span text:style-name="T181">. </text:span><text:span text:style-name="T183">Deuxièmement, il ne doit pas avoir de perte d’information durant les calculs. Ainsi, tout circuit de calcul utilisé doit être réversible. </text:span></text:p>
      <text:p text:style-name="P163"/>
      <text:p text:style-name="P221"><text:span text:style-name="T182">Il existe différentes façon d’implémenter physiquement un qubit. </text:span><text:span text:style-name="T180">Par exemple, d</text:span><text:span text:style-name="T187">es entreprises comme </text:span><text:span text:style-name="T182">IBM , Google </text:span><text:span text:style-name="T186">ou encore D-Wave</text:span><text:span text:style-name="T182"> utilisent des boucles supraconductrices, </text:span><text:span text:style-name="T185">les qubits sont obtenus en faisant varier la</text:span><text:span text:style-name="T182"> </text:span><text:span text:style-name="T42">direction du courant. </text:span><text:span text:style-name="T185">L’entreprise i</text:span><text:span text:style-name="T186">onQ utilise, </text:span><text:span text:style-name="T185">elle,</text:span><text:span text:style-name="T186"> un piège à ions, </text:span><text:span text:style-name="T185">plus précisément des</text:span><text:span text:style-name="T186"> </text:span><text:span text:style-name="T43">atomes d’ytterbium ionisés </text:span><text:span text:style-name="T44">dont les </text:span><text:span text:style-name="T43">deux états internes créent les qubits. </text:span><text:span text:style-name="T186">Intel </text:span><text:span text:style-name="T185">utilise pour sa part</text:span><text:span text:style-name="T186"> des </text:span><text:span text:style-name="T188">boîtes quantiques de silicium </text:span><text:span text:style-name="T185">dont l’</text:span><text:span text:style-name="T42">état de charge </text:span><text:span text:style-name="T44">varie. </text:span></text:p>
      <text:p text:style-name="P280"><text:a xlink:type="simple" xlink:href="https://aws.amazon.com/fr/braket/hardware-providers/" text:style-name="Internet_20_link" text:visited-style-name="Visited_20_Internet_20_Link">Fournisseurs matériels Amazon Braket – Amazon Web Services</text:a><text:span text:style-name="T174"> </text:span><text:span text:style-name="T175">+ cours </text:span><text:span text:style-name="T176">+ </text:span><text:a xlink:type="simple" xlink:href="https://aws.amazon.com/fr/braket/hardware-providers/dwave/" text:style-name="Internet_20_link" text:visited-style-name="Visited_20_Internet_20_Link"><text:span text:style-name="T299">Amazon Braket Hardware Providers - D-Wave - Amazon Web Services</text:span></text:a><text:span text:style-name="T299"> </text:span></text:p>
      <text:p text:style-name="P191"><text:soft-page-break/>(bouquin rouge p.5 ?)</text:p>
      <text:p text:style-name="P163"/>
      <text:p text:style-name="P222"><text:span text:style-name="T180">Chacune de ces technologie possède des avantages et des inconvénient</text:span><text:span text:style-name="T189">s. Ainsi, leurs applications sont différentes</text:span><text:span text:style-name="T180">. A titre d’exemple , tandis que les boucles supraconductrices permettent un fonctionnement rapide, la décohérence intervient très rapidement et le fonctionnement nécessite des températures très basses. Les pièges à ions présentent eux l’avantage d’être très stable mais leur fonctionnement est très lents et nécessite de nombreux lasers. </text:span><text:span text:style-name="T302">(cours)</text:span></text:p>
      <text:p text:style-name="P47"/>
      <text:p text:style-name="P100">type d’architecture </text:p>
      <text:p text:style-name="P47"/>
      <text:p text:style-name="P101">caractéristiques dispo sur ibmq <text:span text:style-name="T303">+ détail cours</text:span></text:p>
      <text:p text:style-name="P82"/>
      <text:p text:style-name="P10"><text:span text:style-name="T296">b. </text:span><text:span text:style-name="T306">Nombre et cartographie des </text:span><text:span text:style-name="T296">qubits</text:span></text:p>
      <text:p text:style-name="P53"/>
      <text:p text:style-name="P52"><text:span text:style-name="T306">Le nombre de qubits n’est pas forcément révélateur des capacités d’un calculateur quantique. En effet, souvent, lorsque le nombre de qubits est très importants, le dispositif traite des problèmes très spécifiques. Un ordinateur quantique ayant la capacité de traiter une gamme de problèmes plus </text:span><text:span text:style-name="T307">large </text:span><text:span text:style-name="T306">comporte donc un nombre de qubits plus modeste. </text:span><text:span text:style-name="T283">Rajouter capacité de calcul cf plus haut dans informatique quantique</text:span><text:span text:style-name="T306"> </text:span><text:span text:style-name="T301">(source ? cours)</text:span></text:p>
      <text:p text:style-name="P82"/>
      <text:p text:style-name="P223"><text:span text:style-name="T192">Le « mapping » des qubits, c’est à dire la façon dont ils sont reliés </text:span><text:span text:style-name="T193">entre eux</text:span><text:span text:style-name="T192"> dans le calculateur, </text:span><text:span text:style-name="T193">est également une donnée très importante à prendre en compte. Elle permet de savoir s’il est possible ou non d’appliquer certaines portes </text:span><text:span text:style-name="T194">agissant sur plusieurs qubits à la fois, telles que la porte CNOT. Toutefois, il est la plupart du temps possible de mettre en place des circuits équivalents à la porte désirée à partir des circuits disponibles et applicables. </text:span></text:p>
      <text:p text:style-name="P192"/>
      <text:p text:style-name="P192"/>
      <text:p text:style-name="P248"><text:span text:style-name="T194">c. </text:span><text:span text:style-name="T16">Autres caractéristiques disponibles pour les ordinateurs quantiques mis à disposition sur l’IBM Q Experience</text:span></text:p>
      <text:p text:style-name="P52"/>
      <text:p text:style-name="P166">Sur le (site) IBM Q Experience, il est possible de consulter les informations relatives aux dispositifs <text:s/>à notre disposition. </text:p>
      <text:p text:style-name="P166"/>
      <text:p text:style-name="P102">T1, T2, U error</text:p>
      <text:p text:style-name="P102"/>
      <text:p text:style-name="P103">mettre images des caractéristiques pour différents dispositifs (tableaux + mapping)</text:p>
      <text:p text:style-name="P166"/>
      <text:p text:style-name="P46"/>
      <text:p text:style-name="P162">ordinateurs quantiques en ligne, véritable ordinateurs quantiques IBM, <text:span text:style-name="T7">SIMULATEUR ORDI QUANTIQUE</text:span></text:p>
      <text:p text:style-name="P26"/>
      <text:p text:style-name="P161"><text:span text:style-name="T4">B. IBM Quantum </text:span><text:span text:style-name="T5">E</text:span><text:span text:style-name="T4">xperience et Qiskit / </text:span><text:span text:style-name="T6">langages/ plateformes</text:span></text:p>
      <text:p text:style-name="P97"/>
      <text:p text:style-name="P45">Qiskit, ibmq experience, <text:span text:style-name="T250">python, jupyter notebooks </text:span></text:p>
      <text:p text:style-name="P45"/>
      <text:p text:style-name="P281">For research papers, we encourage authors to acknowledge IBM Quantum using:</text:p>
      <text:p text:style-name="P282">We acknowledge the use of IBM Quantum services for this work. The views expressed are those of the authors, and do not reflect the official policy or position of IBM or the IBM Quantum team.</text:p>
      <text:p text:style-name="P283">Paper references should be cited as follows:</text:p>
      <text:p text:style-name="Standard"><text:span text:style-name="T304">IBM Quantum.</text:span><text:span text:style-name="T305"> </text:span><text:a xlink:type="simple" xlink:href="https://quantum-computing.ibm.com/" office:target-frame-name="_blank" xlink:show="new" text:style-name="Internet_20_link" text:visited-style-name="Visited_20_Internet_20_Link"><text:span text:style-name="T304">https://quantum-computing.ibm.com/</text:span></text:a><text:span text:style-name="T305"> </text:span><text:span text:style-name="T304">, 2021</text:span></text:p>
      <text:p text:style-name="Standard"><text:soft-page-break/><text:span text:style-name="T304">Systems in the paper should be referenced by their unique name </text:span><text:span text:style-name="Emphasis"><text:span text:style-name="T304">(i.e., ibmq_vigo)</text:span></text:span><text:span text:style-name="T304"> and optionally adding the version </text:span><text:span text:style-name="Emphasis"><text:span text:style-name="T304">(i.e., ibmq_vigo v1.0.2)</text:span></text:span><text:span text:style-name="T304">. We also encourage referencing the processor; for example:</text:span></text:p>
      <text:p text:style-name="Standard"><text:span text:style-name="T305">In this paper we used </text:span><text:span text:style-name="Emphasis"><text:span text:style-name="T304">ibmq_vigo</text:span></text:span><text:span text:style-name="T305">, which is one of the IBM Quantum Canary Processors.</text:span></text:p>
      <text:p text:style-name="P45"/>
      <text:p text:style-name="P45"/>
      <text:p text:style-name="P155">(différence choix formalisme)</text:p>
      <text:p text:style-name="P64"/>
      <text:p text:style-name="P99">circuits de base <text:span text:style-name="T296">exemple en annexe à mettre en référence dans la partie de présentation des portes</text:span></text:p>
      <text:p text:style-name="P99"/>
      <text:p text:style-name="P126">Durant cette période de stage, j’ai été amenée à utiliser Python, Jupiter Notebooks, IBM Quantum Experience</text:p>
      <text:p text:style-name="P99"/>
      <text:p text:style-name="P99"/>
      <text:p text:style-name="P66">Back-ends : <text:span text:style-name="T277">(def back end</text:span><text:span text:style-name="T281">)</text:span></text:p>
      <text:p text:style-name="P66"/>
      <text:p text:style-name="P134">Plusieurs familles de back-ends sont disponibles sur Qiskit. Il y a d’un côté les back-ends permettant de lancer des tâches sur le simulateur local et d’un autre ceux permettant de lancer des tâches sur les ressources proposées par IBM. </text:p>
      <text:p text:style-name="P133">Sur le simulateur local, il est possible de : <text:span text:style-name="T274">Aer.</text:span><text:span text:style-name="T275">get_backend(‘...’)</text:span></text:p>
      <text:p text:style-name="P133">- simuler le résultats de mesures sur un système : ‘<text:span text:style-name="T275">qasm_simulator’</text:span></text:p>
      <text:p text:style-name="P133">- obtenir le vecteur d’état associé au qubit : ‘<text:span text:style-name="T275">statevector_simulator’</text:span></text:p>
      <text:p text:style-name="P133">- obtenir la matrice unitaire qui représente l’action d’un circuit : ‘<text:span text:style-name="T275">unitary_simulator’</text:span></text:p>
      <text:p text:style-name="P133"/>
      <text:p text:style-name="P133">Avec les ressources proposée par IBM, il est possible de : <text:span text:style-name="T276">provider.get_backend(‘...’)</text:span></text:p>
      <text:p text:style-name="P133">- simuler le résultats de mesures sur un système : ‘<text:span text:style-name="T276">ibmq_qasm_simulator’</text:span></text:p>
      <text:p text:style-name="P133">- obtenir le résultats de mesures effectuées sur de véritables ordinateurs quantiques ‘<text:span text:style-name="T276">ibmq_devicename’</text:span></text:p>
      <text:p text:style-name="P65"/>
      <text:p text:style-name="P13">V. Implémentation du modèle de Schwinger avec qiskit</text:p>
      <text:p text:style-name="P13"/>
      <text:p text:style-name="P224"><text:span text:style-name="T197">Dans cette partie, je vais présenter l’</text:span><text:span text:style-name="T81">exercice d’</text:span><text:span text:style-name="T200">étude et de</text:span><text:span text:style-name="T81"> « traduction » de code </text:span><text:span text:style-name="T200">créé sur AWS Amazon Braket</text:span><text:span text:style-name="T81"> </text:span><text:span text:style-name="T197">qui </text:span><text:span text:style-name="T81">m’a été proposé. </text:span><text:span text:style-name="T114">Ce </text:span><text:span text:style-name="T82">code</text:span><text:span text:style-name="T80"> accompag</text:span><text:span text:style-name="T114">ne </text:span><text:span text:style-name="T80">l’article « Quantum-Classical Computation of Schwinger Model Dynamics using Quantum Computers » </text:span><text:span text:style-name="T82">de N. Klco, E. F. Dumitrescu, A. J. McCaskey, T. D. Morris, R. C. Pooser, M. Sanz, E. Solano, P. Lougovski, and M. J. Savage. </text:span><text:span text:style-name="T197">Il s’agit d’un algorithme en partie quantique et en partie classique qui a pour but l’étude de la dynamique du modèle de Schwinger à deux sites spatiaux. </text:span><text:span text:style-name="T198">Les résultats de l’algorithme donnent l’</text:span><text:span text:style-name="T199">évolution dans le temps de la</text:span><text:span text:style-name="T198"> probabilité de </text:span><text:span text:style-name="T199">trouver</text:span><text:span text:style-name="T198"> une paire électron-positron </text:span><text:span text:style-name="T199">dans ce modèle à partir d’un état initial vide</text:span><text:span text:style-name="T198">. </text:span></text:p>
      <text:p text:style-name="P169"/>
      <text:p text:style-name="P268"><text:span text:style-name="T198">A</text:span><text:span text:style-name="T16">WS → Qiskit</text:span></text:p>
      <text:p text:style-name="P13"/>
      <text:p text:style-name="P13">1. Schwinger model : presentation théorique <text:span text:style-name="T244">(peut-être le mettre dans les outils car pas vu grande chose là dessus, sais pas)</text:span></text:p>
      <text:p text:style-name="P68">domaine <text:span text:style-name="T309">théorie quantique des champs</text:span></text:p>
      <text:p text:style-name="P68">hamiltonien</text:p>
      <text:p text:style-name="P68">lattice, réseau</text:p>
      <text:p text:style-name="P170">trotter</text:p>
      <text:p text:style-name="P68">discrétisation de l’hamiltonien</text:p>
      <text:p text:style-name="P68"/>
      <text:p text:style-name="P13">2. De AWS Amazon Bracket vers IBMQ experience (qiskit)</text:p>
      <text:p text:style-name="P69">pourquoi changement ? (juste entraînement?), différence entre les deux</text:p>
      <text:p text:style-name="P48"><text:soft-page-break/></text:p>
      <text:p text:style-name="P67">(but pas vraiment comprendre modèle schwinger pour l’instant mais implémentation, façon de transcrire physique en code, <text:span text:style-name="T311">de comprendre la démarche</text:span>) </text:p>
      <text:p text:style-name="P67"/>
      <text:p text:style-name="P173">recherche de la probabilité de la production d’une paire électron-positron, c’est-à-dire de l’état 01. </text:p>
      <text:p text:style-name="P67"/>
      <text:p text:style-name="P172">N<text:span text:style-name="T311">écessite</text:span> 2 qubits</text:p>
      <text:p text:style-name="P67"/>
      <text:p text:style-name="P168">Bibliothèques ?</text:p>
      <text:p text:style-name="P168"/>
      <text:p text:style-name="P27">A. Evolution exacte en temps</text:p>
      <text:p text:style-name="P176"/>
      <text:p text:style-name="P228"><text:span text:style-name="T198">Une première partie est dédiée à l’étude de l’évolution exacte en temps du modèle. </text:span><text:span text:style-name="T201">Elle ne fait donc intervenir que de l’informatique classique, avec le langage Python. Les portes sont déclarées en tant que matrices, de même que l’état initial </text:span><text:span text:style-name="T202">00 </text:span><text:span text:style-name="T201">et final du système </text:span><text:span text:style-name="T202">01</text:span><text:span text:style-name="T201">. Une fonction « </text:span><text:span text:style-name="T202">U_exact » permet de construire l’Hamiltonien (</text:span><text:span text:style-name="T26">discrétisé?</text:span><text:span text:style-name="T202">) proposé dans l’article à partir des portes Sx, Sy, Sz et Identité ainsi que de différentes opérations telles que des produits de Kronecker, cas particulier de produit tensoriel. </text:span><text:a xlink:type="simple" xlink:href="https://fr.wikipedia.org/wiki/Produit_de_Kronecker" text:style-name="Internet_20_link" text:visited-style-name="Visited_20_Internet_20_Link">Produit de Kronecker — Wikipédia (wikipedia.org)</text:a><text:span text:style-name="T202"> </text:span></text:p>
      <text:p text:style-name="P225"><text:span text:style-name="T202">Le temps est ensuite discrétis</text:span><text:span text:style-name="T203">é</text:span><text:span text:style-name="T202"> afin de pouvoir procéder à la simulation. </text:span><text:span text:style-name="T204">Les N intervalles de temps sont parcourus. A chaque étape de temps, </text:span><text:span text:style-name="T205">l’état </text:span><text:span text:style-name="T204">01 </text:span><text:span text:style-name="T205">est multiplié</text:span><text:span text:style-name="T204"> par l’évolution en temps, </text:span><text:span text:style-name="T205">le tout étant lui-même</text:span><text:span text:style-name="T204"> multipli</text:span><text:span text:style-name="T205">é</text:span><text:span text:style-name="T204"> l’</text:span><text:span text:style-name="T205">état initial 00. Cela nous permet d’obtenir</text:span><text:span text:style-name="T204"> une amplitude, celle devant l’état 01 dans le vecteur d’état du système. Ainsi, pour obtenir la probabilité de la production d’une paire électron-positron, c’est-à-dire de l’état 01, </text:span><text:span text:style-name="T205">il suffit de prendre </text:span><text:span text:style-name="T204">la norme au carré </text:span><text:span text:style-name="T205">du </text:span><text:span text:style-name="T204">résultat précédent. </text:span><text:span text:style-name="T205">Cette</text:span><text:span text:style-name="T204"> probabilité </text:span><text:span text:style-name="T205">est enfin stockée </text:span><text:span text:style-name="T204">dans un </text:span><text:span text:style-name="T27">tableau/liste, </text:span><text:span text:style-name="T28">qui permet,</text:span><text:span text:style-name="T204"> une fois tous </text:span><text:span text:style-name="T205">les intervalles </text:span><text:span text:style-name="T204">de temps parcourus, </text:span><text:span text:style-name="T205">de tracer l’évolution en temps recherchée</text:span><text:span text:style-name="T204">. </text:span></text:p>
      <text:p text:style-name="P171"/>
      <text:p text:style-name="P27">B. Evolution avec « trotterized time »</text:p>
      <text:p text:style-name="P176"/>
      <text:p text:style-name="P174">Dans une deuxième étape, <text:span text:style-name="T310">les outils de l’informatique quantiques sont utilisés. </text:span><text:span text:style-name="T284">(trotterized time?)</text:span></text:p>
      <text:p text:style-name="P175">Un circuit quantique à deux qubits et deux bits classiques est donc déclaré. Les bits classiques vont servir à accueillir les résultats des mesures. </text:p>
      <text:p text:style-name="P175"/>
      <text:p text:style-name="P226"><text:span text:style-name="T206">Dans une fonction « U_trot » sont déclarées la majorité des portes quantiques utiles au traitement du problème. Les portes utilisées sont les suivantes : Rxx, Rx, Rz, S, Sdg et H. Une fonction « U_approx » permet ensuite, </text:span><text:span text:style-name="T209">pour un </text:span><text:span text:style-name="T208">temps </text:span><text:span text:style-name="T209">donné</text:span><text:span text:style-name="T208">, d</text:span><text:span text:style-name="T209">e récupérer le circuit global précédent pour utilisation ultérieure. Deux approches sont alors proposée</text:span><text:span text:style-name="T215">s</text:span><text:span text:style-name="T209">. </text:span></text:p>
      <text:p text:style-name="P193"/>
      <text:p text:style-name="P29">a. Nombre infini de mesures</text:p>
      <text:p text:style-name="P29"/>
      <text:p text:style-name="P229"><text:span text:style-name="T209">La première d’entre elles est une approche par un nombre infini de mesures. En réalité, c’est le vecteur d’état du système qui est utilisé dans cette partie. Ceci simule un nombre infini de mesures </text:span><text:span text:style-name="T216">alors que l’algorithme n’est lancé qu’une fois par intervalle de temps.</text:span><text:span text:style-name="T209"> </text:span><text:span text:style-name="T216">En effet, </text:span><text:span text:style-name="T209">ce n’est en réalité que grâce à une infinité de mesures qu’il est possible de remonter à la valeur exacte de la probabilité d’obtenir un état particulier, </text:span><text:span text:style-name="T210">qui correspond à la norme au carré du coefficient attribué à l’état dans le vecteur d’état du système. </text:span><text:span text:style-name="T211">Cette étape n’est par conséquent possible que sur simulateur car il est impossible de connaître le vecteur d’état d’un système </text:span><text:span text:style-name="T212">réel. </text:span></text:p>
      <text:p text:style-name="P194"/>
      <text:p text:style-name="P227"><text:span text:style-name="T207">L</text:span><text:span text:style-name="T213">e temps varie une nouvelle fois de façon discrète. A chaque intervalle de temps, un circuit quantique est déclaré. A la suite de cela, ce circuit devient celui composé dans la fonction « U_approx » avec l’intervalle de temps concerné. La tâche de calcul est alors lancée à l’aide du back-end du simulateur local « statevector_simulator ». Cela permet de récupérer la valeur du coefficient devant l’état 01 du circuit. La convention d’écriture de Qiskit est inverse à celle utilisée </text:span><text:soft-page-break/><text:span text:style-name="T213">couramment dans le traitement des problèmes physiques. Si nous voulons étudier l’état 01, cela revient à étudier l’état 10 avec Qiskit. En effet, le premier qubit est placé en première position dans le cas courant tandis qu’il est placé en deuxième position dans la convention de Qiskit. </text:span></text:p>
      <text:p text:style-name="P195">La valeur absolue de la norme de ce coefficient est ensuite stockée dans une liste. Elle correspond à la probabilité d’obtenir l’état 01 au temps considéré. Une fois l’ensemble des intervalles de temps parcourus, ces probabilités sont affichées et leur évolution avec le temps est tracée. </text:p>
      <text:p text:style-name="P159"/>
      <text:p text:style-name="P160"/>
      <text:p text:style-name="P28">b. Nombre fini de mesures : statistique</text:p>
      <text:p text:style-name="P28"/>
      <text:p text:style-name="P232"><text:span text:style-name="T214">La seconde approche consiste à effectuer un nombre fini de mesures </text:span><text:span text:style-name="T216">et qui sont moyennées </text:span><text:span text:style-name="T218">pour obtenir la probabilité voulue</text:span><text:span text:style-name="T216">. </text:span><text:span text:style-name="T218">En effet, sachant que</text:span><text:span text:style-name="T213"> l’état du système </text:span><text:span text:style-name="T218">est mesuré, </text:span><text:span text:style-name="T213">il y a réduction du paquet d’onde. </text:span><text:span text:style-name="T218">La</text:span><text:span text:style-name="T19"> probabilité précise d’avoir telle ou telle valeur </text:span><text:span text:style-name="T218">n’est pas accessible par la mesure du vecteur d’état, cette proportion ne peut donc être obtenue que grâce à un grand nombre de mesures, qui reste toutefois fini. </text:span><text:span text:style-name="T216">Cette fois-ci, pour un même intervalle de temps, il faut donc effectuer plusieurs mesures, en l’occurrence 500 mesures sont proposées. </text:span></text:p>
      <text:p text:style-name="P197"/>
      <text:p text:style-name="P231"><text:span text:style-name="T217">La première partie de la démarche est similaire à la partie précédente. </text:span><text:span text:style-name="T216">Une fois encore </text:span><text:span text:style-name="T217">le</text:span><text:span text:style-name="T213"> temps varie de façon discrète. A chaque intervalle de temps, un circuit quantique est déclaré. A la suite de cela, ce circuit devient celui composé dans la fonction « U_approx » avec l’intervalle de temps concerné. </text:span><text:span text:style-name="T217">Les différences interviennent à partir de l’étape suivante. Aux deux qubits de ce circuit est appliquée la porte Z après quoi l</text:span><text:span text:style-name="T213">a tâche de calcul est lancée à l’aide du back-end du simulateur local « </text:span><text:span text:style-name="T217">qasm_simulator</text:span><text:span text:style-name="T213"> ».</text:span><text:span text:style-name="T217"> Celui-ci simule le comportement d’un véritable ordinateur quantique, contrairement à celui précédemment utilisé. Nous pouvons ainsi, après mesure,</text:span><text:span text:style-name="T213"> </text:span><text:span text:style-name="T217">compter le nombre de fois où l’état 01 est relevé sur les 500 tâches. Ceci permet ensuite d’obtenir la probabilité d’obtenir l’état 01 sur 500 tâches effectuées. Une nouvelle fois, pour chacun des 20 intervalles de temps, cette valeur est stockée dans une </text:span><text:span text:style-name="T29">liste</text:span><text:span text:style-name="T45"> </text:span><text:span text:style-name="T46">qui est affichée lorsque le processus est terminé. Un nouveau diagramme permet de visualiser l’évolution en temps de la probabilité que le système se trouve dans l’état 01 et donc de trouver une paire électron-positron. </text:span></text:p>
      <text:p text:style-name="P196"/>
      <text:p text:style-name="P316"><text:span text:style-name="T19">L’</text:span><text:span text:style-name="T219">algorithme présenté ne peut pas directement être utilisé sur les véritables ordinateurs quantiques rendus disponibles par IBM. En effet, la porte Rxx n’y est pas utilisable telle quelle, elle doit être décomposée. </text:span><text:span text:style-name="T234">Non, chercher pourquoi</text:span></text:p>
      <text:p text:style-name="P198"/>
      <text:p text:style-name="P199"/>
      <text:p text:style-name="P30">c. Discussion des résultats</text:p>
      <text:p text:style-name="P31"/>
      <text:p text:style-name="P230"><text:span text:style-name="T135">L’évolution exacte en temps du modèle permet d’obtenir une évolution en </text:span><text:span text:style-name="T141">cloche/</text:span><text:span text:style-name="T142">(en réalité on peut voir la forme de la courbe sur un intervalle de temps plus long, ça ressemble à une fonction composée de sinusoïdes)</text:span><text:span text:style-name="T135"> du système. La probabilité d’obtenir une paire d’électron-positron maximale est d’environ 0,6 et est atteinte aux alentours de 1,1 </text:span><text:span text:style-name="T141">UA</text:span><text:span text:style-name="T135">. </text:span><text:span text:style-name="T141">le temps est en quelle unité ?</text:span></text:p>
      <text:p text:style-name="P142"/>
      <text:p text:style-name="P266"><text:span text:style-name="T16">La courbe d’évolution obtenue par la démarche du nombre de mesure infini est très ressemblante à celle obtenue par la méthode de l’évolution exacte en temps. Une légère différence, qui semble croissante, est toutefois observable lorsque les probabilités sont supérieures à 0,5. </text:span><text:span text:style-name="T23">pourquoi ? Méthode du trotter ?</text:span></text:p>
      <text:p text:style-name="P157"/>
      <text:p text:style-name="P203">La courbe d’évolution obtenue par la démarche statistique du nombre de mesures fini et 500 répétitions par intervalle de temps diffère davantage de la courbe de l’évolution exacte en temps que <text:s/>celle obtenue par la démarche précédente. Comme explicité auparavant, cela est dû au fait que les résultats obtenus pour 500 répétitions ne peuvent pas être considérés comme équivalents à une <text:soft-page-break/>infinité de mesures. Pour que les courbes des deux démarches tendent à se confondre, il faudrait augmenter largement le nombre de répétitions effectuées par intervalle de temps. </text:p>
      <text:p text:style-name="P203"/>
      <text:p text:style-name="P33">C. Différence entre AWS Amazon Braket et Qiskit ?</text:p>
      <text:p text:style-name="P156"/>
      <text:p text:style-name="P14">VI. Conclusion (anglais)/<text:span text:style-name="T241">bilan d’expérience</text:span></text:p>
      <text:p text:style-name="P71"/>
      <text:p text:style-name="P269"><text:span text:style-name="T116">C</text:span><text:span text:style-name="T16">onclusion « scientifique » ?</text:span></text:p>
      <text:p text:style-name="P200"/>
      <text:p text:style-name="P245"><text:span text:style-name="T116">Ce stage </text:span><text:span text:style-name="T117">m’a beaucoup apporté et m’apportera encore certainement beaucoup. </text:span><text:span text:style-name="T119">Premièrement, il est très épanouissant.</text:span><text:span text:style-name="T118"> </text:span><text:span text:style-name="T119">I</text:span><text:span text:style-name="T117">l me permet de découvrir le domaine de l’informatique quantique </text:span><text:span text:style-name="T119">et</text:span><text:span text:style-name="T120"> </text:span><text:span text:style-name="T118">me confronte</text:span><text:span text:style-name="T119"> ainsi</text:span><text:span text:style-name="T120"> à des mises en applications de notions théoriques vues lors des enseignements de physique quantique. </text:span></text:p>
      <text:p text:style-name="P144"/>
      <text:p text:style-name="P145">D’autre part, il me permet de développer mes capacités à mener à bien un projet, à m’organiser, à communiquer, à me documenter, à rédiger</text:p>
      <text:p text:style-name="P145"/>
      <text:p text:style-name="P129"><text:span text:style-name="T273">Non seulement en informatique quantique mais aussi développer mes aptitudes à la recherche, à mener à bien des projets, à m’organiser, à communiquer, à m’interroger, </text:span><text:span text:style-name="T272">à me documenter, à rédiger, à coder en python. </text:span></text:p>
      <text:p text:style-name="P132">Communication en anglais</text:p>
      <text:p text:style-name="P145"/>
      <text:p text:style-name="P145">Les connaissances et compétences développées lors de cette expérience</text:p>
      <text:p text:style-name="P245"><text:span text:style-name="T122">C</text:span><text:span text:style-name="T121">e domaine ouvre des voies d’applications intéressantes pour la physique des hautes énergies, domaine dans lequel je souhaite poursuivre mes études puis effectuer des recherches. </text:span><text:span text:style-name="T122">Ainsi, l</text:span><text:span text:style-name="T121">es connaissances et compétences acquises </text:span><text:span text:style-name="T122">dans ce domaine</text:span><text:span text:style-name="T121"> pourraient s’avérer utiles à l’avenir, </text:span></text:p>
      <text:p text:style-name="P132"/>
      <text:p text:style-name="P130"/>
      <text:p text:style-name="P131"><text:span text:style-name="T271">Mes superviseuses de stage sont très agré</text:span><text:span text:style-name="T278">a</text:span><text:span text:style-name="T271">bles</text:span></text:p>
      <text:p text:style-name="P128"/>
      <text:p text:style-name="P72">A venir : <text:span text:style-name="T243">prendre plus d’indépendance, construire les trucs moi-même, continuer à apprendre</text:span></text:p>
      <text:p text:style-name="P73">utilité pour la suite ? <text:span text:style-name="T242">(modèles, outils) </text:span><text:span text:style-name="T243">initiation schwinger etc</text:span></text:p>
      <text:p text:style-name="P74">retour critique scientifique et personnel</text:p>
      <text:p text:style-name="P75">lien avec projet professionnel</text:p>
      <text:p text:style-name="P158">il peut y avoir un bilan scientifique et un bilan perso</text:p>
      <text:p text:style-name="P158"/>
      <text:p text:style-name="P158"/>
      <text:p text:style-name="P104">dire ce qu’est un électron, un positron, <text:span text:style-name="T313">décohérence, </text:span><text:span text:style-name="T314">formalisme bra-ket</text:span></text:p>
      <text:p text:style-name="P308">LHC <text:span text:style-name="T9">(être capable de répondre un peu là-dessus)</text:span></text:p>
      <text:p text:style-name="P309">bruit</text:p>
      <text:p text:style-name="P70"/>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sans-bold" svg:font-family="sourcesans-bold"/>
    <style:font-face style:name="sourcesans-regular" svg:font-family="sourcesans-regular"/>
    <style:font-face style:name="Liberation Serif1" svg:font-family="'Liberation Serif'" style:font-family-generic="roman"/>
    <style:font-face style:name="Lucida Sans1" svg:font-family="'Lucida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2T10:50:49.109000000</meta:creation-date>
    <dc:date>2021-05-26T10:27:23.215000000</dc:date>
    <meta:editing-duration>P1DT7H47M58S</meta:editing-duration>
    <meta:editing-cycles>362</meta:editing-cycles>
    <meta:generator>LibreOffice/6.4.6.2$Windows_X86_64 LibreOffice_project/0ce51a4fd21bff07a5c061082cc82c5ed232f115</meta:generator>
    <meta:document-statistic meta:table-count="7" meta:image-count="0" meta:object-count="49" meta:page-count="15" meta:paragraph-count="314" meta:word-count="5737" meta:character-count="36104" meta:non-whitespace-character-count="30547"/>
  </office:meta>
</office:document-meta>
</file>

<file path=Object 1/content.xml><?xml version="1.0" encoding="utf-8"?>
<math xmlns="http://www.w3.org/1998/Math/MathML" display="block">
  <semantics>
    <mrow>
      <mtext>|</mtext>
      <mi>ψ</mi>
      <mrow>
        <mo stretchy="false">⟩</mo>
        <mo stretchy="false">=</mo>
        <mi>α</mi>
      </mrow>
      <mtext>|</mtext>
      <mn>0</mn>
      <mrow>
        <mo stretchy="false">⟩</mo>
        <mo stretchy="false">+</mo>
        <mi>β</mi>
      </mrow>
      <mtext>|</mtext>
      <mn>1</mn>
      <mo stretchy="false">⟩</mo>
    </mrow>
    <annotation encoding="StarMath 5.0">"|" %psi  \rangle = %alpha"|"0\rangle + %beta"|"1\rangle</annotation>
  </semantics>
</math>
</file>

<file path=Object 10/content.xml><?xml version="1.0" encoding="utf-8"?>
<math xmlns="http://www.w3.org/1998/Math/MathML" display="block">
  <semantics>
    <mrow>
      <mtext>|</mtext>
      <mi>ψ</mi>
      <mrow>
        <mo stretchy="false">⟩</mo>
        <mo stretchy="false">=</mo>
        <mi>α</mi>
      </mrow>
      <mtext>|</mtext>
      <mn>0</mn>
      <mrow>
        <mo stretchy="false">⟩</mo>
        <mo stretchy="false">+</mo>
        <mi>β</mi>
      </mrow>
      <mtext>|</mtext>
      <mn>1</mn>
      <mo stretchy="false">⟩</mo>
    </mrow>
    <annotation encoding="StarMath 5.0">"|"%psi\rangle=%alpha"|"0\rangle+%beta"|"1\rangle</annotation>
  </semantics>
</math>
</file>

<file path=Object 11/content.xml><?xml version="1.0" encoding="utf-8"?>
<math xmlns="http://www.w3.org/1998/Math/MathML" display="block">
  <semantics>
    <mrow>
      <mo fence="true" stretchy="true">(</mo>
      <mrow>
        <mtable>
          <mtr>
            <mtd>
              <mn>0</mn>
            </mtd>
            <mtd>
              <mn>1</mn>
            </mtd>
          </mtr>
          <mtr>
            <mtd>
              <mn>1</mn>
            </mtd>
            <mtd>
              <mn>0</mn>
            </mtd>
          </mtr>
        </mtable>
      </mrow>
      <mo fence="true" stretchy="true">)</mo>
    </mrow>
    <annotation encoding="StarMath 5.0">left ( matrix{0 # 1 ##1 #0} right ) </annotation>
  </semantics>
</math>
</file>

<file path=Object 12/content.xml><?xml version="1.0" encoding="utf-8"?>
<math xmlns="http://www.w3.org/1998/Math/MathML" display="block">
  <semantics>
    <mrow>
      <mo fence="true" stretchy="true">(</mo>
      <mrow>
        <mtable>
          <mtr>
            <mtd>
              <mn>0</mn>
            </mtd>
            <mtd>
              <mrow>
                <mo stretchy="false">−</mo>
                <mi>i</mi>
              </mrow>
            </mtd>
          </mtr>
          <mtr>
            <mtd>
              <mi>i</mi>
            </mtd>
            <mtd>
              <mn>0</mn>
            </mtd>
          </mtr>
        </mtable>
      </mrow>
      <mo fence="true" stretchy="true">)</mo>
    </mrow>
    <annotation encoding="StarMath 5.0">left ( matrix{0 # -i ##i #0} right ) </annotation>
  </semantics>
</math>
</file>

<file path=Object 13/content.xml><?xml version="1.0" encoding="utf-8"?>
<math xmlns="http://www.w3.org/1998/Math/MathML" display="block">
  <semantics>
    <mrow>
      <mo fence="true" stretchy="true">(</mo>
      <mrow>
        <mtable>
          <mtr>
            <mtd>
              <mn>1</mn>
            </mtd>
            <mtd>
              <mn>0</mn>
            </mtd>
          </mtr>
          <mtr>
            <mtd>
              <mn>0</mn>
            </mtd>
            <mtd>
              <mrow>
                <mo stretchy="false">−</mo>
                <mn>1</mn>
              </mrow>
            </mtd>
          </mtr>
        </mtable>
      </mrow>
      <mo fence="true" stretchy="true">)</mo>
    </mrow>
    <annotation encoding="StarMath 5.0">left ( matrix{1 # 0 ##0 #-1} right ) </annotation>
  </semantics>
</math>
</file>

<file path=Object 14/content.xml><?xml version="1.0" encoding="utf-8"?>
<math xmlns="http://www.w3.org/1998/Math/MathML" display="block">
  <semantics>
    <mfrac>
      <mn>1</mn>
      <msqrt>
        <mn>2</mn>
      </msqrt>
    </mfrac>
    <annotation encoding="StarMath 5.0">{1} over {sqrt2}</annotation>
  </semantics>
</math>
</file>

<file path=Object 15/content.xml><?xml version="1.0" encoding="utf-8"?>
<math xmlns="http://www.w3.org/1998/Math/MathML" display="block">
  <semantics>
    <mrow>
      <mo fence="true" stretchy="true">(</mo>
      <mrow>
        <mtable>
          <mtr>
            <mtd>
              <mn>1</mn>
            </mtd>
            <mtd>
              <mn>0</mn>
            </mtd>
          </mtr>
          <mtr>
            <mtd>
              <mn>0</mn>
            </mtd>
            <mtd>
              <msup>
                <mi>e</mi>
                <mrow>
                  <mi>i</mi>
                  <mfrac>
                    <mi>π</mi>
                    <mn>2</mn>
                  </mfrac>
                </mrow>
              </msup>
            </mtd>
          </mtr>
        </mtable>
      </mrow>
      <mo fence="true" stretchy="true">)</mo>
    </mrow>
    <annotation encoding="StarMath 5.0">left ( matrix{1 # 0 ##0 #e^{i {%pi} over {2} }} right ) </annotation>
  </semantics>
</math>
</file>

<file path=Object 16/content.xml><?xml version="1.0" encoding="utf-8"?>
<math xmlns="http://www.w3.org/1998/Math/MathML" display="block">
  <semantics>
    <mrow>
      <mi mathvariant="italic">Rx</mi>
      <mrow>
        <mrow>
          <mo fence="true" stretchy="false">(</mo>
          <mrow>
            <mi>θ</mi>
          </mrow>
          <mo fence="true" stretchy="false">)</mo>
        </mrow>
        <mo stretchy="false">=</mo>
        <msup>
          <mi>e</mi>
          <mrow>
            <mrow>
              <mo stretchy="false">−</mo>
              <mi>i</mi>
            </mrow>
            <mfrac>
              <mi>π</mi>
              <mn>2</mn>
            </mfrac>
            <mi>X</mi>
          </mrow>
        </msup>
        <mo stretchy="false">=</mo>
        <mrow>
          <mo fence="true" stretchy="true">(</mo>
          <mrow>
            <mtable>
              <mtr>
                <mtd>
                  <mrow>
                    <mi>cos</mi>
                    <mfrac>
                      <mi>θ</mi>
                      <mn>2</mn>
                    </mfrac>
                  </mrow>
                </mtd>
                <mtd>
                  <mrow>
                    <mrow>
                      <mo stretchy="false">−</mo>
                      <mi mathvariant="italic">isin</mi>
                    </mrow>
                    <mfrac>
                      <mi>θ</mi>
                      <mn>2</mn>
                    </mfrac>
                  </mrow>
                </mtd>
              </mtr>
              <mtr>
                <mtd>
                  <mrow>
                    <mrow>
                      <mo stretchy="false">−</mo>
                      <mi mathvariant="italic">isin</mi>
                    </mrow>
                    <mfrac>
                      <mi>θ</mi>
                      <mn>2</mn>
                    </mfrac>
                  </mrow>
                </mtd>
                <mtd>
                  <mrow>
                    <mi>cos</mi>
                    <mfrac>
                      <mi>θ</mi>
                      <mn>2</mn>
                    </mfrac>
                  </mrow>
                </mtd>
              </mtr>
            </mtable>
          </mrow>
          <mo fence="true" stretchy="true">)</mo>
        </mrow>
      </mrow>
    </mrow>
    <annotation encoding="StarMath 5.0">Rx(%theta)= e^{-i {%pi} over {2}X}= left ( matrix{cos {%theta} over {2}  # -isin {%theta} over {2}  ##-isin {%theta} over {2}  #cos {%theta} over {2} } right ) </annotation>
  </semantics>
</math>
</file>

<file path=Object 17/content.xml><?xml version="1.0" encoding="utf-8"?>
<math xmlns="http://www.w3.org/1998/Math/MathML" display="block">
  <semantics>
    <mrow>
      <mi mathvariant="italic">Ry</mi>
      <mrow>
        <mrow>
          <mo fence="true" stretchy="false">(</mo>
          <mrow>
            <mi>θ</mi>
          </mrow>
          <mo fence="true" stretchy="false">)</mo>
        </mrow>
        <mo stretchy="false">=</mo>
        <msup>
          <mi>e</mi>
          <mrow>
            <mrow>
              <mo stretchy="false">−</mo>
              <mi>i</mi>
            </mrow>
            <mfrac>
              <mi>π</mi>
              <mn>2</mn>
            </mfrac>
            <mi>Y</mi>
          </mrow>
        </msup>
        <mo stretchy="false">=</mo>
        <mrow>
          <mo fence="true" stretchy="true">(</mo>
          <mrow>
            <mtable>
              <mtr>
                <mtd>
                  <mrow>
                    <mi>cos</mi>
                    <mfrac>
                      <mi>θ</mi>
                      <mn>2</mn>
                    </mfrac>
                  </mrow>
                </mtd>
                <mtd>
                  <mrow>
                    <mrow>
                      <mo stretchy="false">−</mo>
                      <mi>sin</mi>
                    </mrow>
                    <mfrac>
                      <mi>θ</mi>
                      <mn>2</mn>
                    </mfrac>
                  </mrow>
                </mtd>
              </mtr>
              <mtr>
                <mtd>
                  <mrow>
                    <mi>sin</mi>
                    <mfrac>
                      <mi>θ</mi>
                      <mn>2</mn>
                    </mfrac>
                  </mrow>
                </mtd>
                <mtd>
                  <mrow>
                    <mi>cos</mi>
                    <mfrac>
                      <mi>θ</mi>
                      <mn>2</mn>
                    </mfrac>
                  </mrow>
                </mtd>
              </mtr>
            </mtable>
          </mrow>
          <mo fence="true" stretchy="true">)</mo>
        </mrow>
      </mrow>
    </mrow>
    <annotation encoding="StarMath 5.0">Ry(%theta)= e^{-i {%pi} over {2}Y}= left ( matrix{cos {%theta} over {2}  # -sin {%theta} over {2}  ##sin {%theta} over {2}  #cos {%theta} over {2} } right ) </annotation>
  </semantics>
</math>
</file>

<file path=Object 18/content.xml><?xml version="1.0" encoding="utf-8"?>
<math xmlns="http://www.w3.org/1998/Math/MathML" display="block">
  <semantics>
    <mrow>
      <mi mathvariant="italic">Rz</mi>
      <mrow>
        <mrow>
          <mo fence="true" stretchy="false">(</mo>
          <mrow>
            <mi>θ</mi>
          </mrow>
          <mo fence="true" stretchy="false">)</mo>
        </mrow>
        <mo stretchy="false">=</mo>
        <msup>
          <mi>e</mi>
          <mrow>
            <mrow>
              <mo stretchy="false">−</mo>
              <mi>i</mi>
            </mrow>
            <mfrac>
              <mi>π</mi>
              <mn>2</mn>
            </mfrac>
            <mi>Z</mi>
          </mrow>
        </msup>
        <mo stretchy="false">=</mo>
        <mrow>
          <mo fence="true" stretchy="true">(</mo>
          <mrow>
            <mtable>
              <mtr>
                <mtd>
                  <msup>
                    <mi>e</mi>
                    <mrow>
                      <mrow>
                        <mo stretchy="false">−</mo>
                        <mi>i</mi>
                      </mrow>
                      <mfrac>
                        <mi>θ</mi>
                        <mn>2</mn>
                      </mfrac>
                    </mrow>
                  </msup>
                </mtd>
                <mtd>
                  <mn>0</mn>
                </mtd>
              </mtr>
              <mtr>
                <mtd>
                  <mn>0</mn>
                </mtd>
                <mtd>
                  <msup>
                    <mi>e</mi>
                    <mrow>
                      <mi>i</mi>
                      <mfrac>
                        <mi>θ</mi>
                        <mn>2</mn>
                      </mfrac>
                    </mrow>
                  </msup>
                </mtd>
              </mtr>
            </mtable>
          </mrow>
          <mo fence="true" stretchy="true">)</mo>
        </mrow>
      </mrow>
    </mrow>
    <annotation encoding="StarMath 5.0">Rz(%theta)= e^{-i {%pi} over {2}Z}= left ( matrix{e^{-i{%theta} over {2} } # 0  ##0  #e^{i{%theta} over {2}}} right ) </annotation>
  </semantics>
</math>
</file>

<file path=Object 19/content.xml><?xml version="1.0" encoding="utf-8"?>
<math xmlns="http://www.w3.org/1998/Math/MathML" display="block">
  <semantics>
    <mrow>
      <mtext>|</mtext>
      <mi>ψ</mi>
      <mrow>
        <mo stretchy="false">⟩</mo>
        <mo stretchy="false">=</mo>
        <mi>α</mi>
      </mrow>
      <mtext>|</mtext>
      <mn>0</mn>
      <mrow>
        <mo stretchy="false">⟩</mo>
        <mo stretchy="false">+</mo>
        <mi>β</mi>
      </mrow>
      <mtext>|</mtext>
      <mn>1</mn>
      <mo stretchy="false">⟩</mo>
    </mrow>
    <annotation encoding="StarMath 5.0">"|"%psi\rangle=%alpha"|"0\rangle+%beta"|"1\rangle</annotation>
  </semantics>
</math>
</file>

<file path=Object 2/content.xml><?xml version="1.0" encoding="utf-8"?>
<math xmlns="http://www.w3.org/1998/Math/MathML" display="block">
  <semantics>
    <mrow>
      <mtext>|</mtext>
      <mi>ψ</mi>
      <mrow>
        <mo stretchy="false">⟩</mo>
        <mo stretchy="false">=</mo>
        <mrow>
          <mo fence="true" stretchy="true">(</mo>
          <mrow>
            <mtable>
              <mtr>
                <mtd>
                  <mi>α</mi>
                </mtd>
              </mtr>
              <mtr>
                <mtd>
                  <mi>β</mi>
                </mtd>
              </mtr>
            </mtable>
          </mrow>
          <mo fence="true" stretchy="true">)</mo>
        </mrow>
      </mrow>
    </mrow>
    <annotation encoding="StarMath 5.0">"|" %psi \rangle = left ( binom{%alpha}{%beta} right ) 
 </annotation>
  </semantics>
</math>
</file>

<file path=Object 20/content.xml><?xml version="1.0" encoding="utf-8"?>
<math xmlns="http://www.w3.org/1998/Math/MathML" display="block">
  <semantics>
    <mrow>
      <mtext>|</mtext>
      <mi>ψ</mi>
      <mrow>
        <mo stretchy="false">⟩</mo>
        <mo stretchy="false">=</mo>
        <msub>
          <mi>α</mi>
          <mn>00</mn>
        </msub>
      </mrow>
      <mtext>|</mtext>
      <mn>00</mn>
      <mrow>
        <mo stretchy="false">⟩</mo>
        <mo stretchy="false">+</mo>
        <msub>
          <mi>α</mi>
          <mn>01</mn>
        </msub>
      </mrow>
      <mtext>|</mtext>
      <mn>01</mn>
      <mrow>
        <mo stretchy="false">⟩</mo>
        <mo stretchy="false">+</mo>
        <msub>
          <mi>α</mi>
          <mn>10</mn>
        </msub>
      </mrow>
      <mtext>|</mtext>
      <mn>10</mn>
      <mrow>
        <mo stretchy="false">⟩</mo>
        <mo stretchy="false">+</mo>
        <msub>
          <mi>α</mi>
          <mn>11</mn>
        </msub>
      </mrow>
      <mtext>|</mtext>
      <mn>11</mn>
      <mo stretchy="false">⟩</mo>
    </mrow>
    <annotation encoding="StarMath 5.0">"|"%psi\rangle=%alpha_00"|"00\rangle+%alpha_01"|"01\rangle+%alpha_10 "|"10\rangle +%alpha_11"|"11\rangle</annotation>
  </semantics>
</math>
</file>

<file path=Object 21/content.xml><?xml version="1.0" encoding="utf-8"?>
<math xmlns="http://www.w3.org/1998/Math/MathML" display="block">
  <semantics>
    <msub>
      <mi>α</mi>
      <mi mathvariant="italic">xy</mi>
    </msub>
    <annotation encoding="StarMath 5.0">%alpha_xy</annotation>
  </semantics>
</math>
</file>

<file path=Object 22/content.xml><?xml version="1.0" encoding="utf-8"?>
<math xmlns="http://www.w3.org/1998/Math/MathML" display="block">
  <semantics>
    <mrow>
      <mrow>
        <munderover>
          <mo stretchy="false">∑</mo>
          <mrow>
            <mi>x</mi>
            <mi>,</mi>
            <mrow>
              <mi>y</mi>
              <mo stretchy="false">=</mo>
              <mn>0</mn>
            </mrow>
          </mrow>
          <mn>1</mn>
        </munderover>
        <msup>
          <mrow>
            <mo fence="true" stretchy="false">|</mo>
            <mrow>
              <msub>
                <mi>α</mi>
                <mi mathvariant="italic">xy</mi>
              </msub>
            </mrow>
            <mo fence="true" stretchy="false">|</mo>
          </mrow>
          <mn>2</mn>
        </msup>
      </mrow>
      <mo stretchy="false">=</mo>
      <mn>1</mn>
    </mrow>
    <annotation encoding="StarMath 5.0">sum from{x,y=0} to{1} lline %alpha_xy rline ^2 =1 </annotation>
  </semantics>
</math>
</file>

<file path=Object 23/content.xml><?xml version="1.0" encoding="utf-8"?>
<math xmlns="http://www.w3.org/1998/Math/MathML" display="block">
  <semantics>
    <mrow>
      <mtext>|</mtext>
      <mi>ψ</mi>
      <mrow>
        <mo stretchy="false">⟩</mo>
        <mo stretchy="false">=</mo>
        <msub>
          <mi>α</mi>
          <mn>00</mn>
        </msub>
      </mrow>
      <mtext>|</mtext>
      <mn>00</mn>
      <mrow>
        <mo stretchy="false">⟩</mo>
        <mo stretchy="false">+</mo>
        <msub>
          <mi>α</mi>
          <mn>01</mn>
        </msub>
      </mrow>
      <mtext>|</mtext>
      <mn>01</mn>
      <mrow>
        <mo stretchy="false">⟩</mo>
        <mo stretchy="false">+</mo>
        <msub>
          <mi>α</mi>
          <mn>10</mn>
        </msub>
      </mrow>
      <mtext>|</mtext>
      <mn>10</mn>
      <mrow>
        <mo stretchy="false">⟩</mo>
        <mo stretchy="false">+</mo>
        <msub>
          <mi>α</mi>
          <mn>11</mn>
        </msub>
      </mrow>
      <mtext>|</mtext>
      <mn>11</mn>
      <mo stretchy="false">⟩</mo>
    </mrow>
    <annotation encoding="StarMath 5.0">"|"%psi\rangle=%alpha_00"|"00\rangle+%alpha_01"|"01\rangle+%alpha_10 "|"10\rangle +%alpha_11"|"11\rangle</annotation>
  </semantics>
</math>
</file>

<file path=Object 24/content.xml><?xml version="1.0" encoding="utf-8"?>
<math xmlns="http://www.w3.org/1998/Math/MathML" display="block">
  <semantics>
    <mrow>
      <mtext>|</mtext>
      <mi>ψ</mi>
      <mrow>
        <mo stretchy="false">⟩</mo>
        <mo stretchy="false">=</mo>
        <mfrac>
          <mrow>
            <msub>
              <mi>α</mi>
              <mn>00</mn>
            </msub>
            <mtext>|</mtext>
            <mn>00</mn>
            <mrow>
              <mo stretchy="false">⟩</mo>
              <mo stretchy="false">+</mo>
              <msub>
                <mi>α</mi>
                <mn>01</mn>
              </msub>
            </mrow>
            <mtext>|</mtext>
            <mn>01</mn>
            <mo stretchy="false">⟩</mo>
          </mrow>
          <msqrt>
            <mrow>
              <msup>
                <mrow>
                  <mo fence="true" stretchy="false">|</mo>
                  <mrow>
                    <msub>
                      <mi>α</mi>
                      <mn>00</mn>
                    </msub>
                  </mrow>
                  <mo fence="true" stretchy="false">|</mo>
                </mrow>
                <mn>2</mn>
              </msup>
              <mo stretchy="false">+</mo>
              <msup>
                <mrow>
                  <mo fence="true" stretchy="false">|</mo>
                  <mrow>
                    <msub>
                      <mi>α</mi>
                      <mn>01</mn>
                    </msub>
                  </mrow>
                  <mo fence="true" stretchy="false">|</mo>
                </mrow>
                <mn>2</mn>
              </msup>
            </mrow>
          </msqrt>
        </mfrac>
      </mrow>
    </mrow>
    <annotation encoding="StarMath 5.0">"|"%psi\rangle = {%alpha_00"|"00\rangle+%alpha_01"|"01\rangle} over{sqrt{ lline %alpha_00 rline^2  + lline %alpha_01 rline ^2}}</annotation>
  </semantics>
</math>
</file>

<file path=Object 25/content.xml><?xml version="1.0" encoding="utf-8"?>
<math xmlns="http://www.w3.org/1998/Math/MathML" display="block">
  <semantics>
    <mrow>
      <msup>
        <mrow>
          <mo fence="true" stretchy="false">|</mo>
          <mrow>
            <msub>
              <mi>α</mi>
              <mn>00</mn>
            </msub>
          </mrow>
          <mo fence="true" stretchy="false">|</mo>
        </mrow>
        <mn>2</mn>
      </msup>
      <mo stretchy="false">+</mo>
      <msup>
        <mrow>
          <mo fence="true" stretchy="false">|</mo>
          <mrow>
            <msub>
              <mi>α</mi>
              <mn>01</mn>
            </msub>
          </mrow>
          <mo fence="true" stretchy="false">|</mo>
        </mrow>
        <mn>2</mn>
      </msup>
    </mrow>
    <annotation encoding="StarMath 5.0">lline %alpha_00 rline ^2 + lline %alpha_01 rline ^2</annotation>
  </semantics>
</math>
</file>

<file path=Object 26/content.xml><?xml version="1.0" encoding="utf-8"?>
<math xmlns="http://www.w3.org/1998/Math/MathML" display="block">
  <semantics>
    <mrow>
      <mrow>
        <mi>β</mi>
        <mo stretchy="false">=</mo>
        <msup>
          <mi>e</mi>
          <mrow>
            <mi>i</mi>
            <mi>δ</mi>
          </mrow>
        </msup>
      </mrow>
      <mi>sin</mi>
      <mfrac>
        <mi>θ</mi>
        <mn>2</mn>
      </mfrac>
    </mrow>
    <annotation encoding="StarMath 5.0">%beta=e^{i%delta}sin{ %theta }over{ 2 }
</annotation>
  </semantics>
</math>
</file>

<file path=Object 27/content.xml><?xml version="1.0" encoding="utf-8"?>
<math xmlns="http://www.w3.org/1998/Math/MathML" display="block">
  <semantics>
    <mrow>
      <mtext>|</mtext>
      <mi>ψ</mi>
      <mrow>
        <mo stretchy="false">⟩</mo>
        <mo stretchy="false">=</mo>
        <mi>cos</mi>
      </mrow>
      <mfrac>
        <mi>θ</mi>
        <mn>2</mn>
      </mfrac>
      <mtext>|</mtext>
      <mn>0</mn>
      <mrow>
        <mo stretchy="false">⟩</mo>
        <mo stretchy="false">+</mo>
        <msup>
          <mi>e</mi>
          <mrow>
            <mi>i</mi>
            <mi>ϕ</mi>
          </mrow>
        </msup>
      </mrow>
      <mi>sin</mi>
      <mfrac>
        <mi>θ</mi>
        <mn>2</mn>
      </mfrac>
      <mtext>|</mtext>
      <mn>1</mn>
      <mo stretchy="false">⟩</mo>
    </mrow>
    <annotation encoding="StarMath 5.0">"|"%psi\rangle=cos{ %theta }over{ 2 }"|"0\rangle+e^{ i%phi }sin{ %theta }over{ 2 }"|"1\rangle</annotation>
  </semantics>
</math>
</file>

<file path=Object 28/content.xml><?xml version="1.0" encoding="utf-8"?>
<math xmlns="http://www.w3.org/1998/Math/MathML" display="block">
  <semantics>
    <mrow>
      <mn>0</mn>
      <mo stretchy="false">≤</mo>
      <mi>θ</mi>
      <mo stretchy="false">≤</mo>
      <mi>π</mi>
    </mrow>
    <annotation encoding="StarMath 5.0">0 &lt;= %theta &lt;=  %pi</annotation>
  </semantics>
</math>
</file>

<file path=Object 29/content.xml><?xml version="1.0" encoding="utf-8"?>
<math xmlns="http://www.w3.org/1998/Math/MathML" display="block">
  <semantics>
    <mrow>
      <mrow>
        <mn>0</mn>
        <mo stretchy="false">≤</mo>
        <mi>ψ</mi>
        <mo stretchy="false">≤</mo>
        <mn>2</mn>
      </mrow>
      <mi>π</mi>
    </mrow>
    <annotation encoding="StarMath 5.0">0 &lt;= %psi &lt;=  2%pi</annotation>
  </semantics>
</math>
</file>

<file path=Object 3/content.xml><?xml version="1.0" encoding="utf-8"?>
<math xmlns="http://www.w3.org/1998/Math/MathML" display="block">
  <semantics>
    <mrow>
      <mrow>
        <msup>
          <mrow>
            <mo fence="true" stretchy="false">|</mo>
            <mrow>
              <mi>α</mi>
            </mrow>
            <mo fence="true" stretchy="false">|</mo>
          </mrow>
          <mn>2</mn>
        </msup>
        <mo stretchy="false">+</mo>
        <msup>
          <mrow>
            <mo fence="true" stretchy="false">|</mo>
            <mrow>
              <mi>β</mi>
            </mrow>
            <mo fence="true" stretchy="false">|</mo>
          </mrow>
          <mn>2</mn>
        </msup>
      </mrow>
      <mo stretchy="false">=</mo>
      <mn>1</mn>
    </mrow>
    <annotation encoding="StarMath 5.0">lline %alpha rline ^2 + lline %beta rline ^2 = 1</annotation>
  </semantics>
</math>
</file>

<file path=Object 30/content.xml><?xml version="1.0" encoding="utf-8"?>
<math xmlns="http://www.w3.org/1998/Math/MathML" display="block">
  <semantics>
    <msup>
      <mn>2</mn>
      <mi>n</mi>
    </msup>
    <annotation encoding="StarMath 5.0">2^n</annotation>
  </semantics>
</math>
</file>

<file path=Object 31/content.xml><?xml version="1.0" encoding="utf-8"?>
<math xmlns="http://www.w3.org/1998/Math/MathML" display="block">
  <semantics>
    <mrow>
      <mi>H</mi>
      <mrow>
        <mo fence="true" stretchy="false">(</mo>
        <mrow>
          <mi>t</mi>
        </mrow>
        <mo fence="true" stretchy="false">)</mo>
      </mrow>
      <mtext>|</mtext>
      <mi>ψ</mi>
      <mrow>
        <mo fence="true" stretchy="false">(</mo>
        <mrow>
          <mi>t</mi>
        </mrow>
        <mo fence="true" stretchy="false">)</mo>
      </mrow>
      <mrow>
        <mo stretchy="false">⟩</mo>
        <mo stretchy="false">=</mo>
        <mi>i</mi>
      </mrow>
      <mover accent="true">
        <mi>h</mi>
        <mo>¯</mo>
      </mover>
      <mfrac>
        <mo stretchy="false">∂</mo>
        <mrow>
          <mo stretchy="false">∂</mo>
          <mi>t</mi>
        </mrow>
      </mfrac>
      <mtext>|</mtext>
      <mi>ψ</mi>
      <mrow>
        <mo fence="true" stretchy="false">(</mo>
        <mrow>
          <mi>t</mi>
        </mrow>
        <mo fence="true" stretchy="false">)</mo>
      </mrow>
      <mo stretchy="false">⟩</mo>
    </mrow>
    <annotation encoding="StarMath 5.0">H( t )"|"%psi(t)\rangle=i overline {h} { partial }over{ partial t }"|"%psi( t )\rangle</annotation>
  </semantics>
</math>
</file>

<file path=Object 32/content.xml><?xml version="1.0" encoding="utf-8"?>
<math xmlns="http://www.w3.org/1998/Math/MathML" display="block">
  <semantics>
    <msub>
      <mi>σ</mi>
      <mi>X</mi>
    </msub>
    <annotation encoding="StarMath 5.0">%sigma_X</annotation>
  </semantics>
</math>
</file>

<file path=Object 33/content.xml><?xml version="1.0" encoding="utf-8"?>
<math xmlns="http://www.w3.org/1998/Math/MathML" display="block">
  <semantics>
    <mrow>
      <mrow>
        <msup>
          <mrow>
            <mo fence="true" stretchy="false">|</mo>
            <mrow>
              <mrow>
                <mo fence="true" stretchy="false">(</mo>
                <mrow>
                  <mrow>
                    <mi>a</mi>
                    <mrow>
                      <mi>α</mi>
                      <mo stretchy="false">+</mo>
                      <mi>b</mi>
                    </mrow>
                    <mi>β</mi>
                  </mrow>
                </mrow>
                <mo fence="true" stretchy="false">)</mo>
              </mrow>
            </mrow>
            <mo fence="true" stretchy="false">|</mo>
          </mrow>
          <mn>2</mn>
        </msup>
        <mo stretchy="false">+</mo>
        <msup>
          <mrow>
            <mo fence="true" stretchy="false">|</mo>
            <mrow>
              <mrow>
                <mo fence="true" stretchy="false">(</mo>
                <mrow>
                  <mrow>
                    <mi>c</mi>
                    <mrow>
                      <mi>α</mi>
                      <mo stretchy="false">+</mo>
                      <mi>d</mi>
                    </mrow>
                    <mi>β</mi>
                  </mrow>
                </mrow>
                <mo fence="true" stretchy="false">)</mo>
              </mrow>
            </mrow>
            <mo fence="true" stretchy="false">|</mo>
          </mrow>
          <mn>2</mn>
        </msup>
      </mrow>
      <mo stretchy="false">=</mo>
      <mn>1</mn>
    </mrow>
    <annotation encoding="StarMath 5.0">lline (a%alpha + b%beta )rline ^2+lline( c%alpha+d%beta )rline ^2=1 </annotation>
  </semantics>
</math>
</file>

<file path=Object 34/content.xml><?xml version="1.0" encoding="utf-8"?>
<math xmlns="http://www.w3.org/1998/Math/MathML" display="block">
  <semantics>
    <mrow>
      <mo fence="true" stretchy="true">(</mo>
      <mrow>
        <mtable>
          <mtr>
            <mtd>
              <mn>0</mn>
            </mtd>
            <mtd>
              <mn>1</mn>
            </mtd>
          </mtr>
          <mtr>
            <mtd>
              <mn>1</mn>
            </mtd>
            <mtd>
              <mn>0</mn>
            </mtd>
          </mtr>
        </mtable>
      </mrow>
      <mo fence="true" stretchy="true">)</mo>
    </mrow>
    <annotation encoding="StarMath 5.0">left ( matrix{0 # 1 ##1 #0} right ) </annotation>
  </semantics>
</math>
</file>

<file path=Object 35/content.xml><?xml version="1.0" encoding="utf-8"?>
<math xmlns="http://www.w3.org/1998/Math/MathML" display="block">
  <semantics>
    <msub>
      <mi>σ</mi>
      <mi>Y</mi>
    </msub>
    <annotation encoding="StarMath 5.0">%sigma_Y</annotation>
  </semantics>
</math>
</file>

<file path=Object 36/content.xml><?xml version="1.0" encoding="utf-8"?>
<math xmlns="http://www.w3.org/1998/Math/MathML" display="block">
  <semantics>
    <msub>
      <mi>σ</mi>
      <mi>Z</mi>
    </msub>
    <annotation encoding="StarMath 5.0">%sigma_Z</annotation>
  </semantics>
</math>
</file>

<file path=Object 37/content.xml><?xml version="1.0" encoding="utf-8"?>
<math xmlns="http://www.w3.org/1998/Math/MathML" display="block">
  <semantics>
    <mrow>
      <mfrac>
        <mn>1</mn>
        <msqrt>
          <mn>2</mn>
        </msqrt>
      </mfrac>
      <mrow>
        <mo fence="true" stretchy="true">(</mo>
        <mrow>
          <mtable>
            <mtr>
              <mtd>
                <mn>1</mn>
              </mtd>
              <mtd>
                <mn>1</mn>
              </mtd>
            </mtr>
            <mtr>
              <mtd>
                <mn>1</mn>
              </mtd>
              <mtd>
                <mrow>
                  <mo stretchy="false">−</mo>
                  <mn>1</mn>
                </mrow>
              </mtd>
            </mtr>
          </mtable>
        </mrow>
        <mo fence="true" stretchy="true">)</mo>
      </mrow>
    </mrow>
    <annotation encoding="StarMath 5.0">{1} over {sqrt2} left ( matrix{1 # 1 ##1 #-1} right ) </annotation>
  </semantics>
</math>
</file>

<file path=Object 38/content.xml><?xml version="1.0" encoding="utf-8"?>
<math xmlns="http://www.w3.org/1998/Math/MathML" display="block">
  <semantics>
    <mfrac>
      <mn>1</mn>
      <msqrt>
        <mn>2</mn>
      </msqrt>
    </mfrac>
    <annotation encoding="StarMath 5.0">{1} over {sqrt2}</annotation>
  </semantics>
</math>
</file>

<file path=Object 39/content.xml><?xml version="1.0" encoding="utf-8"?>
<math xmlns="http://www.w3.org/1998/Math/MathML" display="block">
  <semantics>
    <mfrac>
      <mn>1</mn>
      <msqrt>
        <mn>2</mn>
      </msqrt>
    </mfrac>
    <annotation encoding="StarMath 5.0">{1} over {sqrt2}</annotation>
  </semantics>
</math>
</file>

<file path=Object 4/content.xml><?xml version="1.0" encoding="utf-8"?>
<math xmlns="http://www.w3.org/1998/Math/MathML" display="block">
  <semantics>
    <mrow>
      <mrow>
        <msup>
          <mi mathvariant="italic">UU</mi>
          <mi>†</mi>
        </msup>
        <mo stretchy="false">=</mo>
        <msup>
          <mi>U</mi>
          <mi>†</mi>
        </msup>
      </mrow>
      <mrow>
        <mi>U</mi>
        <mo stretchy="false">=</mo>
        <mi>I</mi>
      </mrow>
      <mi>,</mi>
      <mtext>   </mtext>
      <mi mathvariant="italic">où</mi>
      <mtext> </mtext>
      <msup>
        <mi>U</mi>
        <mi>†</mi>
      </msup>
    </mrow>
    <annotation encoding="StarMath 5.0">UU^† =U^†U=I,"   " où " " U^† </annotation>
  </semantics>
</math>
</file>

<file path=Object 40/content.xml><?xml version="1.0" encoding="utf-8"?>
<math xmlns="http://www.w3.org/1998/Math/MathML" display="block">
  <semantics>
    <mfrac>
      <mn>1</mn>
      <msqrt>
        <mn>2</mn>
      </msqrt>
    </mfrac>
    <annotation encoding="StarMath 5.0">{1} over {sqrt2}</annotation>
  </semantics>
</math>
</file>

<file path=Object 41/content.xml><?xml version="1.0" encoding="utf-8"?>
<math xmlns="http://www.w3.org/1998/Math/MathML" display="block">
  <semantics>
    <msup>
      <mi>e</mi>
      <mrow>
        <mi>i</mi>
        <mfrac>
          <mi>π</mi>
          <mn>2</mn>
        </mfrac>
      </mrow>
    </msup>
    <annotation encoding="StarMath 5.0">e^{i {%pi} over {2}}</annotation>
  </semantics>
</math>
</file>

<file path=Object 42/content.xml><?xml version="1.0" encoding="utf-8"?>
<math xmlns="http://www.w3.org/1998/Math/MathML" display="block">
  <semantics>
    <mrow>
      <mo fence="true" stretchy="true">(</mo>
      <mrow>
        <mtable>
          <mtr>
            <mtd>
              <mn>1</mn>
            </mtd>
            <mtd>
              <mn>0</mn>
            </mtd>
          </mtr>
          <mtr>
            <mtd>
              <mn>0</mn>
            </mtd>
            <mtd>
              <msup>
                <mi>e</mi>
                <mrow>
                  <mi>i</mi>
                  <mfrac>
                    <mi>π</mi>
                    <mn>2</mn>
                  </mfrac>
                </mrow>
              </msup>
            </mtd>
          </mtr>
        </mtable>
      </mrow>
      <mo fence="true" stretchy="true">)</mo>
    </mrow>
    <annotation encoding="StarMath 5.0">left ( matrix{1 # 0 ##0 #e^{i {%pi} over {2} }} right ) </annotation>
  </semantics>
</math>
</file>

<file path=Object 43/content.xml><?xml version="1.0" encoding="utf-8"?>
<math xmlns="http://www.w3.org/1998/Math/MathML" display="block">
  <semantics>
    <msup>
      <mi>e</mi>
      <mrow>
        <mrow>
          <mo stretchy="false">−</mo>
          <mi>i</mi>
        </mrow>
        <mfrac>
          <mi>π</mi>
          <mn>2</mn>
        </mfrac>
      </mrow>
    </msup>
    <annotation encoding="StarMath 5.0">e^{-i {%pi} over {2}}</annotation>
  </semantics>
</math>
</file>

<file path=Object 44/content.xml><?xml version="1.0" encoding="utf-8"?>
<math xmlns="http://www.w3.org/1998/Math/MathML" display="block">
  <semantics>
    <mrow>
      <mrow>
        <mo fence="true" stretchy="true">(</mo>
        <mrow>
          <mtable>
            <mtr>
              <mtd>
                <msub>
                  <mi>a</mi>
                  <mn>1,1</mn>
                </msub>
              </mtd>
              <mtd>
                <msub>
                  <mi>a</mi>
                  <mn>1,2</mn>
                </msub>
              </mtd>
            </mtr>
            <mtr>
              <mtd>
                <msub>
                  <mi>a</mi>
                  <mn>2,2</mn>
                </msub>
              </mtd>
              <mtd>
                <msub>
                  <mi>a</mi>
                  <mn>2,2</mn>
                </msub>
              </mtd>
            </mtr>
          </mtable>
        </mrow>
        <mo fence="true" stretchy="true">)</mo>
      </mrow>
      <mrow>
        <mrow>
          <mo fence="true" stretchy="true">(</mo>
          <mrow>
            <mtable>
              <mtr>
                <mtd>
                  <msub>
                    <mi>b</mi>
                    <mn>1,1</mn>
                  </msub>
                </mtd>
                <mtd>
                  <msub>
                    <mi>b</mi>
                    <mn>1,2</mn>
                  </msub>
                </mtd>
              </mtr>
              <mtr>
                <mtd>
                  <msub>
                    <mi>b</mi>
                    <mn>2,2</mn>
                  </msub>
                </mtd>
                <mtd>
                  <msub>
                    <mi>b</mi>
                    <mn>2,2</mn>
                  </msub>
                </mtd>
              </mtr>
            </mtable>
          </mrow>
          <mo fence="true" stretchy="true">)</mo>
        </mrow>
        <mo stretchy="false">=</mo>
        <mrow>
          <mo fence="true" stretchy="true">(</mo>
          <mrow>
            <mtable>
              <mtr>
                <mtd>
                  <mrow>
                    <msub>
                      <mi>a</mi>
                      <mn>1,1</mn>
                    </msub>
                    <mrow>
                      <mo fence="true" stretchy="true">(</mo>
                      <mrow>
                        <mtable>
                          <mtr>
                            <mtd>
                              <msub>
                                <mi>b</mi>
                                <mn>1,1</mn>
                              </msub>
                            </mtd>
                            <mtd>
                              <msub>
                                <mi>b</mi>
                                <mn>1,2</mn>
                              </msub>
                            </mtd>
                          </mtr>
                          <mtr>
                            <mtd>
                              <msub>
                                <mi>b</mi>
                                <mn>2,2</mn>
                              </msub>
                            </mtd>
                            <mtd>
                              <msub>
                                <mi>b</mi>
                                <mn>2,2</mn>
                              </msub>
                            </mtd>
                          </mtr>
                        </mtable>
                      </mrow>
                      <mo fence="true" stretchy="true">)</mo>
                    </mrow>
                  </mrow>
                </mtd>
                <mtd>
                  <mrow>
                    <msub>
                      <mi>a</mi>
                      <mn>1,2</mn>
                    </msub>
                    <mrow>
                      <mo fence="true" stretchy="true">(</mo>
                      <mrow>
                        <mtable>
                          <mtr>
                            <mtd>
                              <msub>
                                <mi>b</mi>
                                <mn>1,1</mn>
                              </msub>
                            </mtd>
                            <mtd>
                              <msub>
                                <mi>b</mi>
                                <mn>1,2</mn>
                              </msub>
                            </mtd>
                          </mtr>
                          <mtr>
                            <mtd>
                              <msub>
                                <mi>b</mi>
                                <mn>2,2</mn>
                              </msub>
                            </mtd>
                            <mtd>
                              <msub>
                                <mi>b</mi>
                                <mn>2,2</mn>
                              </msub>
                            </mtd>
                          </mtr>
                        </mtable>
                      </mrow>
                      <mo fence="true" stretchy="true">)</mo>
                    </mrow>
                  </mrow>
                </mtd>
              </mtr>
              <mtr>
                <mtd>
                  <mrow>
                    <msub>
                      <mi>a</mi>
                      <mn>2,1</mn>
                    </msub>
                    <mrow>
                      <mo fence="true" stretchy="true">(</mo>
                      <mrow>
                        <mtable>
                          <mtr>
                            <mtd>
                              <msub>
                                <mi>b</mi>
                                <mn>1,1</mn>
                              </msub>
                            </mtd>
                            <mtd>
                              <msub>
                                <mi>b</mi>
                                <mn>1,2</mn>
                              </msub>
                            </mtd>
                          </mtr>
                          <mtr>
                            <mtd>
                              <msub>
                                <mi>b</mi>
                                <mn>2,2</mn>
                              </msub>
                            </mtd>
                            <mtd>
                              <msub>
                                <mi>b</mi>
                                <mn>2,2</mn>
                              </msub>
                            </mtd>
                          </mtr>
                        </mtable>
                      </mrow>
                      <mo fence="true" stretchy="true">)</mo>
                    </mrow>
                  </mrow>
                </mtd>
                <mtd>
                  <mrow>
                    <msub>
                      <mi>a</mi>
                      <mn>2,2</mn>
                    </msub>
                    <mrow>
                      <mo fence="true" stretchy="true">(</mo>
                      <mrow>
                        <mtable>
                          <mtr>
                            <mtd>
                              <msub>
                                <mi>b</mi>
                                <mn>1,1</mn>
                              </msub>
                            </mtd>
                            <mtd>
                              <msub>
                                <mi>b</mi>
                                <mn>1,2</mn>
                              </msub>
                            </mtd>
                          </mtr>
                          <mtr>
                            <mtd>
                              <msub>
                                <mi>b</mi>
                                <mn>2,2</mn>
                              </msub>
                            </mtd>
                            <mtd>
                              <msub>
                                <mi>b</mi>
                                <mn>2,2</mn>
                              </msub>
                            </mtd>
                          </mtr>
                        </mtable>
                      </mrow>
                      <mo fence="true" stretchy="true">)</mo>
                    </mrow>
                  </mrow>
                </mtd>
              </mtr>
            </mtable>
          </mrow>
          <mo fence="true" stretchy="true">)</mo>
        </mrow>
        <mo stretchy="false">=</mo>
        <mrow>
          <mo fence="true" stretchy="true">(</mo>
          <mrow>
            <mtable>
              <mtr>
                <mtd>
                  <mrow>
                    <msub>
                      <mi>a</mi>
                      <mn>1,1</mn>
                    </msub>
                    <msub>
                      <mi>b</mi>
                      <mn>1,1</mn>
                    </msub>
                  </mrow>
                </mtd>
                <mtd>
                  <mrow>
                    <msub>
                      <mi>a</mi>
                      <mn>1,1</mn>
                    </msub>
                    <msub>
                      <mi>b</mi>
                      <mn>1,2</mn>
                    </msub>
                  </mrow>
                </mtd>
                <mtd>
                  <mrow>
                    <msub>
                      <mi>a</mi>
                      <mn>1,2</mn>
                    </msub>
                    <msub>
                      <mi>b</mi>
                      <mn>1,1</mn>
                    </msub>
                  </mrow>
                </mtd>
                <mtd>
                  <mrow>
                    <msub>
                      <mi>a</mi>
                      <mn>1,2</mn>
                    </msub>
                    <msub>
                      <mi>b</mi>
                      <mn>1,2</mn>
                    </msub>
                  </mrow>
                </mtd>
              </mtr>
              <mtr>
                <mtd>
                  <mrow>
                    <msub>
                      <mi>a</mi>
                      <mn>1,1</mn>
                    </msub>
                    <msub>
                      <mi>b</mi>
                      <mn>2,1</mn>
                    </msub>
                  </mrow>
                </mtd>
                <mtd>
                  <mrow>
                    <msub>
                      <mi>a</mi>
                      <mn>1,1</mn>
                    </msub>
                    <msub>
                      <mi>b</mi>
                      <mn>2,2</mn>
                    </msub>
                  </mrow>
                </mtd>
                <mtd>
                  <mrow>
                    <msub>
                      <mi>a</mi>
                      <mn>1,2</mn>
                    </msub>
                    <msub>
                      <mi>b</mi>
                      <mn>2,1</mn>
                    </msub>
                  </mrow>
                </mtd>
                <mtd>
                  <mrow>
                    <msub>
                      <mi>a</mi>
                      <mn>1,2</mn>
                    </msub>
                    <msub>
                      <mi>b</mi>
                      <mn>2,2</mn>
                    </msub>
                  </mrow>
                </mtd>
              </mtr>
              <mtr>
                <mtd>
                  <mrow>
                    <msub>
                      <mi>a</mi>
                      <mn>2,1</mn>
                    </msub>
                    <msub>
                      <mi>b</mi>
                      <mn>1,1</mn>
                    </msub>
                  </mrow>
                </mtd>
                <mtd>
                  <mtext>  ...</mtext>
                </mtd>
                <mtd>
                  <mtext>  ...</mtext>
                </mtd>
                <mtd>
                  <mtext>  ...</mtext>
                </mtd>
              </mtr>
              <mtr>
                <mtd>
                  <mtext>  ...</mtext>
                </mtd>
                <mtd>
                  <mrow>
                    <mtext>  ..</mtext>
                    <mi>.</mi>
                  </mrow>
                </mtd>
                <mtd>
                  <mtext>  ...</mtext>
                </mtd>
                <mtd>
                  <mtext>  ...</mtext>
                </mtd>
              </mtr>
            </mtable>
          </mrow>
          <mo fence="true" stretchy="true">)</mo>
        </mrow>
      </mrow>
    </mrow>
    <annotation encoding="StarMath 5.0">left ( matrix{a_1,1 # a_1,2  ##a_2,2 #a_2,2} right )left ( matrix{b_1,1 # b_1,2  ##b_2,2 #b_2,2} right )= left ( matrix{a_1,1 left ( matrix{b_1,1 # b_1,2  ##b_2,2 #b_2,2} right ) # a_1,2 left ( matrix{b_1,1 # b_1,2  ##b_2,2 #b_2,2} right )## a_2,1 left ( matrix{b_1,1 # b_1,2  ##b_2,2 #b_2,2} right )# a_2,2 left ( matrix{b_1,1 # b_1,2  ##b_2,2 #b_2,2} right )}right) 
= left (  matrix{a_1,1 b_1,1 # a_1,1 b_1,2 # a_1,2 b_1,1 # a_1,2 b_1,2 ##  a_1,1 b_2,1 # a_1,1 b_2,2 # a_1,2 b_2,1 # a_1,2 b_2,2 ## a_2,1 b_1,1 # "  ..." # "  ..." # "  ..." ## "  ..." # "  ..". # "  ..." # "  ..."  } right)</annotation>
  </semantics>
</math>
</file>

<file path=Object 45/content.xml><?xml version="1.0" encoding="utf-8"?>
<math xmlns="http://www.w3.org/1998/Math/MathML" display="block">
  <semantics>
    <mrow>
      <mo fence="true" stretchy="true">(</mo>
      <mrow>
        <mtable>
          <mtr>
            <mtd>
              <mn>1</mn>
            </mtd>
            <mtd>
              <mn>0</mn>
            </mtd>
            <mtd>
              <mn>0</mn>
            </mtd>
            <mtd>
              <mn>0</mn>
            </mtd>
          </mtr>
          <mtr>
            <mtd>
              <mn>0</mn>
            </mtd>
            <mtd>
              <mn>1</mn>
            </mtd>
            <mtd>
              <mn>0</mn>
            </mtd>
            <mtd>
              <mn>0</mn>
            </mtd>
          </mtr>
          <mtr>
            <mtd>
              <mn>0</mn>
            </mtd>
            <mtd>
              <mn>0</mn>
            </mtd>
            <mtd>
              <mn>0</mn>
            </mtd>
            <mtd>
              <mn>1</mn>
            </mtd>
          </mtr>
          <mtr>
            <mtd>
              <mn>0</mn>
            </mtd>
            <mtd>
              <mn>0</mn>
            </mtd>
            <mtd>
              <mn>1</mn>
            </mtd>
            <mtd>
              <mn>0</mn>
            </mtd>
          </mtr>
        </mtable>
      </mrow>
      <mo fence="true" stretchy="true">)</mo>
    </mrow>
    <annotation encoding="StarMath 5.0">left( matrix{1 # 0 # 0 # 0 ## 0 # 1 # 0 # 0 ## 0 # 0 # 0 #1 ## 0 # 0 # 1 # 0}right )</annotation>
  </semantics>
</math>
</file>

<file path=Object 46/content.xml><?xml version="1.0" encoding="utf-8"?>
<math xmlns="http://www.w3.org/1998/Math/MathML" display="block">
  <semantics>
    <mrow>
      <mrow>
        <msub>
          <mi mathvariant="italic">XX</mi>
          <mi>θ</mi>
        </msub>
        <mo stretchy="false">=</mo>
        <msub>
          <mi>R</mi>
          <mi mathvariant="italic">XX</mi>
        </msub>
      </mrow>
      <mrow>
        <mrow>
          <mo fence="true" stretchy="false">(</mo>
          <mrow>
            <mi>θ</mi>
          </mrow>
          <mo fence="true" stretchy="false">)</mo>
        </mrow>
        <mo stretchy="false">=</mo>
        <msup>
          <mi>e</mi>
          <mrow>
            <mrow>
              <mo stretchy="false">−</mo>
              <mi>i</mi>
            </mrow>
            <mfrac>
              <mi>θ</mi>
              <mn>2</mn>
            </mfrac>
            <mrow>
              <mi>X</mi>
              <mo stretchy="false">⊗</mo>
              <mi>X</mi>
            </mrow>
          </mrow>
        </msup>
      </mrow>
    </mrow>
    <annotation encoding="StarMath 5.0">XX_%theta = R_XX( %theta )=e^{ -i{%theta}over{2}X otimes X  }</annotation>
  </semantics>
</math>
</file>

<file path=Object 47/content.xml><?xml version="1.0" encoding="utf-8"?>
<math xmlns="http://www.w3.org/1998/Math/MathML" display="block">
  <semantics>
    <mrow>
      <mo fence="true" stretchy="true">(</mo>
      <mrow>
        <mtable>
          <mtr>
            <mtd>
              <mrow>
                <mi>cos</mi>
                <mi>θ</mi>
              </mrow>
            </mtd>
            <mtd>
              <mn>0</mn>
            </mtd>
            <mtd>
              <mn>0</mn>
            </mtd>
            <mtd>
              <mrow>
                <mrow>
                  <mo stretchy="false">−</mo>
                  <mi mathvariant="italic">isin</mi>
                </mrow>
                <mi>θ</mi>
              </mrow>
            </mtd>
          </mtr>
          <mtr>
            <mtd>
              <mn>0</mn>
            </mtd>
            <mtd>
              <mrow>
                <mi>cos</mi>
                <mi>θ</mi>
              </mrow>
            </mtd>
            <mtd>
              <mrow>
                <mrow>
                  <mo stretchy="false">−</mo>
                  <mi mathvariant="italic">isin</mi>
                </mrow>
                <mi>θ</mi>
              </mrow>
            </mtd>
            <mtd>
              <mn>0</mn>
            </mtd>
          </mtr>
          <mtr>
            <mtd>
              <mn>0</mn>
            </mtd>
            <mtd>
              <mrow>
                <mrow>
                  <mo stretchy="false">−</mo>
                  <mi mathvariant="italic">isin</mi>
                </mrow>
                <mi>θ</mi>
              </mrow>
            </mtd>
            <mtd>
              <mi>cos</mi>
            </mtd>
            <mtd>
              <mn>0</mn>
            </mtd>
          </mtr>
          <mtr>
            <mtd>
              <mrow>
                <mrow>
                  <mo stretchy="false">−</mo>
                  <mi mathvariant="italic">isin</mi>
                </mrow>
                <mi>θ</mi>
              </mrow>
            </mtd>
            <mtd>
              <mn>0</mn>
            </mtd>
            <mtd>
              <mn>0</mn>
            </mtd>
            <mtd>
              <mrow>
                <mi>cos</mi>
                <mi>θ</mi>
              </mrow>
            </mtd>
          </mtr>
        </mtable>
      </mrow>
      <mo fence="true" stretchy="true">)</mo>
    </mrow>
    <annotation encoding="StarMath 5.0">left( matrix{cos%theta # 0 # 0 # -isin%theta ## 0 # cos %theta # - isin%theta # 0 ## 0 # -isin%theta # cos # 0 ## -isin%theta # 0 # 0 # cos %theta} right )</annotation>
  </semantics>
</math>
</file>

<file path=Object 48/content.xml><?xml version="1.0" encoding="utf-8"?>
<math xmlns="http://www.w3.org/1998/Math/MathML" display="block">
  <semantics>
    <mrow>
      <mtext>|</mtext>
      <mi>ψ</mi>
      <mrow>
        <mo stretchy="false">⟩</mo>
        <mo stretchy="false">=</mo>
        <mtext>|</mtext>
      </mrow>
      <msub>
        <mi>ψ</mi>
        <mn>1</mn>
      </msub>
      <mo stretchy="false">⟩</mo>
      <mtext>|</mtext>
      <msub>
        <mi>ψ</mi>
        <mn>2</mn>
      </msub>
      <mo stretchy="false">⟩</mo>
    </mrow>
    <annotation encoding="StarMath 5.0">"|"%psi\rangle = "|"%psi_1\rangle"|"%psi_2\rangle</annotation>
  </semantics>
</math>
</file>

<file path=Object 49/content.xml><?xml version="1.0" encoding="utf-8"?>
<math xmlns="http://www.w3.org/1998/Math/MathML" display="block">
  <semantics>
    <mrow>
      <mtext>|</mtext>
      <msub>
        <mi>ψ</mi>
        <mn>1</mn>
      </msub>
      <mo stretchy="false">⟩</mo>
      <mi mathvariant="italic">et</mi>
      <mtext>|</mtext>
      <msub>
        <mi>ψ</mi>
        <mn>2</mn>
      </msub>
      <mo stretchy="false">⟩</mo>
    </mrow>
    <annotation encoding="StarMath 5.0">"|"%psi_1\rangle et "|"%psi_2\rangle</annotation>
  </semantics>
</math>
</file>

<file path=Object 5/content.xml><?xml version="1.0" encoding="utf-8"?>
<math xmlns="http://www.w3.org/1998/Math/MathML" display="block">
  <semantics>
    <mrow>
      <mtext>|</mtext>
      <mn>0</mn>
      <mrow>
        <mo stretchy="false">⟩</mo>
        <mo stretchy="false">=</mo>
        <mrow>
          <mo fence="true" stretchy="true">(</mo>
          <mrow>
            <mtable>
              <mtr>
                <mtd>
                  <mn>1</mn>
                </mtd>
              </mtr>
              <mtr>
                <mtd>
                  <mn>0</mn>
                </mtd>
              </mtr>
            </mtable>
          </mrow>
          <mo fence="true" stretchy="true">)</mo>
        </mrow>
      </mrow>
    </mrow>
    <annotation encoding="StarMath 5.0">"|" 0 \rangle = left ( binom{1}{0} right ) 
 </annotation>
  </semantics>
</math>
</file>

<file path=Object 6/content.xml><?xml version="1.0" encoding="utf-8"?>
<math xmlns="http://www.w3.org/1998/Math/MathML" display="block">
  <semantics>
    <mrow>
      <mtext>|</mtext>
      <mn>1</mn>
      <mrow>
        <mo stretchy="false">⟩</mo>
        <mo stretchy="false">=</mo>
        <mrow>
          <mo fence="true" stretchy="true">(</mo>
          <mrow>
            <mtable>
              <mtr>
                <mtd>
                  <mn>0</mn>
                </mtd>
              </mtr>
              <mtr>
                <mtd>
                  <mn>1</mn>
                </mtd>
              </mtr>
            </mtable>
          </mrow>
          <mo fence="true" stretchy="true">)</mo>
        </mrow>
      </mrow>
    </mrow>
    <annotation encoding="StarMath 5.0">"|" 1 \rangle = left ( binom{0}{1} right ) 
 </annotation>
  </semantics>
</math>
</file>

<file path=Object 7/content.xml><?xml version="1.0" encoding="utf-8"?>
<math xmlns="http://www.w3.org/1998/Math/MathML" display="block">
  <semantics>
    <mrow>
      <mrow>
        <mi>α</mi>
        <mo stretchy="false">=</mo>
        <msup>
          <mi>e</mi>
          <mrow>
            <mi>i</mi>
            <mi>γ</mi>
          </mrow>
        </msup>
      </mrow>
      <mi>cos</mi>
      <mfrac>
        <mi>θ</mi>
        <mn>2</mn>
      </mfrac>
    </mrow>
    <annotation encoding="StarMath 5.0">%alpha=e^{i%gamma}cos{ %theta }over{ 2 }
</annotation>
  </semantics>
</math>
</file>

<file path=Object 8/content.xml><?xml version="1.0" encoding="utf-8"?>
<math xmlns="http://www.w3.org/1998/Math/MathML" display="block">
  <semantics>
    <mrow>
      <mrow>
        <mo fence="true" stretchy="true">(</mo>
        <mrow>
          <mtable>
            <mtr>
              <mtd>
                <mi>a</mi>
              </mtd>
              <mtd>
                <mi>b</mi>
              </mtd>
            </mtr>
            <mtr>
              <mtd>
                <mi>c</mi>
              </mtd>
              <mtd>
                <mi>d</mi>
              </mtd>
            </mtr>
          </mtable>
        </mrow>
        <mo fence="true" stretchy="true">)</mo>
      </mrow>
      <mrow>
        <mrow>
          <mo fence="true" stretchy="true">(</mo>
          <mrow>
            <mtable>
              <mtr>
                <mtd>
                  <mi>α</mi>
                </mtd>
              </mtr>
              <mtr>
                <mtd>
                  <mi>β</mi>
                </mtd>
              </mtr>
            </mtable>
          </mrow>
          <mo fence="true" stretchy="true">)</mo>
        </mrow>
        <mo stretchy="false">=</mo>
        <mrow>
          <mo fence="true" stretchy="true">(</mo>
          <mrow>
            <mtable>
              <mtr>
                <mtd>
                  <mrow>
                    <mi>a</mi>
                    <mrow>
                      <mi>α</mi>
                      <mo stretchy="false">+</mo>
                      <mi>b</mi>
                    </mrow>
                    <mi>β</mi>
                  </mrow>
                </mtd>
              </mtr>
              <mtr>
                <mtd>
                  <mrow>
                    <mi>c</mi>
                    <mrow>
                      <mi>α</mi>
                      <mo stretchy="false">+</mo>
                      <mi>d</mi>
                    </mrow>
                    <mi>β</mi>
                  </mrow>
                </mtd>
              </mtr>
            </mtable>
          </mrow>
          <mo fence="true" stretchy="true">)</mo>
        </mrow>
      </mrow>
    </mrow>
    <annotation encoding="StarMath 5.0">left ( matrix{a # b ##c #d} right ) left ( binom{%alpha}{%beta} right ) = left ( matrix{a%alpha+ b%beta ##c%alpha +d%beta} right )
 </annotation>
  </semantics>
</math>
</file>

<file path=Object 9/content.xml><?xml version="1.0" encoding="utf-8"?>
<math xmlns="http://www.w3.org/1998/Math/MathML" display="block">
  <semantics>
    <mrow>
      <mtext>|</mtext>
      <mi>ψ</mi>
      <mrow>
        <mo stretchy="false">⟩</mo>
        <mo stretchy="false">=</mo>
        <mrow>
          <mo fence="true" stretchy="false">(</mo>
          <mrow>
            <mrow>
              <mi>a</mi>
              <mrow>
                <mi>α</mi>
                <mo stretchy="false">+</mo>
                <mi>b</mi>
              </mrow>
              <mi>β</mi>
            </mrow>
          </mrow>
          <mo fence="true" stretchy="false">)</mo>
        </mrow>
      </mrow>
      <mtext>|</mtext>
      <mn>0</mn>
      <mrow>
        <mo stretchy="false">⟩</mo>
        <mo stretchy="false">+</mo>
        <mrow>
          <mo fence="true" stretchy="false">(</mo>
          <mrow>
            <mrow>
              <mi>c</mi>
              <mrow>
                <mi>α</mi>
                <mo stretchy="false">+</mo>
                <mi>d</mi>
              </mrow>
              <mi>β</mi>
            </mrow>
          </mrow>
          <mo fence="true" stretchy="false">)</mo>
        </mrow>
      </mrow>
      <mtext>|</mtext>
      <mn>1</mn>
      <mo stretchy="false">⟩</mo>
    </mrow>
    <annotation encoding="StarMath 5.0">"|"%psi\rangle=(a%alpha + b%beta )"|"0\rangle+( c%alpha+d%beta )"|"1\rangle</annotation>
  </semantics>
</math>
</file>